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D8116FFE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7.0792in" table:align="center" style:writing-mode="lr-tb"/>
    </style:style>
    <style:style style:name="Table1.A" style:family="table-column">
      <style:table-column-properties style:column-width="1.5722in"/>
    </style:style>
    <style:style style:name="Table1.B" style:family="table-column">
      <style:table-column-properties style:column-width="0.125in"/>
    </style:style>
    <style:style style:name="Table1.C" style:family="table-column">
      <style:table-column-properties style:column-width="1.1264in"/>
    </style:style>
    <style:style style:name="Table1.D" style:family="table-column">
      <style:table-column-properties style:column-width="0.6236in"/>
    </style:style>
    <style:style style:name="Table1.E" style:family="table-column">
      <style:table-column-properties style:column-width="0.2521in"/>
    </style:style>
    <style:style style:name="Table1.F" style:family="table-column">
      <style:table-column-properties style:column-width="1.6229in"/>
    </style:style>
    <style:style style:name="Table1.G" style:family="table-column">
      <style:table-column-properties style:column-width="1.7569in"/>
    </style:style>
    <style:style style:name="Table1.1" style:family="table-row">
      <style:table-row-properties style:keep-together="true"/>
    </style:style>
    <style:style style:name="Table1.A1" style:family="table-cell">
      <style:table-cell-properties style:vertical-align="top" fo:padding-left="0.075in" fo:padding-right="0.075in" fo:padding-top="0.1972in" fo:padding-bottom="0.0194in" fo:border-left="none" fo:border-right="none" fo:border-top="0.0139in solid #000000" fo:border-bottom="none" style:writing-mode="lr-tb"/>
    </style:style>
    <style:style style:name="Table1.C1" style:family="table-cell">
      <style:table-cell-properties style:vertical-align="top" fo:padding-left="0.075in" fo:padding-right="0.075in" fo:padding-top="0.1972in" fo:padding-bottom="0in" fo:border-left="none" fo:border-right="none" fo:border-top="0.0139in solid #000000" fo:border-bottom="none" style:writing-mode="lr-tb"/>
    </style:style>
    <style:style style:name="Table1.E1"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1.A2" style:family="table-cell">
      <style:table-cell-properties style:vertical-align="top" fo:padding-left="0.075in" fo:padding-right="0.075in" fo:padding-top="0.0194in" fo:padding-bottom="0.01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7.1in" fo:margin-left="-0.0854in" table:align="left" style:writing-mode="lr-tb"/>
    </style:style>
    <style:style style:name="Table2.A" style:family="table-column">
      <style:table-column-properties style:column-width="0.575in"/>
    </style:style>
    <style:style style:name="Table2.B" style:family="table-column">
      <style:table-column-properties style:column-width="5.375in"/>
    </style:style>
    <style:style style:name="Table2.C" style:family="table-column">
      <style:table-column-properties style:column-width="1.15in"/>
    </style:style>
    <style:style style:name="Table2.1" style:family="table-row">
      <style:table-row-properties style:keep-together="true"/>
    </style:style>
    <style:style style:name="Table2.A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2.A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none" fo:border-bottom="0.0069in solid #000000" style:writing-mode="lr-tb"/>
    </style:style>
    <style:style style:name="Table2.A3" style:family="table-cell">
      <style:table-cell-properties style:vertical-align="middle"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2.B3"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2.C3" style:family="table-cell">
      <style:table-cell-properties style:vertical-align="middle"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2.A6"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6" style:family="table-cell">
      <style:table-cell-properties style:vertical-align="middle"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C6"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JobStates" style:family="table">
      <style:table-properties style:width="5.7479in" table:align="margins" style:writing-mode="lr-tb"/>
    </style:style>
    <style:style style:name="JobStates.A" style:family="table-column">
      <style:table-column-properties style:column-width="1.0632in" style:rel-column-width="12122*"/>
    </style:style>
    <style:style style:name="JobStates.B" style:family="table-column">
      <style:table-column-properties style:column-width="1.1875in" style:rel-column-width="13539*"/>
    </style:style>
    <style:style style:name="JobStates.C" style:family="table-column">
      <style:table-column-properties style:column-width="3.4972in" style:rel-column-width="39874*"/>
    </style:style>
    <style:style style:name="JobStates.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JobStates.B1" style:family="table-cell">
      <style:table-cell-properties style:vertical-align="middle" fo:padding="0.0382in" fo:border-left="0.0007in solid #000000" fo:border-right="none" fo:border-top="0.0007in solid #000000" fo:border-bottom="0.0007in solid #000000"/>
    </style:style>
    <style:style style:name="JobStates.C1" style:family="table-cell">
      <style:table-cell-properties style:vertical-align="middle" fo:padding="0.0382in" fo:border="0.0007in solid #000000"/>
    </style:style>
    <style:style style:name="JobStates.A2" style:family="table-cell">
      <style:table-cell-properties style:vertical-align="middle" fo:padding="0.0382in" fo:border-left="0.0007in solid #000000" fo:border-right="none" fo:border-top="none" fo:border-bottom="0.0007in solid #000000"/>
    </style:style>
    <style:style style:name="JobStates.B2.2.1"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TableData" style:master-page-name="Standard"/>
    <style:style style:name="P2" style:family="paragraph" style:parent-style-name="Condenced">
      <style:paragraph-properties style:snap-to-layout-grid="false"/>
      <style:text-properties fo:font-style="italic" fo:font-weight="bold" style:font-style-asian="italic" style:font-weight-asian="bold"/>
    </style:style>
    <style:style style:name="P3" style:family="paragraph" style:parent-style-name="TableData">
      <style:paragraph-properties style:snap-to-layout-grid="false"/>
    </style:style>
    <style:style style:name="P4" style:family="paragraph" style:parent-style-name="Condenced">
      <style:paragraph-properties style:snap-to-layout-grid="false"/>
    </style:style>
    <style:style style:name="P5" style:family="paragraph" style:parent-style-name="TableData">
      <style:paragraph-properties style:snap-to-layout-grid="false"/>
      <style:text-properties style:font-name="Arial" style:font-name-complex="Arial"/>
    </style:style>
    <style:style style:name="P6" style:family="paragraph" style:parent-style-name="Standard">
      <style:paragraph-properties fo:margin-left="0in" fo:margin-right="0in" fo:text-indent="0in" style:auto-text-indent="false"/>
    </style:style>
    <style:style style:name="P7" style:family="paragraph" style:parent-style-name="Cell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8" style:family="paragraph" style:parent-style-name="CellContents">
      <style:paragraph-properties fo:text-align="center" style:justify-single-word="false" style:snap-to-layout-grid="false"/>
      <style:text-properties fo:font-size="10pt" fo:font-weight="bold" style:font-size-asian="10pt" style:font-weight-asian="bold" style:font-size-complex="10pt"/>
    </style:style>
    <style:style style:name="P9" style:family="paragraph" style:parent-style-name="CellTitle">
      <style:paragraph-properties style:snap-to-layout-grid="false"/>
      <style:text-properties fo:font-size="10pt" style:font-size-asian="10pt" style:font-size-complex="10pt"/>
    </style:style>
    <style:style style:name="P10" style:family="paragraph" style:parent-style-name="CellContents">
      <style:paragraph-properties style:snap-to-layout-grid="false"/>
      <style:text-properties fo:font-size="10pt" style:font-size-asian="10pt" style:font-size-complex="10pt"/>
    </style:style>
    <style:style style:name="P11" style:family="paragraph" style:parent-style-name="CellContents">
      <style:paragraph-properties style:snap-to-layout-grid="false"/>
      <style:text-properties fo:font-size="11pt" style:font-size-asian="11pt" style:font-size-complex="11pt"/>
    </style:style>
    <style:style style:name="P12" style:family="paragraph" style:parent-style-name="Standard" style:master-page-name="Convert_20_1">
      <style:paragraph-properties fo:text-align="center" style:justify-single-word="false"/>
      <style:text-properties fo:font-variant="small-caps" fo:font-size="18pt" fo:font-weight="bold" style:font-size-asian="18pt" style:font-weight-asian="bold" style:font-size-complex="18pt"/>
    </style:style>
    <style:style style:name="P13" style:family="paragraph" style:parent-style-name="Contents_20_1">
      <style:paragraph-properties>
        <style:tab-stops>
          <style:tab-stop style:position="5.5508in" style:type="right" style:leader-style="dotted" style:leader-text="."/>
        </style:tab-stops>
      </style:paragraph-properties>
    </style:style>
    <style:style style:name="P14" style:family="paragraph" style:parent-style-name="Contents_20_3">
      <style:paragraph-properties>
        <style:tab-stops>
          <style:tab-stop style:position="5.2173in" style:type="right" style:leader-style="dotted" style:leader-text="."/>
        </style:tab-stops>
      </style:paragraph-properties>
    </style:style>
    <style:style style:name="P15" style:family="paragraph" style:parent-style-name="Contents_20_2">
      <style:paragraph-properties>
        <style:tab-stops>
          <style:tab-stop style:position="5.3839in" style:type="right" style:leader-style="dotted" style:leader-text="."/>
        </style:tab-stops>
      </style:paragraph-properties>
    </style:style>
    <style:style style:name="P16" style:family="paragraph" style:parent-style-name="Heading_20_1" style:master-page-name="Convert_20_2">
      <style:paragraph-properties>
        <style:tab-stops>
          <style:tab-stop style:position="0.5in"/>
          <style:tab-stop style:position="5.7417in" style:type="right" style:leader-style="dotted" style:leader-text="."/>
        </style:tab-stops>
      </style:paragraph-properties>
    </style:style>
    <style:style style:name="P17"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18"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ffff00"/>
    </style:style>
    <style:style style:name="P19" style:family="paragraph" style:parent-style-name="Heading_20_1">
      <style:paragraph-properties>
        <style:tab-stops>
          <style:tab-stop style:position="0.5in"/>
          <style:tab-stop style:position="5.7417in" style:type="right" style:leader-style="dotted" style:leader-text="."/>
        </style:tab-stops>
      </style:paragraph-properties>
    </style:style>
    <style:style style:name="P20"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21" style:family="paragraph" style:parent-style-name="Standard">
      <style:paragraph-properties fo:margin-top="0.0835in" fo:margin-bottom="0.0835in"/>
    </style:style>
    <style:style style:name="P22" style:family="paragraph" style:parent-style-name="Standard" style:list-style-name="WW8Num14"/>
    <style:style style:name="P23" style:family="paragraph" style:parent-style-name="Standard" style:list-style-name="WW8Num14">
      <style:text-properties fo:font-weight="normal" style:font-weight-asian="normal" style:font-weight-complex="normal"/>
    </style:style>
    <style:style style:name="P24" style:family="paragraph" style:parent-style-name="Standard" style:list-style-name="L3">
      <style:paragraph-properties>
        <style:tab-stops>
          <style:tab-stop style:position="0.5in"/>
          <style:tab-stop style:position="5.7417in" style:type="right" style:leader-style="dotted" style:leader-text="."/>
        </style:tab-stops>
      </style:paragraph-properties>
    </style:style>
    <style:style style:name="P25" style:family="paragraph" style:parent-style-name="Standard" style:list-style-name="L4">
      <style:paragraph-properties>
        <style:tab-stops>
          <style:tab-stop style:position="0.5in"/>
          <style:tab-stop style:position="5.7417in" style:type="right" style:leader-style="dotted" style:leader-text="."/>
        </style:tab-stops>
      </style:paragraph-properties>
    </style:style>
    <style:style style:name="P26" style:family="paragraph" style:parent-style-name="Standard" style:list-style-name="L5">
      <style:paragraph-properties>
        <style:tab-stops>
          <style:tab-stop style:position="0.5in"/>
          <style:tab-stop style:position="5.7417in" style:type="right" style:leader-style="dotted" style:leader-text="."/>
        </style:tab-stops>
      </style:paragraph-properties>
    </style:style>
    <style:style style:name="P27"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28"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bold" style:font-weight-asian="bold" style:font-weight-complex="bold"/>
    </style:style>
    <style:style style:name="P29"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style:font-style-asian="italic" style:font-style-complex="italic"/>
    </style:style>
    <style:style style:name="P30"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fo:font-weight="bold" style:font-style-asian="italic" style:font-weight-asian="bold" style:font-style-complex="italic" style:font-weight-complex="bold"/>
    </style:style>
    <style:style style:name="P31" style:family="paragraph" style:parent-style-name="Standard">
      <style:paragraph-properties fo:background-color="transparent">
        <style:tab-stops>
          <style:tab-stop style:position="0.5in"/>
          <style:tab-stop style:position="5.7417in" style:type="right" style:leader-style="dotted" style:leader-text="."/>
        </style:tab-stops>
        <style:background-image/>
      </style:paragraph-properties>
    </style:style>
    <style:style style:name="P32"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font-weight="bold" fo:background-color="#ffff00" style:font-weight-asian="bold" style:font-weight-complex="bold"/>
    </style:style>
    <style:style style:name="P33" style:family="paragraph" style:parent-style-name="Standard">
      <style:text-properties fo:background-color="#ffff00"/>
    </style:style>
    <style:style style:name="P34" style:family="paragraph" style:parent-style-name="Table_20_Heading">
      <style:paragraph-properties fo:margin-left="0.0035in" fo:margin-right="0.0035in" fo:text-indent="0in" style:auto-text-indent="false"/>
    </style:style>
    <style:style style:name="P35" style:family="paragraph" style:parent-style-name="Table_20_Heading">
      <style:paragraph-properties fo:margin-left="0.0035in" fo:margin-right="0.0035in" fo:text-indent="-0.0102in" style:auto-text-indent="false">
        <style:tab-stops/>
      </style:paragraph-properties>
    </style:style>
    <style:style style:name="P36" style:family="paragraph" style:parent-style-name="Standard">
      <style:paragraph-properties fo:margin-left="0in" fo:margin-right="0in" fo:text-indent="0.2083in" style:auto-text-indent="fals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7" style:family="paragraph" style:parent-style-name="Standard"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8" style:family="paragraph" style:parent-style-name="Standard">
      <style:paragraph-properties fo:margin-left="0in" fo:margin-right="0in" fo:text-align="justify" style:justify-single-word="false"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0" style:family="paragraph" style:parent-style-name="Heading_20_2">
      <style:text-properties fo:font-style="italic" style:font-style-complex="italic"/>
    </style:style>
    <style:style style:name="P41"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weight="bold" style:font-weight-complex="bold"/>
    </style:style>
    <style:style style:name="P4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tyle="italic" style:font-style-complex="italic"/>
    </style:style>
    <style:style style:name="P43"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4"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5"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complex="bold"/>
    </style:style>
    <style:style style:name="P4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48"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style:font-style-complex="italic"/>
    </style:style>
    <style:style style:name="P5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51" style:family="paragraph" style:parent-style-name="Heading_20_1" style:list-style-name="WW8Num41">
      <style:paragraph-properties fo:margin-left="0in" fo:margin-right="0in" fo:margin-top="0.25in" fo:margin-bottom="0.0835in" fo:text-indent="0in" style:auto-text-indent="false" fo:break-before="page"/>
    </style:style>
    <style:style style:name="P52" style:family="paragraph" style:parent-style-name="Standard">
      <style:paragraph-properties fo:margin-left="0in" fo:margin-right="0in" fo:margin-top="0.25in" fo:margin-bottom="0.0835in" fo:text-indent="0in" style:auto-text-indent="false"/>
    </style:style>
    <style:style style:name="P53" style:family="paragraph" style:parent-style-name="Standard">
      <style:paragraph-properties fo:margin-left="0in" fo:margin-right="0in" fo:text-indent="0in" style:auto-text-indent="false"/>
      <style:text-properties style:font-name="Courier New" fo:font-size="8pt" style:font-size-asian="8pt" style:language-asian="ja" style:country-asian="JP" style:font-name-complex="Courier New" style:font-size-complex="8pt"/>
    </style:style>
    <style:style style:name="P54"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P55" style:family="paragraph" style:parent-style-name="Standard">
      <style:paragraph-properties fo:margin-top="0.25in" fo:margin-bottom="0.0835in"/>
    </style:style>
    <style:style style:name="P56" style:family="paragraph" style:parent-style-name="Style_20_Message_20_Header_20__2b__20_10_20_pt">
      <style:paragraph-properties fo:margin-left="0in" fo:margin-right="0in" fo:text-indent="0in" style:auto-text-indent="false"/>
      <style:text-properties style:font-name="Courier New" fo:font-size="8pt" style:font-size-asian="8pt" style:language-asian="ja" style:country-asian="JP" style:font-name-complex="Courier New" style:font-size-complex="8pt"/>
    </style:style>
    <style:style style:name="P57" style:family="paragraph" style:parent-style-name="Heading_20_1" style:list-style-name="WW8Num41">
      <style:paragraph-properties fo:margin-top="0.25in" fo:margin-bottom="0.0835in" fo:break-before="page"/>
    </style:style>
    <style:style style:name="P58" style:family="paragraph" style:parent-style-name="Style_20_Message_20_Header_20__2b__20_10_20_pt">
      <style:paragraph-properties fo:margin-left="0in" fo:margin-right="0in" fo:text-align="start" style:justify-single-word="false" fo:text-indent="0in" style:auto-text-indent="false"/>
      <style:text-properties fo:font-size="8pt" style:font-size-asian="8pt" style:font-size-complex="8pt"/>
    </style:style>
    <style:style style:name="P59" style:family="paragraph" style:parent-style-name="Heading_20_1"/>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transparent"/>
    </style:style>
    <style:style style:name="T5" style:family="text">
      <style:text-properties fo:font-style="italic" style:font-style-asian="italic" style:font-style-complex="italic"/>
    </style:style>
    <style:style style:name="T6" style:family="text">
      <style:text-properties fo:font-style="italic" fo:background-color="#ffff00" style:font-style-asian="italic" style:font-style-complex="italic"/>
    </style:style>
    <style:style style:name="T7" style:family="text">
      <style:text-properties fo:font-weight="normal" fo:background-color="#ffff00" style:font-weight-asian="normal" style:font-weight-complex="normal"/>
    </style:style>
    <style:style style:name="T8" style:family="text">
      <style:text-properties fo:language="fr" fo:country="FR" style:language-asian="ko" style:country-asian="KR"/>
    </style:style>
    <style:style style:name="T9" style:family="text">
      <style:text-properties style:use-window-font-color="true"/>
    </style:style>
    <style:style style:name="T10" style:family="text">
      <style:text-properties style:font-name="Courier New" style:language-asian="ja" style:country-asian="JP" style:font-name-complex="Courier New"/>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ableData"/>
      <text:p text:style-name="TableData"/>
      <text:p text:style-name="TableData"/>
      <text:p text:style-name="Title">D1.2-1 Extensive description of functionality and definition of interfaces (WSDLs) for the core components </text:p>
      <text:p text:style-name="TableData"/>
      <text:p text:style-name="TableData"/>
      <text:p text:style-name="TableData"/>
      <text:p text:style-name="TableData"/>
      <text:p text:style-name="TableData"/>
      <text:p text:style-name="TableData"/>
      <text:p text:style-name="TableData"/>
      <text:p text:style-name="TableData"/>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2" office:value-type="string">
            <text:p text:style-name="P2">Due date of deliverable:</text:p>
          </table:table-cell>
          <table:covered-table-cell/>
          <table:table-cell table:style-name="Table1.C1" table:number-columns-spanned="2" office:value-type="string">
            <text:p text:style-name="P3">30 June 2007</text:p>
          </table:table-cell>
          <table:covered-table-cell/>
          <table:table-cell table:style-name="Table1.E1" table:number-columns-spanned="2" office:value-type="string">
            <text:p text:style-name="P2">Actual submission date:</text:p>
          </table:table-cell>
          <table:covered-table-cell/>
          <table:table-cell table:style-name="Table1.E1" office:value-type="string">
            <text:p text:style-name="P3"/>
          </table:table-cell>
        </table:table-row>
        <table:table-row table:style-name="Table1.1">
          <table:table-cell table:style-name="Table1.A2" table:number-columns-spanned="7" office:value-type="string">
            <text:p text:style-name="P4"/>
          </table:table-cell>
          <table:covered-table-cell/>
          <table:covered-table-cell/>
          <table:covered-table-cell/>
          <table:covered-table-cell/>
          <table:covered-table-cell/>
          <table:covered-table-cell/>
        </table:table-row>
        <table:table-row table:style-name="Table1.1">
          <table:table-cell table:style-name="Table1.A2" office:value-type="string">
            <text:p text:style-name="P2">Start date of project: </text:p>
          </table:table-cell>
          <table:table-cell table:style-name="Table1.B3" table:number-columns-spanned="2" office:value-type="string">
            <text:p text:style-name="P3">June 1, 2006</text:p>
          </table:table-cell>
          <table:covered-table-cell/>
          <table:table-cell table:style-name="Table1.B3" table:number-columns-spanned="2" office:value-type="string">
            <text:p text:style-name="P2">Duration: </text:p>
          </table:table-cell>
          <table:covered-table-cell/>
          <table:table-cell table:style-name="Table1.B3" table:number-columns-spanned="2" office:value-type="string">
            <text:p text:style-name="P3">39 months</text:p>
          </table:table-cell>
          <table:covered-table-cell/>
        </table:table-row>
        <table:table-row table:style-name="Table1.1">
          <table:table-cell table:style-name="Table1.A2" table:number-columns-spanned="7" office:value-type="string">
            <text:p text:style-name="P5"/>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2">Organisation name of lead contractor: </text:p>
          </table:table-cell>
          <table:covered-table-cell/>
          <table:covered-table-cell/>
          <table:table-cell table:style-name="Table1.B3" table:number-columns-spanned="4" office:value-type="string">
            <text:p text:style-name="P3">[NIIF]</text:p>
          </table:table-cell>
          <table:covered-table-cell/>
          <table:covered-table-cell/>
          <table:covered-table-cell/>
        </table:table-row>
        <table:table-row table:style-name="Table1.1">
          <table:table-cell table:style-name="Table1.A2" table:number-columns-spanned="7" office:value-type="string">
            <text:p text:style-name="P5"/>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3"/>
          </table:table-cell>
          <table:covered-table-cell/>
          <table:covered-table-cell/>
          <table:table-cell table:style-name="Table1.B3" table:number-columns-spanned="2" office:value-type="string">
            <text:p text:style-name="P2">Revision:</text:p>
          </table:table-cell>
          <table:covered-table-cell/>
          <table:table-cell table:style-name="Table1.B3" table:number-columns-spanned="2" office:value-type="string">
            <text:p text:style-name="P3">draft 9_07_2007 18:40</text:p>
          </table:table-cell>
          <table:covered-table-cell/>
        </table:table-row>
      </table:table>
      <text:p text:style-name="P6"/>
      <text:p text:style-name="P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7">Project co-funded by the European Commission within the Sixth Framework Programme (2002-2006)</text:p>
          </table:table-cell>
          <table:covered-table-cell/>
          <table:covered-table-cell/>
        </table:table-row>
        <table:table-row table:style-name="Table2.1">
          <table:table-cell table:style-name="Table2.A2" table:number-columns-spanned="3" office:value-type="string">
            <text:p text:style-name="P8">Dissemination Level</text:p>
          </table:table-cell>
          <table:covered-table-cell/>
          <table:covered-table-cell/>
        </table:table-row>
        <table:table-row table:style-name="Table2.1">
          <table:table-cell table:style-name="Table2.A3" office:value-type="string">
            <text:p text:style-name="P9">PU</text:p>
          </table:table-cell>
          <table:table-cell table:style-name="Table2.B3" office:value-type="string">
            <text:p text:style-name="P10">Public</text:p>
          </table:table-cell>
          <table:table-cell table:style-name="Table2.C3" office:value-type="string">
            <text:p text:style-name="P11"/>
          </table:table-cell>
        </table:table-row>
        <table:table-row table:style-name="Table2.1">
          <table:table-cell table:style-name="Table2.A3" office:value-type="string">
            <text:p text:style-name="P9">PP</text:p>
          </table:table-cell>
          <table:table-cell table:style-name="Table2.B3" office:value-type="string">
            <text:p text:style-name="P10">Restricted to other programme participants (including the Commission Services)</text:p>
          </table:table-cell>
          <table:table-cell table:style-name="Table2.C3" office:value-type="string">
            <text:p text:style-name="P11"/>
          </table:table-cell>
        </table:table-row>
        <table:table-row table:style-name="Table2.1">
          <table:table-cell table:style-name="Table2.A3" office:value-type="string">
            <text:p text:style-name="P9">RE</text:p>
          </table:table-cell>
          <table:table-cell table:style-name="Table2.B3" office:value-type="string">
            <text:p text:style-name="P10">Restricted to a group specified by the consortium (including the Commission Services)</text:p>
          </table:table-cell>
          <table:table-cell table:style-name="Table2.C3" office:value-type="string">
            <text:p text:style-name="P11"/>
          </table:table-cell>
        </table:table-row>
        <table:table-row table:style-name="Table2.1">
          <table:table-cell table:style-name="Table2.A6" office:value-type="string">
            <text:p text:style-name="P9">CO</text:p>
          </table:table-cell>
          <table:table-cell table:style-name="Table2.B6" office:value-type="string">
            <text:p text:style-name="P10">Confidential, only for members of the consortium (including the Commission Services)</text:p>
          </table:table-cell>
          <table:table-cell table:style-name="Table2.C6" office:value-type="string">
            <text:p text:style-name="P11"/>
          </table:table-cell>
        </table:table-row>
      </table:table>
      <text:p text:style-name="P12">Contents</text:p>
      <text:p text:style-name="P6"/>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Body_20_Text_20_3"/>
            <text:index-source-style text:style-name="Title"/>
            <text:index-source-style text:style-name="EmptyHeading"/>
          </text:index-source-styles>
          <text:index-source-styles text:outline-level="2">
            <text:index-source-style text:style-name="Heading_20_2"/>
            <text:index-source-style text:style-name="NumPar_20_2"/>
            <text:index-source-style text:style-name="Subtitle"/>
          </text:index-source-styles>
        </text:table-of-content-source>
        <text:index-body>
          <text:p text:style-name="P13"><text:a xlink:type="simple" xlink:href="#1.Introduction|outline">1 Introduction<text:tab/>4</text:a></text:p>
          <text:p text:style-name="P13"><text:a xlink:type="simple" xlink:href="#2.Local Information Description Interface (LIDI)|outline">2 Local Information Description Interface (LIDI)<text:tab/>4</text:a></text:p>
          <text:p text:style-name="P13"><text:a xlink:type="simple" xlink:href="#3.Delegation Interface|outline">3 Delegation Interface<text:tab/>5</text:a></text:p>
          <text:p text:style-name="P14"><text:a xlink:type="simple" xlink:href="#3.1.1.DelegateCredentialsInit operation|outline">3.1.1 DelegateCredentialsInit operation<text:tab/>5</text:a></text:p>
          <text:p text:style-name="P14"><text:a xlink:type="simple" xlink:href="#3.1.2.UpdateCredentials operation|outline">3.1.2 UpdateCredentials operation<text:tab/>5</text:a></text:p>
          <text:p text:style-name="P13"><text:a xlink:type="simple" xlink:href="#4.Information Indexing Service (IIS)|outline">4 Information Indexing Service (IIS)<text:tab/>6</text:a></text:p>
          <text:p text:style-name="P15"><text:a xlink:type="simple" xlink:href="#4.1.IIS Service Specific Interface|outline">4.1 <text:s/>IIS Service Specific Interface<text:tab/>6</text:a></text:p>
          <text:p text:style-name="P14"><text:a xlink:type="simple" xlink:href="#4.1.1.Register operation|outline">4.1.1 Register operation<text:tab/>7</text:a></text:p>
          <text:p text:style-name="P14"><text:a xlink:type="simple" xlink:href="#4.1.2.RemoveRegistrations operation|outline">4.1.2 RemoveRegistrations operation<text:tab/>7</text:a></text:p>
          <text:p text:style-name="P14"><text:a xlink:type="simple" xlink:href="#4.1.3.GetRegistrationStatuses operation|outline">4.1.3 GetRegistrationStatuses operation<text:tab/>7</text:a></text:p>
          <text:p text:style-name="P14"><text:a xlink:type="simple" xlink:href="#4.1.4.GetIISList operation|outline">4.1.4 GetIISList operation<text:tab/>8</text:a></text:p>
          <text:p text:style-name="P15"><text:a xlink:type="simple" xlink:href="#4.2.Local Information Description Interface|outline">4.2 <text:s/>Local Information Description Interface<text:tab/>8</text:a></text:p>
          <text:p text:style-name="P15"><text:a xlink:type="simple" xlink:href="#4.3.Functionality description|outline">4.3 <text:s/>Functionality description<text:tab/>9</text:a></text:p>
          <text:p text:style-name="P13"><text:a xlink:type="simple" xlink:href="#5.A-REX |outline">5 A-REX <text:tab/>9</text:a></text:p>
          <text:p text:style-name="P15"><text:a xlink:type="simple" xlink:href="#5.1.A-REX Service Specific Interface|outline">5.1 <text:s/>A-REX Service Specific Interface<text:tab/>9</text:a></text:p>
          <text:p text:style-name="P14"><text:a xlink:type="simple" xlink:href="#5.1.1.Relation to OGSA BES  interface|outline">5.1.1 Relation to OGSA BES <text:s/>interface<text:tab/>10</text:a></text:p>
          <text:p text:style-name="P14"><text:a xlink:type="simple" xlink:href="#5.1.2.Extensions to OGSA BES interface|outline">5.1.2 Extensions to OGSA BES interface<text:tab/>10</text:a></text:p>
          <text:p text:style-name="P14"><text:a xlink:type="simple" xlink:href="#5.1.3.ChangeActivityStatus operation|outline">5.1.3 ChangeActivityStatus operation<text:tab/>10</text:a></text:p>
          <text:p text:style-name="P14"><text:a xlink:type="simple" xlink:href="#5.1.4.Status extensions|outline">5.1.4 Status extensions<text:tab/>10</text:a></text:p>
          <text:p text:style-name="P15"><text:a xlink:type="simple" xlink:href="#5.2.Delegation extension|outline">5.2 <text:s/>Delegation extension<text:tab/>11</text:a></text:p>
          <text:p text:style-name="P15"><text:a xlink:type="simple" xlink:href="#5.3.Local Information Description Interface|outline">5.3 <text:s/>Local Information Description Interface<text:tab/>12</text:a></text:p>
          <text:p text:style-name="P15"><text:a xlink:type="simple" xlink:href="#5.4.A-REX functionality|outline">5.4 <text:s/>A-REX functionality<text:tab/>12</text:a></text:p>
          <text:p text:style-name="P14"><text:a xlink:type="simple" xlink:href="#5.4.1.JSDL supported elements|outline">5.4.1 JSDL supported elements<text:tab/>12</text:a></text:p>
          <text:p text:style-name="P14"><text:a xlink:type="simple" xlink:href="#5.4.2.JSDL Extensions|outline">5.4.2 JSDL Extensions<text:tab/>12</text:a></text:p>
          <text:p text:style-name="P13"><text:a xlink:type="simple" xlink:href="#6.Storage Manager|outline">6 Storage Manager<text:tab/>12</text:a></text:p>
          <text:p text:style-name="P15"><text:a xlink:type="simple" xlink:href="#6.1.ARC Storage|outline">6.1 <text:s/>ARC Storage<text:tab/>12</text:a></text:p>
          <text:p text:style-name="P15"><text:a xlink:type="simple" xlink:href="#6.2.Data Catalogue|outline">6.2 <text:s/>Data Catalogue<text:tab/>13</text:a></text:p>
          <text:p text:style-name="P14"><text:a xlink:type="simple" xlink:href="#6.2.1.Collections|outline">6.2.1 Collections<text:tab/>13</text:a></text:p>
          <text:p text:style-name="P14"><text:a xlink:type="simple" xlink:href="#6.2.2.Files|outline">6.2.2 Files<text:tab/>13</text:a></text:p>
          <text:p text:style-name="P14"><text:a xlink:type="simple" xlink:href="#6.2.3.Externals|outline">6.2.3 Externals<text:tab/>13</text:a></text:p>
          <text:p text:style-name="P14"><text:a xlink:type="simple" xlink:href="#6.2.4.Logical Name (LN)|outline">6.2.4 Logical Name (LN)<text:tab/>13</text:a></text:p>
          <text:p text:style-name="P15"><text:a xlink:type="simple" xlink:href="#6.3.Storage Managers|outline">6.3 <text:s/>Storage Managers<text:tab/>14</text:a></text:p>
          <text:p text:style-name="P15"><text:a xlink:type="simple" xlink:href="#6.4.ARC Storage Elements|outline">6.4 <text:s/>ARC Storage Elements<text:tab/>14</text:a></text:p>
          <text:p text:style-name="P15"><text:a xlink:type="simple" xlink:href="#6.5.Third-party Storage Elements (TSEs)|outline">6.5 <text:s/>Third-party Storage Elements (TSEs)<text:tab/>15</text:a></text:p>
          <text:p text:style-name="P15"><text:a xlink:type="simple" xlink:href="#6.6.Third-party Storage Systems (TSSs)|outline">6.6 <text:s/>Third-party Storage Systems (TSSs)<text:tab/>15</text:a></text:p>
          <text:p text:style-name="P15"><text:a xlink:type="simple" xlink:href="#6.7.Sharing Service|outline">6.7 <text:s/>Sharing Service<text:tab/>16</text:a></text:p>
          <text:p text:style-name="P15"><text:a xlink:type="simple" xlink:href="#6.8.The Maintainer Service|outline">6.8 <text:s/>The Maintainer Service<text:tab/>16</text:a></text:p>
          <text:p text:style-name="P15"><text:a xlink:type="simple" xlink:href="#6.9.Client|outline">6.9 <text:s/>Client<text:tab/>16</text:a></text:p>
          <text:p text:style-name="P15"><text:a xlink:type="simple" xlink:href="#6.10.Data stored in Catalog|outline">6.10 <text:s/>Data stored in Catalog<text:tab/>17</text:a></text:p>
          <text:p text:style-name="P14"><text:a xlink:type="simple" xlink:href="#6.10.1.State of a file|outline">6.10.1 State of a file<text:tab/>18</text:a></text:p>
          <text:p text:style-name="P15"><text:a xlink:type="simple" xlink:href="#6.11.Storage Manager Interface|outline">6.11 <text:s/>Storage Manager Interface<text:tab/>18</text:a></text:p>
          <text:p text:style-name="P13"><text:a xlink:type="simple" xlink:href="#7.Security Considerations|outline">7 Security Considerations<text:tab/>21</text:a></text:p>
          <text:p text:style-name="P13"><text:a xlink:type="simple" xlink:href="#1. Information Indexing Service XSD|outline">Appendix A. <text:s/>Information Indexing Service XSD<text:tab/>22</text:a></text:p>
          <text:p text:style-name="P13"><text:a xlink:type="simple" xlink:href="#2. Information Indexing Service WSDL|outline">Appendix B. <text:s/>Information Indexing Service WSDL<text:tab/>25</text:a></text:p>
          <text:p text:style-name="P13"><text:a xlink:type="simple" xlink:href="#3. Normative Delegation WSDL|outline">Appendix C. <text:s/>Normative Delegation WSDL<text:tab/>26</text:a></text:p>
          <text:p text:style-name="P13"><text:a xlink:type="simple" xlink:href="#4. Normative A-REX WSDL|outline">Appendix D. <text:s/>Normative A-REX WSDL<text:tab/>29</text:a></text:p>
          <text:p text:style-name="P13"><text:a xlink:type="simple" xlink:href="#5. Normative Storage Manager WSDL|outline">Appendix E. <text:s/>Normative Storage Manager WSDL<text:tab/>33</text:a></text:p>
        </text:index-body>
      </text:table-of-content>
      <text:h text:style-name="P16" text:outline-level="1">Introduction</text:h>
      <text:p text:style-name="P17">The aim of this document is to define the WS-based interfaces and give detailed functionality description of the core components of the next generation ARC middleware. The Design document [ref: design doc] has identified several services from <text:s/>the Execution management, Data management and Information capability as core components: services which are essential for implementing the next generation ARC middleware. This document addresses the interface and functionality descriptions of these core services, namely the A-REX service, the Information Indexing Service (IIS) and <text:span text:style-name="T1">data management service</text:span>. Furthermore, the HED component of ARC will provide general methods supporting delegation of credentials and local information query of services. A general service interface consists of Service Specific Interface (SSI), the mandatory Local Information Description Interface (LIDI) and other optional interfaces such as the Delegation Interface. The SSI is responsible offering the main service operations while the LIDI is used to present local information description. The optional Delegation Interface of services can be used to pass proxy credentials to the service. The HED, following the main design idea of separating communication related functions from service logic, will offer common solution for LIDI and Delegation Interface.</text:p>
      <text:p text:style-name="P17">The document is structured as <text:s/>follows: the common service interface components, LIDI and Delegation Interface are presented in the next two sections which are followed by the core service sections describing the Information Indexing Service (IIS), A-REX and <text:span text:style-name="T1">data management services.</text:span> <text:s/>Each core service section covers both the SSI, LIDI and functionality description of the actual service. A dedicated section describes the security implications of service interfaces. The Appendices contains the detailed schemas and WSDLs.</text:p>
      <text:p text:style-name="P18">Insert an on overview figure of ARC service interfaces, a figure describing HED/services/interfaces/MCC. A service interface will be composed of optionally three (or more) <text:s/>parts: Service Specific Interface (SSI), Local Information Description Interface (LIDI), delegation interface(optional), who knows what else .</text:p>
      <text:h text:style-name="P19" text:outline-level="1">Local Information Description Interface (LIDI)</text:h>
      <text:p text:style-name="P17">Each ARC service interface contains a subset interface which is used to publish the complete local information, the <text:span text:style-name="T2">Full Service Description</text:span> (FSD). The FSD describes <text:s/>the service, resource behind the service and activities managed by the service. This interface is baptised as the Local Information Description Interface (LIDI). <text:s/><text:span text:style-name="T1">Initially we will use WSRF for LIDI.</text:span></text:p>
      <text:p text:style-name="P17">The following information content, the<text:span text:style-name="T2"> full service description (FSD)</text:span>, will be made available through LIDI:</text:p>
      <text:list text:style-name="L2">
        <text:list-item>
          <text:p text:style-name="P20">Core service description</text:p>
        </text:list-item>
        <text:list-item>
          <text:p text:style-name="P20">Extended service description (service specific information)</text:p>
        </text:list-item>
        <text:list-item>
          <text:p text:style-name="P20">Service Status (can be part both of the core and extended)</text:p>
        </text:list-item>
        <text:list-item>
          <text:p text:style-name="P20">Resource description (also service specific)</text:p>
        </text:list-item>
        <text:list-item>
          <text:p text:style-name="P20">Activities description (also service specific)</text:p>
        </text:list-item>
      </text:list>
      <text:p text:style-name="P17">The exact information model will be defined by service specific schemas following <text:s/>the emerging Glue-2.0 specification. An early draft of FSD schema is available in the Appendix.</text:p>
      <text:p text:style-name="P17">The access to the information content is based on a subset of OASIS Web Services Resource Framework<text:note text:id="ftn1" text:note-class="footnote"><text:note-citation>1</text:note-citation><text:note-body><text:p text:style-name="Footnote">http://www.oasis-open.org/committees/tc_home.php?wg_abbrev=wsrf</text:p></text:note-body></text:note> (WSRF). Following operations of WS-Resource Properties specification were chosen to provide the necessary interface:</text:p>
      <text:p text:style-name="P17"><text:span text:style-name="T2">GetResourcePropertyDocument</text:span> – for obtaining all information at once</text:p>
      <text:p text:style-name="P17"><text:span text:style-name="T2">GetResourceProperty</text:span> – for obtaining specific sets of information</text:p>
      <text:p text:style-name="P17"><text:span text:style-name="T2">QueryResourceProperties</text:span> – for sophisticated selection of information. For query language ARC services should support XPath.</text:p>
      <text:p text:style-name="P17">For specification details of the above three operations see WS-Resource Properties 1.2 document by OASIS<text:note text:id="ftn2" text:note-class="footnote"><text:note-citation>2</text:note-citation><text:note-body><text:p text:style-name="Footnote">http://docs.oasis-open.org/wsrf/wsrf-ws_resource_properties-1.2-spec-os.pdf</text:p></text:note-body></text:note>.</text:p>
      <text:h text:style-name="P19" text:outline-level="1">Delegation Interface</text:h>
      <text:p text:style-name="P17">ARC services interfaces optionally offer a subset interface, called the Delegation Interface. This is a common purpose interface to be used by ARC services which accept delegated credentials from clients. It implements two operations for initiating credentials delegation and updating/renewing credentials.</text:p>
      <text:h text:style-name="Heading_20_3" text:outline-level="3">DelegateCredentialsInit operation</text:h>
      <text:p text:style-name="Standard">This operation performs first half of credentials delegation sequence.</text:p>
      <text:h text:style-name="Heading_20_4" text:outline-level="4">Input</text:h>
      <text:p text:style-name="P21">None. On this request service generates pair of public and private keys. Public key is then sent to client in response.</text:p>
      <text:h text:style-name="Heading_20_4" text:outline-level="4"><text:s/>Output(s)</text:h>
      <text:list text:style-name="WW8Num14">
        <text:list-item text:start-value="1">
          <text:p text:style-name="P22"><text:span text:style-name="T2">TokenRequestType TokenRequest</text:span><text:span text:style-name="T3">: Contains public key generated by service in </text:span><text:span text:style-name="T2">Value</text:span><text:span text:style-name="T3"> element. It also provides an identifier in </text:span><text:span text:style-name="T2">Id</text:span><text:span text:style-name="T3"> element which must be used to refer to corresponding private key.</text:span></text:p>
        </text:list-item>
      </text:list>
      <text:h text:style-name="Heading_20_4" text:outline-level="4"><text:s/>Fault(s)</text:h>
      <text:list text:style-name="WW8Num14">
        <text:list-item text:start-value="1">
          <text:p text:style-name="P22"><text:span text:style-name="T2">UnsupportedFault: <text:s/></text:span>Indicates that service does not support this operation despite it supports port-type.</text:p>
        </text:list-item>
        <text:list-item>
          <text:p text:style-name="P22"><text:span text:style-name="T2">ProcessingFault</text:span>: Internal problems during generation of token.</text:p>
        </text:list-item>
      </text:list>
      <text:h text:style-name="Heading_20_3" text:outline-level="3">UpdateCredentials operation</text:h>
      <text:p text:style-name="Standard">This operation makes it possible to update content of delegated credentials - like in case if credentials renew - unrelated to other operations of service.</text:p>
      <text:h text:style-name="Heading_20_4" text:outline-level="4">Input</text:h>
      <text:list text:style-name="WW8Num14">
        <text:list-item text:start-value="1">
          <text:p text:style-name="P22"><text:span text:style-name="T2">DelegatedTokenType DelegatedToken</text:span><text:span text:style-name="T3">: Contains signed public key and related information which makes complete X509 proxy certificate excluding private key. Also includes </text:span><text:span text:style-name="T2">Id</text:span><text:span text:style-name="T3"> element which identifies private key stored at service side associated with these credentials. <text:s/></text:span><text:span text:style-name="T2">Reference</text:span><text:span text:style-name="T3"> element refers to object these credentials must be applied to in a way specific to service. Same element must also be used to delegate credentials as part of other operation on service.</text:span></text:p>
        </text:list-item>
      </text:list>
      <text:h text:style-name="Heading_20_4" text:outline-level="4"><text:s/>Output(s)</text:h>
      <text:list text:style-name="WW8Num14" text:continue-numbering="true">
        <text:list-header>
          <text:p text:style-name="P23">None.</text:p>
        </text:list-header>
      </text:list>
      <text:h text:style-name="Heading_20_4" text:outline-level="4"><text:s/>Fault(s)</text:h>
      <text:list text:style-name="WW8Num14">
        <text:list-item text:start-value="1">
          <text:p text:style-name="P22"><text:span text:style-name="T2">UnsupportedFault: <text:s/></text:span>Indicates that service does not support this operation despite it supports port-type.</text:p>
        </text:list-item>
        <text:list-item>
          <text:p text:style-name="P22"><text:span text:style-name="T2">ProcessingFault</text:span>: Internal problems during generation of token.</text:p>
        </text:list-item>
      </text:list>
      <text:h text:style-name="P19" text:outline-level="1">Information Indexing Service (IIS)</text:h>
      <text:p text:style-name="P17">The Information Indexing Service (IIS) provides means to manage registrations and to discover services registered in the IIS. Registrations are managed via the service specific main interface of IIS while the service discovery (queries about registered services) are served via the Local Information Description Interface of IIS. The registrations represent the activities of the Information Indexing Service. The collection <text:s/>of interacting Information Indexing Services, referred as the Information System, <text:s/>can be considered as a distributed store holding Registration Entries.</text:p>
      <text:p text:style-name="P17">The <text:span text:style-name="T2">service specific interface of the IIS</text:span> provides the following operations to manage registrations of grid services and in addition obtain list of known IISes:</text:p>
      <text:list text:style-name="L3">
        <text:list-item>
          <text:p text:style-name="P24">Register – request registration by submitting registration message</text:p>
        </text:list-item>
      </text:list>
      <text:list text:style-name="L4">
        <text:list-item>
          <text:p text:style-name="P25">RemoveRegistrations – request to remove registration entry</text:p>
        </text:list-item>
        <text:list-item>
          <text:p text:style-name="P25">GetRegistrationStatuses – request the statuses of a set of registration entries</text:p>
        </text:list-item>
      </text:list>
      <text:list text:style-name="L5">
        <text:list-item>
          <text:p text:style-name="P26"><text:span text:style-name="T4">GetIISList – obtain list of known IIS instances</text:span></text:p>
        </text:list-item>
      </text:list>
      <text:p text:style-name="P27"><text:span text:style-name="T2">Registration entry</text:span><text:span text:style-name="T3"> is</text:span><text:span text:style-name="T2"> </text:span>the main logical unit of information managed by the Information Indexing Services. A registration entry is an activity of the IIS. The <text:span text:style-name="T2">Registration entry</text:span> is a composition of <text:span text:style-name="T2">Service Advertisement</text:span> and its <text:span text:style-name="T2">meta data</text:span>. <text:span text:style-name="T2">Service Advertisement </text:span>is a subset of attributes from <text:span text:style-name="T2">Full Service Description</text:span>. <text:span text:style-name="T2">Service Advertisement meta data</text:span> is <text:s/>information about Service advertisements, e.g. recommended lifetime, origin. </text:p>
      <text:p text:style-name="P27"><text:span text:style-name="T2">Registration message</text:span> is a message accepted by the IIS during the registration process. Registration message consists of <text:span text:style-name="T2">registration header</text:span> and <text:span text:style-name="T2">registration entries</text:span>. The header contains information about registration process. <text:s/><text:span text:style-name="T1">See the draft schema in Appendix for details.</text:span></text:p>
      <text:h text:style-name="Heading_20_2" text:outline-level="2">IIS Service Specific Interface</text:h>
      <text:p text:style-name="P17">The service specific interface of Information Indexing Service provides means to manage the Registration Entries, to operate on the activities of IIS.</text:p>
      <text:h text:style-name="Heading_20_3" text:outline-level="3">Register operation</text:h>
      <text:p text:style-name="P17">This operation is used to push registration information, i.e. Registration Entries, to the Information Indexing Service.</text:p>
      <text:p text:style-name="P28">Input</text:p>
      <text:p text:style-name="P17"><text:span text:style-name="T5">RegistrationMessageType RegistrationMessage</text:span>: An XML document containing registration information requested to be stored by the IIS.</text:p>
      <text:p text:style-name="P17">A <text:span text:style-name="T5">RegistrationMessage </text:span><text:s/>element consists of a single <text:span text:style-name="T5">Header</text:span> element that provides secondary information, like the identifier of the registration requester (the registrant), and a collection of <text:span text:style-name="T5">RegistrationEntry</text:span> elements. Each <text:span text:style-name="T5">RegistrationEntry</text:span> describes a single Service registration including <text:span text:style-name="T5">Service Advertisement</text:span> and the related <text:span text:style-name="T5">metadata</text:span> [see schema in Appendix].</text:p>
      <text:p text:style-name="P18">[EXAMPLE]</text:p>
      <text:p text:style-name="P28">Output</text:p>
      <text:p text:style-name="P17"><text:span text:style-name="T5">RegisterResponseType RegisterResponse</text:span>: <text:span text:style-name="T1">???</text:span></text:p>
      <text:p text:style-name="P28">Fault(s)</text:p>
      <text:p text:style-name="P29">NotAuthorizedFault: <text:span text:style-name="T1">desc </text:span></text:p>
      <text:p text:style-name="P29">InvalidMessageFormatFault: <text:span text:style-name="T1">desc</text:span></text:p>
      <text:p text:style-name="P17"><text:span text:style-name="T5">ServiceBusyFault: </text:span><text:span text:style-name="T6">desc</text:span></text:p>
      <text:h text:style-name="Heading_20_3" text:outline-level="3">RemoveRegistrations operation</text:h>
      <text:p text:style-name="P17">This operation is used to request removal of a collection of zero or more Registration Entries stored in the Information System. Registration Entries are uniquely identified by the EPR of the service they correspond to.</text:p>
      <text:p text:style-name="P28">Input</text:p>
      <text:p text:style-name="P17"><text:span text:style-name="T5">wsa:EndpointReferenceType[] RegistrationEntryID</text:span>: A collection of zero or more Endpoint References, identifying Registration Entries the actor of the operation wants to remove.</text:p>
      <text:p text:style-name="P28">Output</text:p>
      <text:p text:style-name="P17"><text:span text:style-name="T5">RemoveResponseType RemoveResponse:</text:span> <text:span text:style-name="T1">???</text:span></text:p>
      <text:p text:style-name="P28">Fault(s)</text:p>
      <text:p text:style-name="P29">NotAuthorizedFault: <text:span text:style-name="T1">desc </text:span></text:p>
      <text:p text:style-name="P29">InvalidMessageFormatFault: <text:span text:style-name="T1">desc</text:span></text:p>
      <text:p text:style-name="P30"><text:span text:style-name="T3">ServiceBusyFault:</text:span> <text:span text:style-name="T7">desc</text:span></text:p>
      <text:h text:style-name="Heading_20_3" text:outline-level="3">GetRegistrationStatuses operation</text:h>
      <text:p text:style-name="P27">This operation is used to request current statuses of zero or more Registration Entries previously pushed into system by Register operation. Each Registration Entry is uniquely identified by the Endpoint Reference of the service the entry corresponds to. Thus the Endpoint References are used as inputs for the GetRegistrationStatuses operation. The response of the operation is a collection of &lt;EndpointReference, RegistrationStatus&gt; and/or &lt;EndpointReference, Fault&gt; tuples.</text:p>
      <text:p text:style-name="P28">Input</text:p>
      <text:p text:style-name="P17"><text:span text:style-name="T5">wsa:EndpointReferenceType[] RegistrationEntryID:</text:span> A collection of zero or more Endpoint References, identifying Registration Entries whose status the requestor wishes to obtain.</text:p>
      <text:p text:style-name="P28">Output</text:p>
      <text:p text:style-name="P17"><text:span text:style-name="T5">GetRegistrationStatusResponseType[] GetRegistrationStatusResponse:</text:span> An XML document containing a collection of <text:span text:style-name="T5">RegistrationStatus</text:span> elements for each Endpoint Reference given in the input.</text:p>
      <text:p text:style-name="P17">The <text:span text:style-name="T5">RegistrationStatus</text:span> element represents the status of the RegistrationEntry identified by the Endpoint Reference provided in the input. The <text:span text:style-name="T5">RegistrationStatus</text:span> element consist of two child elements either the <text:span text:style-name="T5">EndpointReference</text:span> and the <text:span text:style-name="T5">Status element</text:span> or the <text:span text:style-name="T5">EndpointReference</text:span> and the SOAP-1.1:fault element. Thus the RegistrationStatus element consists of the pair of <text:s/>identification of the Registration entry and its status or fault in case of error. </text:p>
      <text:p text:style-name="P17"><text:span text:style-name="T1">[EXAMPLE]</text:span></text:p>
      <text:p text:style-name="P28">Fault(s)</text:p>
      <text:p text:style-name="P29">NotAuthorizedFault: <text:span text:style-name="T1">desc </text:span></text:p>
      <text:p text:style-name="P29">InvalidMessageFormatFault: <text:span text:style-name="T1">desc</text:span></text:p>
      <text:p text:style-name="P30"><text:span text:style-name="T3">ServiceBusyFault:</text:span> <text:span text:style-name="T7">desc</text:span></text:p>
      <text:p text:style-name="P17"/>
      <text:h text:style-name="Heading_20_3" text:outline-level="3">GetIISList operation</text:h>
      <text:p text:style-name="P31"><text:span text:style-name="T4">The operation is used to obtain list of known IIS instances from an particular IIS. Clients can then use the obtained list to run direct queries against the IIS instances. <text:s/>The </text:span>operation is provided for fault tolerance and as a optional performance boost. </text:p>
      <text:p text:style-name="P28">Input</text:p>
      <text:p text:style-name="P17"><text:span text:style-name="T3">none</text:span></text:p>
      <text:p text:style-name="P28">Output <text:span text:style-name="T7">???</text:span></text:p>
      <text:p text:style-name="P17"><text:span text:style-name="T1">Get???ResponseType Get???Response: ???</text:span> list of IIS instances EPRs.</text:p>
      <text:p text:style-name="P17"/>
      <text:p text:style-name="P28">Fault(s)</text:p>
      <text:p text:style-name="P32">???</text:p>
      <text:h text:style-name="Heading_20_2" text:outline-level="2">Local Information Description Interface</text:h>
      <text:p text:style-name="P33">IIS service specific schema, WSRF operations. This is the interface to process queries on registration entries, the service discovery (queries about registered services) are served via the Local Information Description Interface of IIS.</text:p>
      <text:h text:style-name="Heading_20_2" text:outline-level="2">Functionality description</text:h>
      <text:p text:style-name="P17">The IIS is a part of a complex system implementing information capability. The architecture design of the Information system is out of scope of this document. Here we briefly introduce the main components and via those describe some of the functionality of the complex Information System without being able to give a complete picture.</text:p>
      <text:p text:style-name="P27">The Information system consists of following components: IIS, networking layer component, registration component. The networking layer component <text:s/>of IIS is responsible for connecting the IIS instances and creating a network layer of the Information System. The network layer is decided not to be implemented via external WS interfaces but to be treated as internal separate layer using P2P libraries. <text:s/></text:p>
      <text:p text:style-name="P27">One of the main functionality of the system is to support registrations, a process where services are connected to a grid. A registration component called <text:span text:style-name="T3">registrant</text:span> is a HED module responsible for the registration of services running within the same HED. The <text:span text:style-name="T3">registration process</text:span> involves particular instance of Information Indexing Service and registrant as a client (consumer) of that service. During the process registrant compiles Registration Message using Local Service Description of each service hosted by the HED. After that it calls Register operation on the instance of the IIS passing created Registration Message. IIS will have means of controlling registrations, allowing or rejecting those based upon locally or globally set policies.</text:p>
      <text:p text:style-name="P27">The other important functionality of Information Indexing Services is to enable service discovery. Information Indexing service provides means to discover basic information about services available in Grid. Through this service other Grid services and clients are able to investigate presence of a Grid Service and request basic information about the available Grid services.</text:p>
      <text:h text:style-name="P19" text:outline-level="1">A-REX </text:h>
      <text:p text:style-name="P18">Briefly describe here what A-REX is about</text:p>
      <text:h text:style-name="Heading_20_2" text:outline-level="2">A-REX Service Specific Interface</text:h>
      <text:p text:style-name="Standard">Job submission and control interface is implemented by A-REX service. It provides means to submit description of computational job to Computing Element, stage-in additional data, monitor and control processing of job, obtain data produced during execution of job.</text:p>
      <text:p text:style-name="Standard">Job submission and control interface is based on proposal from Open Grid Forum<text:note text:id="ftn3" text:note-class="footnote"><text:note-citation>3</text:note-citation><text:note-body><text:p text:style-name="Footnote">http://www.ogf.org</text:p></text:note-body></text:note> (OGF) OGSA Basic Execution Services (BES) Working Group<text:note text:id="ftn4" text:note-class="footnote"><text:note-citation>4</text:note-citation><text:note-body><text:p text:style-name="Footnote">http://www.ogf.org/gf/group_info/view.php?group=ogsa-bes-wg</text:p></text:note-body></text:note>. We base our work on BES interface draft version 33<text:note text:id="ftn5" text:note-class="footnote"><text:note-citation>5</text:note-citation><text:note-body><text:p text:style-name="Footnote">https://forge.gridforum.org/sf/go/doc14271?nav=1</text:p></text:note-body></text:note>. <text:s/>Exchange of SOAP messages is done over secure HTTP (HTTPS) protocol.</text:p>
      <text:p text:style-name="Standard">For job description A-REX accepts Job Submission Description Language<text:note text:id="ftn6" text:note-class="footnote"><text:note-citation>6</text:note-citation><text:note-body><text:p text:style-name="Footnote">https://forge.gridforum.org/sf/docman/do/listDocuments/projects.jsdl-wg/docman.root.published_docs.jsdl_1_0</text:p></text:note-body></text:note> document as defined by OGF <text:s/>Job Submission Description Language Working Group<text:note text:id="ftn7" text:note-class="footnote"><text:note-citation>7</text:note-citation><text:note-body><text:p text:style-name="Footnote">http://www.ogf.org/gf/group_info/view.php?group=jsdl-wg</text:p></text:note-body></text:note>. Supported elements and extensions are described below.</text:p>
      <text:p text:style-name="Standard">A-REX also supports port-type of Delegation interface to accept credentials delegated together with submitted job.</text:p>
      <text:h text:style-name="Heading_20_3" text:outline-level="3">Relation to OGSA BES <text:s/>interface</text:h>
      <text:p text:style-name="Standard">The BES interface is represented by of 2 port-types – BES-Management and BES-Factory. First one is meant to control service itself and defines operations to start and stop functionality of BES service. A-REX does not implement remote control of service functionality. Hence BES-Management port-type is not implemented. </text:p>
      <text:p text:style-name="Standard">The BES-Factory port-type provides operations to submit new jobs (to create an activity in terms of BES) <text:s/>and to monitor it's state. It also has an ability to provide information about service itself. A-REX fully implements functionality of this port-type and extends it to cover own functionality as well.</text:p>
      <text:h text:style-name="Heading_20_3" text:outline-level="3">Extensions to OGSA BES interface</text:h>
      <text:p text:style-name="Standard">A-REX introduces new operation in addition to those provided by BES. It does that by defining own port-type a-rex with one operation ChangeActivityStatus.</text:p>
      <text:h text:style-name="Heading_20_3" text:outline-level="3">ChangeActivityStatus operation</text:h>
      <text:p text:style-name="Standard">This operation provides a way to request simple transfer between states of jobs being processed and corresponding actions.</text:p>
      <text:h text:style-name="Heading_20_4" text:outline-level="4">Input</text:h>
      <text:list text:style-name="WW8Num14" text:continue-numbering="true">
        <text:list-item>
          <text:p text:style-name="P22"><text:span text:style-name="T2">ActivityStatusType OldStatus</text:span>: Description of state job is supposed to be during execution of this request. If current state of the job is different operation is aborted and fault is retirned. This parameter is optional.</text:p>
        </text:list-item>
        <text:list-item>
          <text:p text:style-name="P22"><text:span text:style-name="T2">ActivityStatusType NewStatus</text:span>: Description of state job as to be put into.</text:p>
        </text:list-item>
      </text:list>
      <text:p text:style-name="P21">On result of this command job should be put into requested state. <text:span text:style-name="T8">If such procedure can't be done immediately then corresponding sequence is initiated and fault </text:span><text:span text:style-name="T2">OperationWillBeAppliedEventuallyFault</text:span> <text:span text:style-name="T8">will be returned.</text:span></text:p>
      <text:h text:style-name="Heading_20_4" text:outline-level="4"><text:s/>Output(s)</text:h>
      <text:list text:style-name="WW8Num14">
        <text:list-item text:start-value="1">
          <text:p text:style-name="P22"><text:span text:style-name="T2">ActivityStatusType NewStatus</text:span><text:span text:style-name="T3">: Description of current state job.</text:span></text:p>
        </text:list-item>
      </text:list>
      <text:h text:style-name="Heading_20_4" text:outline-level="4"><text:s/>Fault(s)</text:h>
      <text:list text:style-name="WW8Num14">
        <text:list-item text:start-value="1">
          <text:p text:style-name="P22"><text:span text:style-name="T2">NotAuthorizedFault: <text:s/></text:span>Indicates that client is not allowed to do that operation.</text:p>
        </text:list-item>
        <text:list-item>
          <text:p text:style-name="P22"><text:span text:style-name="T2">InvalidActivityIdentifierFault</text:span>: There is no such job/activity.</text:p>
        </text:list-item>
        <text:list-item>
          <text:p text:style-name="P22"><text:span text:style-name="T2">CantApplyOperationToCurrentStateFault</text:span>: Requested transition is not possible.</text:p>
        </text:list-item>
      </text:list>
      <text:h text:style-name="Heading_20_3" text:outline-level="3">Status extensions</text:h>
      <text:p text:style-name="Standard">A-REX defines following sub-states of job processing in addition to those defined by BES.</text:p>
      <text:p text:style-name="TableHead">Job states definitions and mappings</text:p>
      <table:table table:name="JobStates" table:style-name="JobStates">
        <table:table-column table:style-name="JobStates.A"/>
        <table:table-column table:style-name="JobStates.B"/>
        <table:table-column table:style-name="JobStates.C"/>
        <table:table-row>
          <table:table-cell table:style-name="JobStates.A1" office:value-type="string">
            <text:p text:style-name="P34">Applicable<text:line-break/>BES State</text:p>
          </table:table-cell>
          <table:table-cell table:style-name="JobStates.B1" office:value-type="string">
            <text:p text:style-name="P35">ARC<text:line-break/>Sub-state</text:p>
          </table:table-cell>
          <table:table-cell table:style-name="JobStates.C1" office:value-type="string">
            <text:p text:style-name="Table_20_Heading">Description</text:p>
          </table:table-cell>
        </table:table-row>
        <table:table-row>
          <table:table-cell table:style-name="JobStates.A2" office:value-type="string">
            <text:p text:style-name="Table_20_Contents">Pending</text:p>
            <text:p text:style-name="Table_20_Contents"/>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Accepting</text:p>
                </table:table-cell>
                <table:table-cell table:style-name="JobStates.B2.2.1" office:value-type="string">
                  <text:p text:style-name="Table_20_Contents">Job is in process of being submitted</text:p>
                </table:table-cell>
              </table:table-row>
              <table:table-row>
                <table:table-cell table:style-name="JobStates.A2" office:value-type="string">
                  <text:p text:style-name="Table_20_Contents">Accepted</text:p>
                </table:table-cell>
                <table:table-cell table:style-name="JobStates.B2.2.1" office:value-type="string">
                  <text:p text:style-name="Table_20_Contents">Job was submitted</text:p>
                </table:table-cell>
              </table:table-row>
            </table:table>
          </table:table-cell>
          <table:covered-table-cell/>
        </table:table-row>
        <table:table-row>
          <table:table-cell table:style-name="JobStates.A2" office:value-type="string">
            <text:p text:style-name="Table_20_Contents">Running</text:p>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Preparing</text:p>
                </table:table-cell>
                <table:table-cell table:style-name="JobStates.B2.2.1" office:value-type="string">
                  <text:p text:style-name="Table_20_Contents">Stage-in process is going on</text:p>
                </table:table-cell>
              </table:table-row>
              <table:table-row>
                <table:table-cell table:style-name="JobStates.A2" office:value-type="string">
                  <text:p text:style-name="Table_20_Contents">Prepared</text:p>
                </table:table-cell>
                <table:table-cell table:style-name="JobStates.B2.2.1" office:value-type="string">
                  <text:p text:style-name="Table_20_Contents">Stage-in process has finished</text:p>
                </table:table-cell>
              </table:table-row>
              <table:table-row>
                <table:table-cell table:style-name="JobStates.A2" office:value-type="string">
                  <text:p text:style-name="Table_20_Contents">Submiting</text:p>
                </table:table-cell>
                <table:table-cell table:style-name="JobStates.B2.2.1" office:value-type="string">
                  <text:p text:style-name="Table_20_Contents">Communication with locak batch system is in process</text:p>
                </table:table-cell>
              </table:table-row>
              <table:table-row>
                <table:table-cell table:style-name="JobStates.A2" office:value-type="string">
                  <text:p text:style-name="Table_20_Contents">Executing</text:p>
                </table:table-cell>
                <table:table-cell table:style-name="JobStates.B2.2.1" office:value-type="string">
                  <text:p text:style-name="Table_20_Contents">Job is beeing executed in local batch system</text:p>
                </table:table-cell>
              </table:table-row>
              <table:table-row>
                <table:table-cell table:style-name="JobStates.A2" office:value-type="string">
                  <text:p text:style-name="Table_20_Contents">Killing</text:p>
                </table:table-cell>
                <table:table-cell table:style-name="JobStates.B2.2.1" office:value-type="string">
                  <text:p text:style-name="Table_20_Contents">Communication with local batch system to terminate execution is going on</text:p>
                </table:table-cell>
              </table:table-row>
              <table:table-row>
                <table:table-cell table:style-name="JobStates.A2" office:value-type="string">
                  <text:p text:style-name="Table_20_Contents">Executed</text:p>
                  <text:p text:style-name="Table_20_Contents"/>
                </table:table-cell>
                <table:table-cell table:style-name="JobStates.B2.2.1" office:value-type="string">
                  <text:p text:style-name="Table_20_Contents">Execution of job in local bach system has finished</text:p>
                </table:table-cell>
              </table:table-row>
              <table:table-row>
                <table:table-cell table:style-name="JobStates.A2" office:value-type="string">
                  <text:p text:style-name="Table_20_Contents">Finishing</text:p>
                  <text:p text:style-name="Table_20_Contents"/>
                </table:table-cell>
                <table:table-cell table:style-name="JobStates.B2.2.1" office:value-type="string">
                  <text:p text:style-name="Table_20_Contents">Stage-out process is going on</text:p>
                </table:table-cell>
              </table:table-row>
            </table:table>
          </table:table-cell>
          <table:covered-table-cell/>
        </table:table-row>
        <table:table-row>
          <table:table-cell table:style-name="JobStates.A2" office:value-type="string">
            <text:p text:style-name="Table_20_Contents">Finished</text:p>
          </table:table-cell>
          <table:table-cell table:style-name="JobStates.A2" office:value-type="string">
            <text:p text:style-name="Table_20_Contents">Finished</text:p>
          </table:table-cell>
          <table:table-cell table:style-name="JobStates.B2.2.1" office:value-type="string">
            <text:p text:style-name="Table_20_Contents">Job processing has finished</text:p>
          </table:table-cell>
        </table:table-row>
        <table:table-row>
          <table:table-cell table:style-name="JobStates.A2" office:value-type="string">
            <text:p text:style-name="Table_20_Contents">Canceled</text:p>
            <text:p text:style-name="Table_20_Contents"><text:s/>Failed</text:p>
          </table:table-cell>
          <table:table-cell table:style-name="JobStates.A2" office:value-type="string">
            <text:p text:style-name="Table_20_Contents">Failed</text:p>
          </table:table-cell>
          <table:table-cell table:style-name="JobStates.B2.2.1" office:value-type="string">
            <text:p text:style-name="Table_20_Contents">There was a failure during execution</text:p>
          </table:table-cell>
        </table:table-row>
        <table:table-row>
          <table:table-cell>
            <table:table table:is-sub-table="true">
              <table:table-column table:style-name="JobStates.A"/>
              <table:table-row>
                <table:table-cell table:style-name="JobStates.A2" office:value-type="string">
                  <text:p text:style-name="Table_20_Contents">Finished</text:p>
                </table:table-cell>
              </table:table-row>
              <table:table-row>
                <table:table-cell table:style-name="JobStates.A2" office:value-type="string">
                  <text:p text:style-name="Table_20_Contents">Canceled</text:p>
                </table:table-cell>
              </table:table-row>
              <table:table-row>
                <table:table-cell table:style-name="JobStates.A2" office:value-type="string">
                  <text:p text:style-name="Table_20_Contents">Failed</text:p>
                </table:table-cell>
              </table:table-row>
            </table:table>
          </table:table-cell>
          <table:table-cell table:style-name="JobStates.A2" office:value-type="string">
            <text:p text:style-name="Table_20_Contents">Deleted</text:p>
          </table:table-cell>
          <table:table-cell table:style-name="JobStates.B2.2.1" office:value-type="string">
            <text:p text:style-name="Table_20_Contents">Most information about job was removed. Only most essential pieces are kept.</text:p>
          </table:table-cell>
        </table:table-row>
        <table:table-row>
          <table:table-cell table:style-name="JobStates.A2" office:value-type="string">
            <text:p text:style-name="Table_20_Contents">All</text:p>
          </table:table-cell>
          <table:table-cell table:style-name="JobStates.A2" office:value-type="string">
            <text:p text:style-name="Table_20_Contents">Pending</text:p>
          </table:table-cell>
          <table:table-cell table:style-name="JobStates.B2.2.1" office:value-type="string">
            <text:p text:style-name="Table_20_Contents">Job is kept from going to next state due to some internal limits. This sub-state appears in parallel with other sub-states.</text:p>
          </table:table-cell>
        </table:table-row>
        <table:table-row>
          <table:table-cell table:style-name="JobStates.A2" office:value-type="string">
            <text:p text:style-name="Table_20_Contents">All</text:p>
          </table:table-cell>
          <table:table-cell table:style-name="JobStates.A2" office:value-type="string">
            <text:p text:style-name="Table_20_Contents">Held</text:p>
          </table:table-cell>
          <table:table-cell table:style-name="JobStates.B2.2.1" office:value-type="string">
            <text:p text:style-name="Table_20_Contents">Job processing is stopped on request of client. This sub-state appears in parallel with other sub-states.</text:p>
          </table:table-cell>
        </table:table-row>
      </table:table>
      <text:h text:style-name="Heading_20_2" text:outline-level="2">Delegation extension</text:h>
      <text:p text:style-name="Standard">A-REX implements Delegation port-type described above. Additionally it allows delegation to be done as part of <text:span text:style-name="T2">CreateActivity</text:span> operation of BESFactory port-type. For that it accepts element <text:span text:style-name="T2">DelegatedCredentials</text:span> inside <text:span text:style-name="T2">CreateActivity</text:span> element. <text:span text:style-name="T2">Id</text:span> element of <text:s/><text:span text:style-name="T2">DelegatedCredentials</text:span><text:span text:style-name="T3"> must contain identifier obtained in response to previous </text:span><text:span text:style-name="T2">DelegateCredentialsInit</text:span><text:span text:style-name="T3"> operation.</text:span></text:p>
      <text:h text:style-name="Heading_20_2" text:outline-level="2">Local Information Description Interface</text:h>
      <text:p text:style-name="P33">Explain how LIDI will be used within A-REX, e.g. for detailed job status queries, resource descriptions, etc.. </text:p>
      <text:p text:style-name="P33">A-REX specific schema, WSRF operations. This is the interface to process queries on A-REX activities (jobs), <text:s/>and “computing element characteristics”</text:p>
      <text:h text:style-name="Heading_20_2" text:outline-level="2">A-REX functionality</text:h>
      <text:p text:style-name="P33">detailed description of what A-REX can do, will do</text:p>
      <text:h text:style-name="Heading_20_3" text:outline-level="3">JSDL supported elements</text:h>
      <text:p text:style-name="P33">To be written</text:p>
      <text:h text:style-name="Heading_20_3" text:outline-level="3">JSDL Extensions</text:h>
      <text:p text:style-name="Standard">A-REX accepts JSDL documents with following additional elements:</text:p>
      <text:p text:style-name="P6">IsExecutable – marks file to become executable after delivered to Computing Element.</text:p>
      <text:p text:style-name="P6">FileParameters-</text:p>
      <text:p text:style-name="P6">RunTimeEnvironment – specifies name of RunTimeEnvironment needed for execution of the job.</text:p>
      <text:p text:style-name="P6">Middleware – request for specific middleware on Computing Element's frontend</text:p>
      <text:p text:style-name="P6">RemoteLoggin – destination for reports about executed jobs</text:p>
      <text:p text:style-name="P6">LocalLogging – name for virtual directory available through job interface and containingvarious debug information about job execution</text:p>
      <text:p text:style-name="P6">AccessControl – ACL expression which describes identities of clients allowed to do operations on this job</text:p>
      <text:p text:style-name="P6">Notify – Email destination for notifications about job's state's changes</text:p>
      <text:p text:style-name="P6">SessionLifeTime – duration for session directory to exist after job finished executing</text:p>
      <text:p text:style-name="P6">JoinOutputs – specifies if standard output and standard error channels must be meged</text:p>
      <text:p text:style-name="P6">Reruns – defines how many times job may be rerun in case of failure</text:p>
      <text:p text:style-name="P6">CredentialServer – URL of MyProxy serrvice which may be used to renew expred delegated credentials of job.</text:p>
      <text:p text:style-name="P6">GridTimeLimit – requested execution time normalized to some benchmarked value</text:p>
      <text:p text:style-name="P6">CandidateTarget – specifies host name and queue of needed computing resource.</text:p>
      <text:h text:style-name="Heading_20_1" text:outline-level="1">Storage Manager</text:h>
      <text:p text:style-name="P33">Structure this section similar to the other services. SSI, LIDI, functionality.</text:p>
      <text:h text:style-name="Heading_20_2" text:outline-level="2">ARC Storage</text:h>
      <text:p text:style-name="P36">The storage solution of the new ARC<text:span text:style-name="T9"> middleware</text:span> will <text:span text:style-name="T9">contain</text:span> these components:</text:p>
      <text:list text:style-name="RTF_5f_Num_20_6">
        <text:list-item>
          <text:p text:style-name="P37">the distributed Data Catalogue<text:span text:style-name="T9">,</text:span></text:p>
        </text:list-item>
        <text:list-item>
          <text:p text:style-name="P37">several Storage Managers<text:span text:style-name="T9">,</text:span></text:p>
        </text:list-item>
        <text:list-item>
          <text:p text:style-name="P37">ARC Storage Elements<text:span text:style-name="T9">,</text:span></text:p>
        </text:list-item>
        <text:list-item>
          <text:p text:style-name="P37"><text:span text:style-name="T9">g</text:span>ateways to third-party storage elements (TSE)<text:span text:style-name="T9">,</text:span></text:p>
        </text:list-item>
        <text:list-item>
          <text:p text:style-name="P37"><text:span text:style-name="T9">g</text:span>ateways to third-party storage systems (TSS)<text:span text:style-name="T9">,</text:span></text:p>
        </text:list-item>
        <text:list-item>
          <text:p text:style-name="P37">a distributed Maintainer Service<text:span text:style-name="T9">,</text:span></text:p>
        </text:list-item>
        <text:list-item>
          <text:p text:style-name="P37">client<text:span text:style-name="T9">.</text:span></text:p>
        </text:list-item>
      </text:list>
      <text:h text:style-name="Heading_20_2" text:outline-level="2">Data Catalogue</text:h>
      <text:p text:style-name="P38">The Data Catalogue is a database which stores data about Files and group these Files into Collections. Each File and Collection has a globally unique ID called 'GUID'. So each Catalog entry can be unambiguously referenced <text:span text:style-name="T9">by </text:span>using its GUID.</text:p>
      <text:h text:style-name="Heading_20_3" text:outline-level="3">Collections</text:h>
      <text:p text:style-name="P39">A Collection is a list of Files and other Collections, which are <text:span text:style-name="T9">in parent-children relationships forming a tree-hierarchy</text:span>. Each entry has a name which is only valid within this Collection, and it is unique within the Collection<text:span text:style-name="T9">. E</text:span>ach entry is referenced by its GUID. So a Collection is a list of name-GUID pairs<text:span text:style-name="T9">, plus</text:span> <text:span text:style-name="T9">t</text:span>here are also some well-defined metadata associated with the Collection in the form of key-value pairs such as timestamp, owner, access control list, etc., and any other arbitrary metadata can be stored with it.</text:p>
      <text:h text:style-name="Heading_20_3" text:outline-level="3">Files</text:h>
      <text:p text:style-name="P39">A File entry contains attributes such as size, timestamp, owner, list of access control rules, etc. It also has a list of locations of the replicas, and the state of each replica.<text:span text:style-name="T9"> O</text:span>ther arbitrary metadata can<text:span text:style-name="T9"> also</text:span> be associated with a File entry.</text:p>
      <text:h text:style-name="Heading_20_3" text:outline-level="3">Externals</text:h>
      <text:p text:style-name="P39">There is one more type of Data Catalogue entries called External, which is a link to an external service which has a well-defined interface, and can handle a subtree of collections. It could be another catalog, or a third-party storage system, etc.</text:p>
      <text:p text:style-name="P39">In ARC Storage system there is one global Data Catalogue which should be implemented in a distributed way for <text:span text:style-name="T9">providing </text:span>high-availability.</text:p>
      <text:h text:style-name="Heading_20_3" text:outline-level="3">Logical Name (LN)</text:h>
      <text:p text:style-name="P39">Each file and collection has a GUID which is globally unique, so they can be unambiguously referred using this GUID, that's why a single GUID is a Logical Name itself.</text:p>
      <text:p text:style-name="P39">In a collection each entry has a name, and this entry can be a sub-collection, in which there are files and sub-sub-collections, etc. e.g. if we have a collection with GUID '1234', and in it there is a collection called 'abc', and in 'abc' there is another collection called 'def', and in 'def' there is the file called 'ghi', then we can refer to this file as '/abc/def/ghi', if we know the GUID of the starting collection, so let's prefix the path with it: '1234/abc/def/ghi'. This is the Logical Name of that file. If there is a well-known system-wide root collection (its GUID could be e.g. '0'), then if a LN starts with no GUID prefix, it is implicitly prefixed with the GUID of this well-known root collection, e.g. '/what/ever' means '0/what/ever'.</text:p>
      <text:p text:style-name="P39">The syntax of a Logical Name (LN): [&lt;GUID&gt;]/[&lt;path&gt;]</text:p>
      <text:p text:style-name="P39">If a client wants to find the file called '/what/ever', the client knows where to start the search, it knows the GUID of the root collection. Th<text:span text:style-name="T9">e</text:span> root collection knows the GUID of 'what', and the (sub-)collection 'what' knows the GUID of 'ever'. If the GUID of this file is '5678', and somebody makes another entry in collection '/what' (= '0/what') with name 'else' and GUID '5678', then the '/what/else' LN points to the same file as '/what/ever', so it's a hard link.</text:p>
      <text:p text:style-name="P39">Each VO should create a VO-wide root collection, and put it in the <text:span text:style-name="T9">generic </text:span>root collection, e.g. if a VO called 'vo1' creates a collection called 'vo1' as a sub-collection of the root collection (which has the guid '0'), then it can be refered as '0/vo1' or just '/vo1'. Then this VO can create some files, and put them in this '/vo1' collection, e.g. '/vo1/file1', etc. Or sub-collections, e.g. '/vo1/col1', '/vo1/col2/file3', etc. For this the VO does not need the install any service. These files and collection<text:span text:style-name="T9">s</text:span> can be created using the storage management layer (using one of the Storage Managers).</text:p>
      <text:h text:style-name="Heading_20_2" text:outline-level="2">Storage Managers</text:h>
      <text:p text:style-name="P39">Clients can access the storage system only through a Storage Manager. If a client wants to create a collection, upload or download a file, the first step is to connect a Storage Manager. The Storage Manager then resolves Logical Names and gets metadata using the catalog, initiates file transfers on some storage elements, and gives some assertions (some kind of certificate) to the client, which allows the client to actually do the file transfer from/to a storage element. So the data transfer itself does not go through the Storage Manager, it is <text:span text:style-name="T9">performed over a </text:span>direct <text:span text:style-name="T9">link </text:span>between a storage element and the client.</text:p>
      <text:p text:style-name="P39"><text:span text:style-name="T9">In case of</text:span> upload the Storage Manager is capable of choosing appropiate Storage Elements using pluggable scheduling algorithms.</text:p>
      <text:h text:style-name="Heading_20_2" text:outline-level="2">ARC Storage Elements</text:h>
      <text:p text:style-name="P39">The file replicas are stored on the Storage Elements.</text:p>
      <text:p text:style-name="P39">The hierarchy of files on an ARC Storage Element has nothing to do with the the hierarchy of collections, or Logical Names. The interface of an ARC Storage Element works with SURLs and TURLs. The SURL is a system-wide unique ID of the replica of file on a Storage Element. If client knows the SURL and has an authorization assertion, it can turn to the Storage Element specified by the SURL itself, and the Storage Element will recognize the SURL as a file it actually stores. Then the Storage Element provides a way to download that file (it generates a Transfer URL , TURL if needed, which can be an http(s) or gridftp, etc.) If client wants to upload a new file to the storage system, then it turns to a Storage Manager, which chooses a Storage Element, and prepares SE for the transfer of new file replica. Then a new SURL is created, and the Storage Element will provide a way to upload the file, which later can be referred using this new SURL. So it does not matter which collection this file is part of, and it does not matter how the Storage Element internally organize the<text:span text:style-name="T9">se</text:span> files. The file has an SURL, and <text:span text:style-name="T9">by referencing </text:span>that, it can be downloaded.</text:p>
      <text:p text:style-name="P39">The SURL <text:span text:style-name="T9">refers</text:span> to the Storage Element itself, and the file on the Storage Element, e.g. https://storage.element.eu:12345/SE?ocrh6kb43d8j</text:p>
      <text:h text:style-name="Heading_20_2" text:outline-level="2">Third-party Storage Elements (TSEs)</text:h>
      <text:p text:style-name="P39">There is a possibility to use third-party software as Storage Element.</text:p>
      <text:p text:style-name="P39">If we already have a working storage solution with lots of free space, and we do not want to integrate the existing data on this storage solution to the ARC Storage, <text:span text:style-name="T9">but</text:span> to use the free space on it, then it could be attached to the ARC Storage as a Third-party Storage Element. We need to install a TSE Gateway service somewhere, which is wired <text:span text:style-name="T9">in</text:span>to this third-party software, and provide a well-defined interface to the Storage Managers. <text:span text:style-name="T9">E</text:span>.g. if we have an ordinary FTP server, and we have a TSE Gateway which is able to initiate transfer on this FTP server and to generate some kind of SURLs,<text:span text:style-name="T9"> </text:span></text:p>
      <text:p text:style-name="P39">Then this FTP server can be used as a Third-party Storage Element. We cannot access the data which are already on this FTP server, and if someone put a file on it directly, not through one of the ARC Storage Managers, this file won't be accessible by the ARC storage. If we have two FTP servers to attach, we should install two TSE Gateways, one for each. Or we can install more than one for each for high-availability, but one TSE Gateway is explicitly wired to one physical storage.</text:p>
      <text:h text:style-name="Heading_20_2" text:outline-level="2">Third-party Storage Systems (TSSs)</text:h>
      <text:p text:style-name="P39">If we want to attach working third-party storage systems full of data as a Third-party Storage System, we need a TSS Gateway. This method is very similar to mounting an external file system to a mount point of our own file system. This TSS Gateway has to be very sophisticated to be as transparent as possible. e.g. we have an external storage solution <text:span text:style-name="T9">having </text:span>its own namespace and protocol. There is a file on this storage, which can be referred as '/moz/art' in the namespace of the third-party storage. On our ARC Storage we have a Collection called '/vo/mnt'. The mounting is done by insert<text:span text:style-name="T9">ing</text:span> an External entry into the Catalog which links to the TSS Gateway installed for this third-party storage, so we could have a mount point at '/vo/mnt/ext1'. After this, the content of the third-party storage system is available through the ARC Storage using LNs, e.g. '/vo/mnt/ext1/moz/art'.</text:p>
      <text:p text:style-name="P39">When a client wants to get this file, it turns to a Storage Manager with this LN. The Storage Manager uses the Catalog to resolve this LN, but the Catalog is not able to resolve it completely, because when it reaches '/vo/mnt/ext1', it turns out, that it is an External mount point, with the address of the TSS Gateway. Then the Storage Manager turns to the Gateway, which gets the remaining part of LN ('/moz/art'), connects to the third-party storage system, and initiate</text:p>
      <text:p text:style-name="P39">file transfer, etc. If a client wants to upload to '/vo/mnt/ext1/wag/ner', then the TSS Gateway will get '/wag/ner'.</text:p>
      <text:p text:style-name="P39">It could be very difficult with a third-party storage system to initiate transfer, to create assertions which behaves the same as the assertions of native ARC Storage Elements. The ARC Catalog has no metadata about anything on these mounted storage systems, because it stores only the mount point. These files and directories on these third-party storage systems have no GUID, they cannot be part of a collection (on a linux file system you cannot create a hard link to a file in a mounted external file system). There is no replication of these data, it is assumed that the third-party storage system is fault-tolerant. (The replication is on the level of SURLs, mounting of a third-party storage system is on the level of LNs.)</text:p>
      <text:p text:style-name="P39">The main purpose of Third-party Storage System Gateways is to integrate external existing storage system with a lots of data to the global namespace of the ARC Storage, and to make them available through the same interface as the 'native' data. If a VO has its well-known third-party storage solution which is permanently mounted to e.g. '/vo/data', and a user has a '/home/jim' directory on this external storage, then the user can specify this as stage-out destination of a job, e.g. '/vo/data/home/jim/myjob123', and when the job is done, it uploads its results through the ARC Storage Management layer to this external storage, which later can be directly accessed by the user.</text:p>
      <text:p text:style-name="P39">A special TSS Gateway is the Sharing Service.</text:p>
      <text:h text:style-name="P40" text:outline-level="2">Sharing Service</text:h>
      <text:p text:style-name="P39">If we want to share a local directory full of files to the users of the ARC Storage, we could install a Sharing Service to the machine, and then mount it somewhere to the common namespace. e.g. if <text:span text:style-name="T9">we</text:span> have a directory <text:span text:style-name="T9">on our</text:span> machine 'share', and there is a file 'share/dir/file'<text:span text:style-name="T9"> in that</text:span>, and <text:span text:style-name="T9">we</text:span> install this Sharing Service, set it up to share this 'share' directory, then mount it to the global namespace at '/myvo/home/joe/ext', then anyone who are allowed can access<text:span text:style-name="T9"> the</text:span> file through the ARC storage with the LN '/myvo/home/zsombor/ext/dir/file'. This is preferably a read-only share, but if it is not, then a user can put a file to '/myvo/home/zsombor/ext/file2' which after uploading appears on<text:span text:style-name="T9"> our</text:span> local machine. A Sharing Service is actually a TSS Gateway: the Catalog knows nothing about the files and directories on this shared directory, these files has no GUID, etc.</text:p>
      <text:p text:style-name="P39"><text:span text:style-name="T9">By using this</text:span> <text:span text:style-name="T9">concept </text:span>we can easily create a read-only share for the working directory of a running job to make the job's intermediate results available through the ARC storage before the job is<text:span text:style-name="T9"> completed</text:span> and <text:span text:style-name="T9">the job manager </text:span>uploads <text:span text:style-name="T9">the</text:span> results to the storage.</text:p>
      <text:h text:style-name="Heading_20_2" text:outline-level="2">The Maintainer Service</text:h>
      <text:p text:style-name="P39">The Maintainer Service is responsible for ensuring each file has at least as many valid replicas as needed. It has a list of files to be checked. This candidate list is continuously appended by walking the namespace of the storage or by querying the Catalog using GUID ranges, so each file in the Catalog will be periodically checked. This list can be appended manually, e.g. by the Storage Manager, when a new file is created. These manually appended files has larger priority. Each file has a checksum (e.g. CRC) which can be used to check the validity of replicas. Each replica has a state, e.g. valid, invalid, offline, yet-to-be-uploaded, flagged-for-deletition, etc. If a file has at least one valid replica, but has less valid replicas than needed, the Maintainer Service creates more replicas, or asks a Storage Manager to do it<text:span text:style-name="T9">. Which of these two </text:span><text:s/>is <text:span text:style-name="T9">still an open question, no </text:span>deci<text:span text:style-name="T9">sions</text:span> yet.</text:p>
      <text:p text:style-name="P39">The Maintainer Service <text:span text:style-name="T9">must</text:span> be distributed for load-balancing, and the nodes should maintain a common candidate list, but it <text:span text:style-name="T9">does not </text:span>seem fatal if a file accidentally is checked more then once, so the consistency of the candidate list is not critical.</text:p>
      <text:h text:style-name="Heading_20_2" text:outline-level="2">Client</text:h>
      <text:p text:style-name="P39">There should be a client library for the ARC Storage which provides higher level functionality than a Storage Manager itself, e.g. recursive download and upload of directory structures, which means the client fetch a recursive listing of the source subtree, then gets all the files in it, and creates local directories accordingly. This client library should provide a callback mechanism for verbosity, e.g. when uploading a file, it should periodically provide the progress of the upload which the client application can show the user.</text:p>
      <text:h text:style-name="Heading_20_2" text:outline-level="2">Data stored in Catalog</text:h>
      <text:p text:style-name="P39">All users and VOs has some kind of a distinguished name (DN) which identifies them. These DNs can be used to identify the owner of a Catalog entry. The access control list gives DNs rights such us read or modify.</text:p>
      <text:p text:style-name="P39">Each Storage Element has a unique ID, so the list of preferred storage elements is a list of IDs.</text:p>
      <text:p text:style-name="P41"/>
      <text:p text:style-name="P42">Collection</text:p>
      <text:p text:style-name="P39"/>
      <text:list text:style-name="RTF_5f_Num_20_3">
        <text:list-item>
          <text:p text:style-name="P43">list of name-GUID pairs</text:p>
        </text:list-item>
        <text:list-item>
          <text:p text:style-name="P43">timestamp of creation</text:p>
        </text:list-item>
        <text:list-item>
          <text:p text:style-name="P43">timestamp of modification</text:p>
        </text:list-item>
        <text:list-item>
          <text:p text:style-name="P43">owner</text:p>
        </text:list-item>
        <text:list-item>
          <text:p text:style-name="P43">access control list</text:p>
        </text:list-item>
        <text:list-item>
          <text:p text:style-name="P43">is closed</text:p>
        </text:list-item>
      </text:list>
      <text:p text:style-name="P39"/>
      <text:p text:style-name="P42">File</text:p>
      <text:p text:style-name="P42"/>
      <text:list text:style-name="RTF_5f_Num_20_4">
        <text:list-item>
          <text:p text:style-name="P44">checksum</text:p>
        </text:list-item>
        <text:list-item>
          <text:p text:style-name="P44">size</text:p>
        </text:list-item>
        <text:list-item>
          <text:p text:style-name="P44">timestamp of creation</text:p>
        </text:list-item>
        <text:list-item>
          <text:p text:style-name="P44">number of needed replicas</text:p>
        </text:list-item>
        <text:list-item>
          <text:p text:style-name="P44">owner</text:p>
        </text:list-item>
        <text:list-item>
          <text:p text:style-name="P44">access control list</text:p>
        </text:list-item>
        <text:list-item>
          <text:p text:style-name="P44">list of preferred storage elements</text:p>
        </text:list-item>
        <text:list-item>
          <text:p text:style-name="P44">locations (SURLs) with statuses</text:p>
        </text:list-item>
      </text:list>
      <text:p text:style-name="P39"/>
      <text:p text:style-name="P42">External</text:p>
      <text:p text:style-name="P42"/>
      <text:list text:style-name="RTF_5f_Num_20_5">
        <text:list-item>
          <text:p text:style-name="P45">URL of TSS Gateway</text:p>
        </text:list-item>
        <text:list-item>
          <text:p text:style-name="P45">timestamp of creation</text:p>
        </text:list-item>
        <text:list-item>
          <text:p text:style-name="P45">owner</text:p>
        </text:list-item>
        <text:list-item>
          <text:p text:style-name="P45">access control list</text:p>
        </text:list-item>
      </text:list>
      <text:p text:style-name="P46"><text:tab/></text:p>
      <text:h text:style-name="Heading_20_3" text:outline-level="3">State of a file</text:h>
      <text:p text:style-name="P46"/>
      <text:p text:style-name="P47">The state of a file is given by the state of its replicas:</text:p>
      <text:list text:style-name="RTF_5f_Num_20_2">
        <text:list-item>
          <text:p text:style-name="P48">unborn: a file has no valid replica, but has a replica which has a state of yet-to-be-uploaded</text:p>
        </text:list-item>
        <text:list-item>
          <text:p text:style-name="P48">improper: a file has at least one valid replica, but not enough</text:p>
        </text:list-item>
        <text:list-item>
          <text:p text:style-name="P48">proper: a file has at least as many valid replica as needed</text:p>
        </text:list-item>
        <text:list-item>
          <text:p text:style-name="P48">deleted: all replicas of the file is marked for deletion</text:p>
        </text:list-item>
      </text:list>
      <text:p text:style-name="P47"/>
      <text:h text:style-name="Heading_20_2" text:outline-level="2">Storage Manager Interface</text:h>
      <text:p text:style-name="P46"/>
      <text:p text:style-name="P47">Each method works on multiple files or collections.</text:p>
      <text:p text:style-name="P46"/>
      <text:p text:style-name="P49">Put</text:p>
      <text:p text:style-name="P47"/>
      <text:p text:style-name="P47">Input: list of (logical name, metadata)</text:p>
      <text:p text:style-name="P47">Output: TURLs</text:p>
      <text:p text:style-name="P47"/>
      <text:p text:style-name="P47">Works on files only.</text:p>
      <text:p text:style-name="P47">Logical name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9">the </text:span>list of preferred storage elements is not given, all storage elements accessible <text:span text:style-name="T9">for</text:span> the VO of the <text:span text:style-name="T9">given </text:span>user will be considered.</text:p>
      <text:p text:style-name="P47">The Storage Manager first creates an entry in the Catalog if the logical name is not occupied, then the data scheduler modul of the Storage Manager chooses a Storage Element, and tr<text:span text:style-name="T9">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47">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p text:style-name="P47"/>
      <text:p text:style-name="P49">Reput</text:p>
      <text:p text:style-name="P49"/>
      <text:p text:style-name="P47">Input: list of logical names</text:p>
      <text:p text:style-name="P47">Output TURLs</text:p>
      <text:p text:style-name="P47"><text:s/></text:p>
      <text:p text:style-name="P50">Works on file only.</text:p>
      <text:p text:style-name="P47">A user can reinitiate putting the file if it is owned by the user. All existing replica will be deleted and a transfer for a new one is initiated.</text:p>
      <text:p text:style-name="P47"/>
      <text:p text:style-name="P49">Get</text:p>
      <text:p text:style-name="P49"/>
      <text:p text:style-name="P47">Input: list of (logical name [, list of preferred storage elements])</text:p>
      <text:p text:style-name="P47"/>
      <text:p text:style-name="P47">Works on files only.</text:p>
      <text:p text:style-name="P47">The Storage Manager gets the locations of the replicas of the file from the Catalog, then chooses one of these SURLs according to the list of the preferred storage elements, then initiates file transfer at the Storage Element (gets the TURL), creates assertion, and returns them.</text:p>
      <text:p text:style-name="P47"/>
      <text:p text:style-name="P49">Del</text:p>
      <text:p text:style-name="P49"/>
      <text:p text:style-name="P47">Input: list of logical names</text:p>
      <text:p text:style-name="P47"/>
      <text:p text:style-name="P47">Works on files only.</text:p>
      <text:p text:style-name="P47">The Storage Manager gets the locations of the replicas of the file from the Catalog, and mark each SURL for deletion. Removes the file from its parent collection, and notify the Maintainer Service to manage the actual deletion of the replicas.</text:p>
      <text:p text:style-name="P47"/>
      <text:p text:style-name="P49">Stat</text:p>
      <text:p text:style-name="P47"/>
      <text:p text:style-name="P47">Input: list of logical names </text:p>
      <text:p text:style-name="P47"/>
      <text:p text:style-name="P47">Gets all the metadata of the file or collection from the Catalog, and returns it. No locations are returned.</text:p>
      <text:p text:style-name="P47"/>
      <text:p text:style-name="P49">Modify</text:p>
      <text:p text:style-name="P49"/>
      <text:p text:style-name="P47">Input: list of (logical name, list of modifications)</text:p>
      <text:p text:style-name="P47"/>
      <text:p text:style-name="P47">Modify metadata of file or collection in the Catalog.</text:p>
      <text:p text:style-name="P47"/>
      <text:p text:style-name="P49">Make</text:p>
      <text:p text:style-name="P49"/>
      <text:p text:style-name="P47">Input: list of (logical name, metadata)</text:p>
      <text:p text:style-name="P47"/>
      <text:p text:style-name="P47">Works on collections only.</text:p>
      <text:p text:style-name="P47">The metadata contains the timestamp of creation, the owner, the access control list, the closed-flag, and any arbitrary key-value pairs.</text:p>
      <text:p text:style-name="P47">This method creates an empty collection, by creating an entry of this collection in the Catalog, if this LN is available, after this collection is created, you can put files in it, or move files to it, then you may close it with Modify.</text:p>
      <text:p text:style-name="P47"/>
      <text:p text:style-name="P49">Unmake</text:p>
      <text:p text:style-name="P47"/>
      <text:p text:style-name="P47">Input: list of logical names</text:p>
      <text:p text:style-name="P47"/>
      <text:p text:style-name="P47">Works on collections only.</text:p>
      <text:p text:style-name="P47">Removes the collection itself, but does not remove the file and sub-collections in it.</text:p>
      <text:p text:style-name="P47"/>
      <text:p text:style-name="P49">List</text:p>
      <text:p text:style-name="P49"/>
      <text:p text:style-name="P47">Input: list of (logical name, recursive)</text:p>
      <text:p text:style-name="P47">Output: list of (logical name, list of metadata of contents)</text:p>
      <text:p text:style-name="P47"/>
      <text:p text:style-name="P47">If the logical name refers to a file, this returns metadata of that file. If the logical name refers to a collection, then this returns the list of the contents of the collection, with minimal metadata. It can be recursive.</text:p>
      <text:p text:style-name="P47"/>
      <text:p text:style-name="P49">Move</text:p>
      <text:p text:style-name="P49"/>
      <text:p text:style-name="P47">Input: list of (old logical name, new logical name)</text:p>
      <text:p text:style-name="P47"><text:s text:c="7"/></text:p>
      <text:p text:style-name="P50">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p>
      <text:p text:style-name="P47"/>
      <text:p text:style-name="P49">Link</text:p>
      <text:p text:style-name="P49"/>
      <text:p text:style-name="P47">Input: list of (target logical name, link logical name)</text:p>
      <text:p text:style-name="P49"/>
      <text:p text:style-name="P47">Same as Move, only it does not remove the entry of the parent collection of the target logical name.</text:p>
      <text:p text:style-name="P47"/>
      <text:p text:style-name="P49">Copy</text:p>
      <text:p text:style-name="P49"/>
      <text:p text:style-name="P47">Input: list of (source logical name, target logical name)</text:p>
      <text:p text:style-name="P47"/>
      <text:p text:style-name="P47">Works on files only, recursive copy of collections done by the client library.</text:p>
      <text:p text:style-name="P47">It is actually a PUT to the new logical name done by the Storage Manager itself using a replica of the source logical name, or done by the a Storage Element if it is capable.</text:p>
      <text:p text:style-name="P47"/>
      <text:p text:style-name="P49">Glob</text:p>
      <text:p text:style-name="P49"/>
      <text:p text:style-name="P47">Input: list of patterns</text:p>
      <text:p text:style-name="P47"/>
      <text:p text:style-name="P47">Using the Catalog, returns all the logical names matching the given patterns.</text:p>
      <text:h text:style-name="Heading_20_1" text:outline-level="1">Security Considerations</text:h>
      <text:p text:style-name="P33">Describe how security is implied through/via the presented interfaces.</text:p>
      <text:list text:style-name="WW8Num41">
        <text:list-item>
          <text:h text:style-name="P51" text:outline-level="1"><text:s/>Information Indexing Service XSD</text:h>
        </text:list-item>
      </text:list>
      <text:p text:style-name="P52">Please refer to the .... for the most up-to-date version of IIS XSD. <text:span text:style-name="T1">draft</text:span></text:p>
      <text:p text:style-name="P53"/>
      <text:p text:style-name="P54">&lt;?xml version="1.0" encoding="UTF-8"?&gt;</text:p>
      <text:p text:style-name="P54">&lt;!--</text:p>
      <text:p text:style-name="P54"><text:s text:c="4"/>Data types of Information Indexing Service</text:p>
      <text:p text:style-name="P54">--&gt;</text:p>
      <text:p text:style-name="P54"/>
      <text:p text:style-name="P54">&lt;xsd:schema </text:p>
      <text:p text:style-name="P54"><text:s text:c="2"/>xmlns:xsd="http://www.w3.org/2001/XMLSchema"</text:p>
      <text:p text:style-name="P54"><text:s text:c="2"/>xmlns:iis="http://www.nordugrid.org/schemas/iis/2007/07"</text:p>
      <text:p text:style-name="P54"><text:s text:c="2"/>xmlns:wsa="http://www.w3.org/2005/08/addressing"</text:p>
      <text:p text:style-name="P54"><text:s text:c="2"/>targetNamespace="http://www.nordugrid.org/schemas/iis/2007/07"</text:p>
      <text:p text:style-name="P54"><text:s text:c="2"/>elementFormDefault="qualified" attributeFormDefault="unqualified" </text:p>
      <text:p text:style-name="P54">&gt;</text:p>
      <text:p text:style-name="P54"/>
      <text:p text:style-name="P54"><text:tab/>&lt;xsd:import namespace="http://www.w3.org/2005/08/addressing" schemaLocation="./ws-addr.xsd"/&gt;</text:p>
      <text:p text:style-name="P54"/>
      <text:p text:style-name="P54"><text:tab/>&lt;!-- This is an initial and incomplete DRAFT which mainly concentrates on the structure but not on the actual names. Final version will use GLUE-2.0 ternminology. --&gt;</text:p>
      <text:p text:style-name="P54"/>
      <text:p text:style-name="P54"><text:tab/>&lt;!-- Input type for the registration operation --&gt;</text:p>
      <text:p text:style-name="P54"><text:tab/>&lt;xsd:complexType name="RegistrationMessageRequestType"&gt;</text:p>
      <text:p text:style-name="P54"><text:tab/><text:tab/>&lt;xsd:sequence&gt;</text:p>
      <text:p text:style-name="P54"><text:tab/><text:tab/><text:tab/>&lt;xsd:element name="Header" type="iis:HeaderType" minOccurs="0" maxOccurs="1"/&gt;</text:p>
      <text:p text:style-name="P54"><text:tab/><text:tab/><text:tab/>&lt;xsd:element name="RegEntry" type="iis:RegistrationEntryType" minOccurs="1" maxOccures="unbounded"/&gt;</text:p>
      <text:p text:style-name="P54"><text:tab/><text:tab/>&lt;/xsd:sequence&gt;</text:p>
      <text:p text:style-name="P54"><text:tab/>&lt;/xsd:complexType&gt;</text:p>
      <text:p text:style-name="P54"/>
      <text:p text:style-name="P54"><text:tab/>&lt;!-- output type for the registraiton operation --&gt;</text:p>
      <text:p text:style-name="P54"><text:tab/>&lt;xsd:complexType name="RegistrationMessageResponseType"&gt;</text:p>
      <text:p text:style-name="P54"><text:tab/><text:tab/>&lt;xsd:sequence&gt;</text:p>
      <text:p text:style-name="P54"><text:tab/><text:tab/><text:tab/>&lt;xsd:element name="Fault" type="iis:FaultType" minOccurs="0" maxOccurs="1"/&gt;</text:p>
      <text:p text:style-name="P54"><text:tab/><text:tab/>&lt;/xsd:sequence&gt;</text:p>
      <text:p text:style-name="P54"><text:tab/>&lt;/xsd:complexType&gt;</text:p>
      <text:p text:style-name="P54"/>
      <text:p text:style-name="P54"><text:tab/>&lt;xsd:complexType name="HeaderType"&gt;</text:p>
      <text:p text:style-name="P54"><text:tab/><text:tab/>&lt;xsd:sequence&gt;</text:p>
      <text:p text:style-name="P54"><text:tab/><text:tab/><text:tab/>&lt;xsd:element name="HedID" type="xsd:string"/&gt; &lt;!-- Identifier of the source HED --&gt;</text:p>
      <text:p text:style-name="P54"><text:tab/><text:tab/>&lt;/xsd:sequence&gt;</text:p>
      <text:p text:style-name="P54"><text:tab/>&lt;/xsd:complexType&gt;</text:p>
      <text:p text:style-name="P54"/>
      <text:p text:style-name="P54"><text:tab/>&lt;xsd:complexType name="RegistrationEntryType"&gt;</text:p>
      <text:p text:style-name="P54"><text:tab/><text:tab/>&lt;xsd:sequence&gt;</text:p>
      <text:p text:style-name="P54"><text:tab/><text:tab/><text:tab/>&lt;xsd:element name="SrcAdv" type="iis:ServiceAdvertisementType" minOccurs="1" maxOccures="1"/&gt;</text:p>
      <text:p text:style-name="P54"><text:tab/><text:tab/><text:tab/>&lt;xsd:element name="MetaSrcAdv" type="iis:ServiceAdvertisementMetadataType" minOccurs="1" maxOccurs="1"/&gt;</text:p>
      <text:p text:style-name="P54"><text:tab/><text:tab/>&lt;/xsd:sequence&gt;</text:p>
      <text:p text:style-name="P54"><text:tab/>&lt;/xsd:complexType&gt;</text:p>
      <text:p text:style-name="P54"><text:tab/></text:p>
      <text:p text:style-name="P54"/>
      <text:p text:style-name="P54"><text:tab/>&lt;xsd:complexType name="ServiceAdvertisementType"&gt;</text:p>
      <text:p text:style-name="P54"><text:tab/><text:tab/>&lt;xsd:sequence&gt;</text:p>
      <text:p text:style-name="P54"><text:tab/><text:tab/><text:tab/>&lt;xsd:element name="Type" type="iis:ServiceTypeType"/&gt;</text:p>
      <text:p text:style-name="P54"><text:tab/><text:tab/><text:tab/>&lt;xsd:element name="EndPoint" type="xsd:string"/&gt;</text:p>
      <text:p text:style-name="P54"><text:tab/><text:tab/><text:tab/>&lt;xsd:element name="Impl" type="xsd:string"/&gt;</text:p>
      <text:p text:style-name="P54"><text:tab/><text:tab/><text:tab/>&lt;xsd:element name="Version" type="xsd:string"/&gt;</text:p>
      <text:p text:style-name="P54"><text:tab/><text:tab/><text:tab/>&lt;xsd:element name="URI" type="xsd:anyURI"/&gt;</text:p>
      <text:p text:style-name="P54"><text:tab/><text:tab/><text:tab/>&lt;xsd:element name="AuthzInfo" type="iis:AutorizationInfoType"/&gt; &lt;!-- Authorization information --&gt;</text:p>
      <text:p text:style-name="P54"><text:tab/><text:tab/><text:tab/>&lt;xsd:element name="SSPair" type="iis:NameValuePair" minOccurs="0" maxOccurs="unbounded"/&gt;</text:p>
      <text:p text:style-name="P54"><text:tab/><text:tab/>&lt;/xsd:sequence&gt;</text:p>
      <text:p text:style-name="P54"><text:tab/>&lt;/xsd:complexType&gt;</text:p>
      <text:p text:style-name="P54"/>
      <text:p text:style-name="P54"><text:tab/>&lt;xsd:complexType name="ServiceAdvertisementMetadataType"&gt;</text:p>
      <text:p text:style-name="P54"><text:tab/><text:tab/>&lt;xsd:sequence&gt;</text:p>
      <text:p text:style-name="P54"><text:tab/><text:tab/><text:tab/>&lt;xsd:element name="Expiration" type="xsd:duration"/&gt;</text:p>
      <text:p text:style-name="P54"><text:tab/><text:tab/><text:tab/>&lt;xsd:element name="GenTime" type="xsd:dateTime"/&gt;</text:p>
      <text:p text:style-name="P54"><text:tab/><text:tab/><text:tab/>&lt;xsd:element name="Source" type="wsa:EndpointReferenceType"/&gt;</text:p>
      <text:p text:style-name="P54"><text:tab/><text:tab/><text:tab/>&lt;xsd:element name="Status" type="xsd:string"/&gt; &lt;!-- Registration status: NEW, ACCEPTED ... --&gt;</text:p>
      <text:p text:style-name="P54"><text:tab/><text:tab/>&lt;/xsd:sequence&gt;</text:p>
      <text:p text:style-name="P54"><text:tab/>&lt;/xsd:complexType&gt;</text:p>
      <text:p text:style-name="P54"/>
      <text:p text:style-name="P54"><text:tab/>&lt;xsd:simpleType name="FaultTypeType"&gt;</text:p>
      <text:p text:style-name="P54"><text:tab/><text:tab/>&lt;xsd:restriction base="xsd:string"&gt;</text:p>
      <text:p text:style-name="P54"><text:tab/><text:tab/><text:tab/>&lt;xsd:enumeration value="1"/&gt;</text:p>
      <text:p text:style-name="P54"><text:tab/><text:tab/><text:tab/>&lt;xsd:enumeration value="2"/&gt;</text:p>
      <text:p text:style-name="P54"><text:tab/><text:tab/>&lt;/xsd:restriction&gt;</text:p>
      <text:p text:style-name="P54"><text:tab/>&lt;/xsd:simpleType&gt;</text:p>
      <text:p text:style-name="P54"/>
      <text:p text:style-name="P54"><text:tab/>&lt;!-- description of fault --&gt;</text:p>
      <text:p text:style-name="P54"><text:tab/>&lt;xsd:complexType name="FaultType"&gt;</text:p>
      <text:p text:style-name="P54"><text:tab/><text:tab/>&lt;xsd:sequence&gt;</text:p>
      <text:p text:style-name="P54"><text:tab/><text:tab/><text:tab/>&lt;xsd:element name="Name" <text:s text:c="7"/>type="xsd:string"/&gt;</text:p>
      <text:p text:style-name="P54"><text:tab/><text:tab/><text:tab/>&lt;xsd:element name="Type" <text:s text:c="7"/>type="iis:FaultTypeType"/&gt;</text:p>
      <text:p text:style-name="P54"><text:tab/><text:tab/><text:tab/>&lt;xsd:element name="Description" type="xsd:string"/&gt;</text:p>
      <text:p text:style-name="P54"><text:tab/><text:tab/>&lt;/xsd:sequence&gt;</text:p>
      <text:p text:style-name="P54"><text:tab/>&lt;/xsd:complexType&gt;</text:p>
      <text:p text:style-name="P54"/>
      <text:p text:style-name="P54"/>
      <text:p text:style-name="P54"><text:tab/>&lt;xsd:complexType name="FullServiceDescriptionType"&gt;</text:p>
      <text:p text:style-name="P54"><text:tab/><text:tab/>&lt;xsd:sequence&gt;</text:p>
      <text:p text:style-name="P54"><text:tab/><text:tab/><text:tab/>&lt;xsd:element name="CoreSD" type="iis:CoreServiceDescriptionType" minOccurs="1" maxOccurs="1"/&gt;</text:p>
      <text:p text:style-name="P54"><text:tab/><text:tab/><text:tab/>&lt;xsd:element name="ExtSD" type="iis:ExtendedServiceDescriptionType" minOccurs="1" maxOccurs="1"/&gt;</text:p>
      <text:p text:style-name="P54"><text:tab/><text:tab/><text:tab/>&lt;xsd:element name="Resource" type="iis:ResourceDescriptionType" minOccurs="0" maxOccurs="1"/&gt;</text:p>
      <text:p text:style-name="P54"><text:tab/><text:tab/><text:tab/>&lt;xsd:element name="Activity" type="iis:ActivityDescriptionType" minOccurs="0" maxOccurs="unbounded"/&gt;</text:p>
      <text:p text:style-name="P54"><text:tab/><text:tab/>&lt;/xsd:sequence&gt;</text:p>
      <text:p text:style-name="P54"><text:tab/>&lt;/xsd:complexType&gt;</text:p>
      <text:p text:style-name="P54"/>
      <text:p text:style-name="P54"><text:tab/>&lt;xsd:complextType name="CoreServiceDescriptionType"&gt;</text:p>
      <text:p text:style-name="P54"><text:tab/><text:tab/>&lt;xsd:sequence&gt;</text:p>
      <text:p text:style-name="P54"><text:tab/><text:tab/><text:tab/>&lt;xsd:element name="Status" type="xsd:string"/&gt;</text:p>
      <text:p text:style-name="P54"><text:tab/><text:tab/><text:tab/>&lt;xsd:element name="Type" type="iis:ServiceTypeType"/&gt;</text:p>
      <text:p text:style-name="P54"><text:tab/><text:tab/><text:tab/>&lt;xsd:element name="EndPoint" type="wsa:EndpointReferenceType"/&gt; &lt;!-- Endpoint reference --&gt;</text:p>
      <text:p text:style-name="P54"><text:tab/><text:tab/><text:tab/>&lt;xsd:element name="URI" type="xsd:anyURI"/&gt;</text:p>
      <text:p text:style-name="P54"><text:tab/><text:tab/><text:tab/>&lt;xsd:element name="Name" type="xsd:string"/&gt;</text:p>
      <text:p text:style-name="P54"><text:tab/><text:tab/><text:tab/>&lt;xsd:element name="Impl" type="xsd:string"/&gt; &lt;!-- Name of the implementation (ComputingService: A-REX, ...) --&gt;</text:p>
      <text:p text:style-name="P54"><text:tab/><text:tab/><text:tab/>&lt;xsd:element name="Version" type="xsd:string"/&gt; &lt;!-- Version of the service implementation --&gt;</text:p>
      <text:p text:style-name="P54"><text:tab/><text:tab/><text:tab/>&lt;xsd:element name="Profile" type="iis:ProfileType"/&gt; &lt;!-- Supported profiles --&gt;</text:p>
      <text:p text:style-name="P54"><text:tab/><text:tab/><text:tab/>&lt;xsd:element name="AuthzInfo" type="iis:AutorizationInfoType"/&gt; &lt;!-- Authorization information --&gt;</text:p>
      <text:p text:style-name="P54"><text:tab/><text:tab/><text:tab/>&lt;xsd:element name="AuthInfo" type="iis:AuthenticationInfoType"/&gt; &lt;!-- Authentication information --&gt;</text:p>
      <text:p text:style-name="P54"><text:tab/><text:tab/>&lt;/xsd:sequence&gt;</text:p>
      <text:p text:style-name="P54"><text:tab/>&lt;/xsd:complexType&gt;</text:p>
      <text:p text:style-name="P54"/>
      <text:p text:style-name="P54"><text:tab/>&lt;!-- List of the service types will be provided by the GLUE-2.0 --&gt;</text:p>
      <text:p text:style-name="P54"><text:tab/>&lt;xsd:complexType name="ServiceTypeType"&gt;</text:p>
      <text:p text:style-name="P54"><text:tab/><text:tab/>&lt;xsd:restriction base="xsd:string"&gt;</text:p>
      <text:p text:style-name="P54"><text:tab/><text:tab/>&lt;/xsd:restriction&gt;</text:p>
      <text:p text:style-name="P54"><text:tab/>&lt;/xsd:complexType&gt;</text:p>
      <text:p text:style-name="P54"/>
      <text:p text:style-name="P54"><text:tab/>&lt;xsd:complexType name="ProfileType"&gt;</text:p>
      <text:p text:style-name="P54"><text:tab/><text:tab/>&lt;xsd:sequence&gt;</text:p>
      <text:p text:style-name="P54"><text:tab/><text:tab/>&lt;/xsd:sequence&gt;</text:p>
      <text:p text:style-name="P54"><text:tab/>&lt;/xsd:complexType&gt;</text:p>
      <text:p text:style-name="P54"/>
      <text:p text:style-name="P54"><text:tab/>&lt;xsd:complextType name="AuthorizationInfoType"&gt;</text:p>
      <text:p text:style-name="P54"><text:tab/><text:tab/>&lt;xsd:sequence&gt;</text:p>
      <text:p text:style-name="P54"><text:tab/><text:tab/>&lt;/xsd:sequence&gt;</text:p>
      <text:p text:style-name="P54"><text:tab/>&lt;/xsd:complexType&gt;</text:p>
      <text:p text:style-name="P54"/>
      <text:p text:style-name="P54"><text:tab/>&lt;xsd:complextType name="AuthenticationInfoType"&gt;</text:p>
      <text:p text:style-name="P54"><text:tab/><text:tab/>&lt;xsd:sequence&gt;</text:p>
      <text:p text:style-name="P54"><text:tab/><text:tab/>&lt;/xsd:sequence&gt;</text:p>
      <text:p text:style-name="P54"><text:tab/>&lt;/xsd:complexType&gt;</text:p>
      <text:p text:style-name="P54"/>
      <text:p text:style-name="P54"><text:tab/>&lt;xsd:complextType name="NameValuePairType"&gt;</text:p>
      <text:p text:style-name="P54"><text:tab/><text:tab/>&lt;xsd:sequence&gt;</text:p>
      <text:p text:style-name="P54"><text:tab/><text:tab/><text:tab/>&lt;xsd:element name="Name" type="xsd:string"/&gt;</text:p>
      <text:p text:style-name="P54"><text:tab/><text:tab/><text:tab/>&lt;xsd:element name="Value" type="xsd:string"/&gt;</text:p>
      <text:p text:style-name="P54"><text:tab/><text:tab/>&lt;/xsd:sequence&gt;</text:p>
      <text:p text:style-name="P54"><text:tab/>&lt;/xsd:complexType&gt;</text:p>
      <text:p text:style-name="P54"/>
      <text:p text:style-name="P54"><text:tab/>&lt;!-- Service Specific attributes will be defined later following GLUE-2.0 --&gt;</text:p>
      <text:p text:style-name="P54"><text:tab/>&lt;xsd:complextType name="ExtendedServiceDescriptionType"&gt;</text:p>
      <text:p text:style-name="P54"><text:tab/><text:tab/>&lt;xsd:sequence&gt;</text:p>
      <text:p text:style-name="P54"><text:tab/><text:tab/><text:tab/>&lt;xsd:element name="Pair" type="iis:NameValuePairType" minOccurs="0" maxOccurs="unbounded"/&gt;</text:p>
      <text:p text:style-name="P54"><text:tab/><text:tab/>&lt;/xsd:sequence&gt;</text:p>
      <text:p text:style-name="P54"><text:tab/>&lt;/xsd:complexType&gt;</text:p>
      <text:p text:style-name="P54"/>
      <text:p text:style-name="P54"><text:tab/>&lt;!-- Service Specific attributes describing resources will be defined later following GLUE-2.0 --&gt;</text:p>
      <text:p text:style-name="P54"><text:tab/>&lt;xsd:complextType name="ResourceDescriptionType"&gt;</text:p>
      <text:p text:style-name="P54"><text:tab/><text:tab/>&lt;xsd:sequence&gt;</text:p>
      <text:p text:style-name="P54"><text:tab/><text:tab/><text:tab/>&lt;xsd:element name="Pair" type="iis:NameValuePairType" minOccurs="0" maxOccurs="unbounded"/&gt;</text:p>
      <text:p text:style-name="P54"><text:tab/><text:tab/>&lt;/xsd:sequence&gt;</text:p>
      <text:p text:style-name="P54"><text:tab/>&lt;/xsd:complexType&gt;</text:p>
      <text:p text:style-name="P54"/>
      <text:p text:style-name="P54"><text:tab/>&lt;!-- Service Specific attributes describing activity will be defined later following GLUE-2.0 --&gt;</text:p>
      <text:p text:style-name="P54"><text:tab/>&lt;xsd:complextType name="ActivityDescriptionType"&gt;</text:p>
      <text:p text:style-name="P54"><text:tab/><text:tab/>&lt;xsd:sequence&gt;</text:p>
      <text:p text:style-name="P54"><text:tab/><text:tab/><text:tab/>&lt;xsd:element name="Pair" type="iis:NameValuePairType" minOccurs="0" maxOccurs="unbounded"/&gt;</text:p>
      <text:p text:style-name="P54"><text:tab/><text:tab/>&lt;/xsd:sequence&gt;</text:p>
      <text:p text:style-name="P54"><text:tab/>&lt;/xsd:complexType&gt;</text:p>
      <text:p text:style-name="P54"/>
      <text:p text:style-name="P54">&lt;/xsd:schema&gt;</text:p>
      <text:list text:style-name="WW8Num41" text:continue-numbering="true">
        <text:list-item>
          <text:h text:style-name="P51" text:outline-level="1"><text:s/>Information Indexing Service WSDL</text:h>
        </text:list-item>
      </text:list>
      <text:p text:style-name="P52">Please refer to to ... for most up-to-date version of IIS WSDL.</text:p>
      <text:p text:style-name="P52"/>
      <text:list text:style-name="WW8Num41" text:continue-numbering="true">
        <text:list-item>
          <text:h text:style-name="P51" text:outline-level="1"><text:s/>Normative Delegation WSDL</text:h>
        </text:list-item>
      </text:list>
      <text:p text:style-name="P55">This WSDL defines port-type which allows services implementing to accept delegated credentials from clients.</text:p>
      <text:p text:style-name="P56">&lt;?xml version="1.0" encoding="UTF-8"?&gt;</text:p>
      <text:p text:style-name="P56">&lt;wsdl:definitions targetNamespace="http://www.nordugrid.org/schemas/delegation"</text:p>
      <text:p text:style-name="P56"><text:s/>xmlns:SOAP-ENV="http://schemas.xmlsoap.org/soap/envelope/"</text:p>
      <text:p text:style-name="P56"><text:s/>xmlns:SOAP-ENC="http://schemas.xmlsoap.org/soap/encoding/"</text:p>
      <text:p text:style-name="P56"><text:s/>xmlns:xsi="http://www.w3.org/2001/XMLSchema-instance"</text:p>
      <text:p text:style-name="P56"><text:s/>xmlns:xsd="http://www.w3.org/2001/XMLSchema"</text:p>
      <text:p text:style-name="P56"><text:s/>xmlns:soap="http://schemas.xmlsoap.org/wsdl/soap/"</text:p>
      <text:p text:style-name="P56"><text:s/>xmlns:wsdl="http://schemas.xmlsoap.org/wsdl/"</text:p>
      <text:p text:style-name="P56"><text:s/>xmlns:wsa="http://www.w3.org/2005/08/addressing"</text:p>
      <text:p text:style-name="P56"><text:s/>xmlns:deleg="http://www.nordugrid.org/schemas/delegation"&gt;</text:p>
      <text:p text:style-name="P56"/>
      <text:p text:style-name="P56"><text:s text:c="2"/>&lt;wsdl:types&gt;</text:p>
      <text:p text:style-name="P56"><text:s text:c="4"/>&lt;xsd:schema targetNamespace="http://www.nordugrid.org/schemas/delegation"&gt;</text:p>
      <text:p text:style-name="P56"/>
      <text:p text:style-name="P56"><text:s text:c="6"/>&lt;!-- Common types --&gt;</text:p>
      <text:p text:style-name="P56"/>
      <text:p text:style-name="P56"><text:s text:c="6"/>&lt;xsd:simpleType name="TokenFormatType"&gt;</text:p>
      <text:p text:style-name="P56"><text:s text:c="8"/>&lt;xsd:restriction base="xsd:string"&gt;</text:p>
      <text:p text:style-name="P56"><text:s text:c="10"/>&lt;xsd:enumeration value="x509"/&gt;</text:p>
      <text:p text:style-name="P56"><text:s text:c="8"/>&lt;/xsd:restriction&gt;</text:p>
      <text:p text:style-name="P56"><text:s text:c="6"/>&lt;/xsd:simpleType&gt;</text:p>
      <text:p text:style-name="P56"/>
      <text:p text:style-name="P56"><text:s text:c="6"/>&lt;xsd:complexType name="ReferenceType"&gt;</text:p>
      <text:p text:style-name="P56"><text:s text:c="8"/>&lt;xsd:sequence&gt;</text:p>
      <text:p text:style-name="P56"><text:s text:c="10"/>&lt;xsd:any namespace="##other" processContents="lax" minOccurs="0" maxOccurs="unbounded"/&gt;</text:p>
      <text:p text:style-name="P56"><text:s text:c="8"/>&lt;/xsd:sequence&gt;</text:p>
      <text:p text:style-name="P56"><text:s text:c="6"/>&lt;/xsd:complexType&gt;</text:p>
      <text:p text:style-name="P56"/>
      <text:p text:style-name="P56"><text:s text:c="6"/>&lt;xsd:complexType name="DelegatedTokenType"&gt;</text:p>
      <text:p text:style-name="P56"><text:s text:c="8"/>&lt;xsd:sequence&gt;</text:p>
      <text:p text:style-name="P56"><text:s text:c="10"/>&lt;xsd:element name="Id" type="xsd:string"/&gt;</text:p>
      <text:p text:style-name="P56"><text:s text:c="10"/>&lt;xsd:element name="Value" type="xsd:string"/&gt;</text:p>
      <text:p text:style-name="P56"><text:s text:c="10"/>&lt;xsd:element name="Reference" type="deleg:ReferenceType" minOccurs="0" maxOccurs="unbounded"/&gt;</text:p>
      <text:p text:style-name="P56"><text:s text:c="8"/>&lt;/xsd:sequence&gt;</text:p>
      <text:p text:style-name="P56"><text:s text:c="8"/>&lt;xsd:attribute name="Format" type="deleg:TokenFormatType" use="required"/&gt;</text:p>
      <text:p text:style-name="P56"><text:s text:c="6"/>&lt;/xsd:complexType&gt;</text:p>
      <text:p text:style-name="P56"/>
      <text:p text:style-name="P56"><text:s text:c="6"/>&lt;xsd:complexType name="TokenRequestType"&gt;</text:p>
      <text:p text:style-name="P56"><text:s text:c="8"/>&lt;xsd:sequence&gt;</text:p>
      <text:p text:style-name="P56"><text:s text:c="10"/>&lt;xsd:element name="Id" type="xsd:string"/&gt;</text:p>
      <text:p text:style-name="P56"><text:s text:c="10"/>&lt;xsd:element name="Value" type="xsd:string"/&gt;</text:p>
      <text:p text:style-name="P56"><text:s text:c="8"/>&lt;/xsd:sequence&gt;</text:p>
      <text:p text:style-name="P56"><text:s text:c="8"/>&lt;xsd:attribute name="Format" type="deleg:TokenFormatType" use="required"/&gt;</text:p>
      <text:p text:style-name="P56"><text:s text:c="6"/>&lt;/xsd:complexType&gt;</text:p>
      <text:p text:style-name="P56"/>
      <text:p text:style-name="P56"><text:s text:c="6"/>&lt;!-- Types for messages --&gt;</text:p>
      <text:p text:style-name="P56"/>
      <text:p text:style-name="P56"><text:s text:c="6"/>&lt;xsd:complexType name="DelegateCredentialsInitRequestType"&gt;</text:p>
      <text:p text:style-name="P56"><text:s text:c="8"/>&lt;xsd:sequence&gt;</text:p>
      <text:p text:style-name="P56"><text:s text:c="8"/>&lt;/xsd:sequence&gt;</text:p>
      <text:p text:style-name="P56"><text:s text:c="6"/>&lt;/xsd:complexType&gt;</text:p>
      <text:p text:style-name="P56"><text:s text:c="6"/>&lt;xsd:element name="DelegateCredentialsInit" type="deleg:DelegateCredentialsInitRequestType"/&gt;</text:p>
      <text:p text:style-name="P56"/>
      <text:p text:style-name="P56"><text:s text:c="6"/>&lt;xsd:complexType name="DelegateCredentialsInitResponseType"&gt;</text:p>
      <text:p text:style-name="P56"><text:s text:c="8"/>&lt;xsd:sequence&gt;</text:p>
      <text:p text:style-name="P56"><text:s text:c="10"/>&lt;xsd:element name="TokenRequest" type="deleg:TokenRequestType"/&gt;</text:p>
      <text:p text:style-name="P56"><text:s text:c="8"/>&lt;/xsd:sequence&gt;</text:p>
      <text:p text:style-name="P56"><text:s text:c="6"/>&lt;/xsd:complexType&gt;</text:p>
      <text:p text:style-name="P56"><text:s text:c="6"/>&lt;xsd:element name="DelegateCredentialsInitResponse" type="deleg:DelegateCredentialsInitResponseType"/&gt;</text:p>
      <text:p text:style-name="P56"/>
      <text:p text:style-name="P56"><text:s text:c="6"/>&lt;xsd:complexType name="UpdateCredentialsRequestType"&gt;</text:p>
      <text:p text:style-name="P56"><text:s text:c="8"/>&lt;xsd:sequence&gt;</text:p>
      <text:p text:style-name="P56"><text:s text:c="10"/>&lt;xsd:element name="DelegatedToken" type="deleg:DelegatedTokenType"/&gt;</text:p>
      <text:p text:style-name="P56"><text:s text:c="8"/>&lt;/xsd:sequence&gt;</text:p>
      <text:p text:style-name="P56"><text:s text:c="6"/>&lt;/xsd:complexType&gt;</text:p>
      <text:p text:style-name="P56"><text:s text:c="6"/>&lt;xsd:element name="UpdateCredentials" type="deleg:UpdateCredentialsRequestType"/&gt;</text:p>
      <text:p text:style-name="P56"/>
      <text:p text:style-name="P56"><text:s text:c="6"/>&lt;xsd:complexType name="UpdateCredentialsResponseType"&gt;</text:p>
      <text:p text:style-name="P56"><text:s text:c="8"/>&lt;xsd:sequence&gt;</text:p>
      <text:p text:style-name="P56"><text:s text:c="8"/>&lt;/xsd:sequence&gt;</text:p>
      <text:p text:style-name="P56"><text:s text:c="6"/>&lt;/xsd:complexType&gt;</text:p>
      <text:p text:style-name="P56"><text:s text:c="6"/>&lt;xsd:element name="UpdateCredentialsResponse" type="deleg:UpdateCredentialsResponseType"/&gt;</text:p>
      <text:p text:style-name="P56"/>
      <text:p text:style-name="P56"><text:s text:c="6"/>&lt;!-- Faults --&gt;</text:p>
      <text:p text:style-name="P56"/>
      <text:p text:style-name="P56"><text:s text:c="6"/>&lt;xsd:complexType name="UnsupportedFaultType"&gt;</text:p>
      <text:p text:style-name="P56"><text:s text:c="8"/>&lt;xsd:sequence&gt;</text:p>
      <text:p text:style-name="P56"><text:s text:c="10"/>&lt;xsd:element name="Description" type="xsd:string" minOccurs="0"/&gt;</text:p>
      <text:p text:style-name="P56"><text:s text:c="8"/>&lt;/xsd:sequence&gt;</text:p>
      <text:p text:style-name="P56"><text:s text:c="6"/>&lt;/xsd:complexType&gt;</text:p>
      <text:p text:style-name="P56"><text:s text:c="6"/>&lt;xsd:element name="UnsupportedFault" type="deleg:UnsupportedFaultType"/&gt;</text:p>
      <text:p text:style-name="P56"/>
      <text:p text:style-name="P56"><text:s text:c="6"/>&lt;xsd:complexType name="ProcessingFaultType"&gt;</text:p>
      <text:p text:style-name="P56"><text:s text:c="8"/>&lt;xsd:sequence&gt;</text:p>
      <text:p text:style-name="P56"><text:s text:c="10"/>&lt;xsd:element name="Description" type="xsd:string" minOccurs="0"/&gt;</text:p>
      <text:p text:style-name="P56"><text:s text:c="8"/>&lt;/xsd:sequence&gt;</text:p>
      <text:p text:style-name="P56"><text:s text:c="6"/>&lt;/xsd:complexType&gt;</text:p>
      <text:p text:style-name="P56"><text:s text:c="6"/>&lt;xsd:element name="ProcessingFault" type="deleg:ProcessingFaultType"/&gt;</text:p>
      <text:p text:style-name="P56"/>
      <text:p text:style-name="P56"><text:s text:c="4"/>&lt;/xsd:schema&gt;</text:p>
      <text:p text:style-name="P56"><text:s text:c="2"/>&lt;/wsdl:types&gt;</text:p>
      <text:p text:style-name="P56"/>
      <text:p text:style-name="P56"><text:s text:c="2"/>&lt;wsdl:message name="DelegateCredentialsInitRequest"&gt;</text:p>
      <text:p text:style-name="P56"><text:s text:c="4"/>&lt;wsdl:part name="DelegateCredentialsInitRequest" element="deleg:DelegateCredentialsInit"/&gt;</text:p>
      <text:p text:style-name="P56"><text:s text:c="2"/>&lt;/wsdl:message&gt;</text:p>
      <text:p text:style-name="P56"/>
      <text:p text:style-name="P56"><text:s text:c="2"/>&lt;wsdl:message name="DelegateCredentialsInitResponse"&gt;</text:p>
      <text:p text:style-name="P56"><text:s text:c="4"/>&lt;wsdl:part name="DelegateCredentialsInitResponse" element="deleg:DelegateCredentialsInitResponse"/&gt;</text:p>
      <text:p text:style-name="P56"><text:s text:c="2"/>&lt;/wsdl:message&gt;</text:p>
      <text:p text:style-name="P56"/>
      <text:p text:style-name="P56"><text:s text:c="2"/>&lt;wsdl:message name="UpdateCredentialsRequest"&gt;</text:p>
      <text:p text:style-name="P56"><text:s text:c="4"/>&lt;wsdl:part name="UpdateCredentialsRequest" element="deleg:UpdateCredentials"/&gt;</text:p>
      <text:p text:style-name="P56"><text:s text:c="2"/>&lt;/wsdl:message&gt;</text:p>
      <text:p text:style-name="P56"/>
      <text:p text:style-name="P56"><text:s text:c="2"/>&lt;wsdl:message name="UpdateCredentialsResponse"&gt;</text:p>
      <text:p text:style-name="P56"><text:s text:c="4"/>&lt;wsdl:part name="UpdateCredentialsResponse" element="deleg:UpdateCredentialsResponse"/&gt;</text:p>
      <text:p text:style-name="P56"><text:s text:c="2"/>&lt;/wsdl:message&gt;</text:p>
      <text:p text:style-name="P56"/>
      <text:p text:style-name="P56"><text:s text:c="2"/>&lt;wsdl:message name="UnsupportedFault"&gt;</text:p>
      <text:p text:style-name="P56"><text:s text:c="4"/>&lt;wsdl:part name="Detail" element="deleg:UnsupportedFault"/&gt;</text:p>
      <text:p text:style-name="P56"><text:s text:c="2"/>&lt;/wsdl:message&gt;</text:p>
      <text:p text:style-name="P56"/>
      <text:p text:style-name="P56"><text:s text:c="2"/>&lt;wsdl:message name="ProcessingFault"&gt;</text:p>
      <text:p text:style-name="P56"><text:s text:c="4"/>&lt;wsdl:part name="Detail" element="deleg:ProcessingFault"/&gt;</text:p>
      <text:p text:style-name="P56"><text:s text:c="2"/>&lt;/wsdl:message&gt;</text:p>
      <text:p text:style-name="P56"/>
      <text:p text:style-name="P56"><text:s text:c="2"/>&lt;wsdl:portType name="DelegationPortType"&gt;</text:p>
      <text:p text:style-name="P56"/>
      <text:p text:style-name="P56"><text:s text:c="3"/>&lt;wsdl:operation name="DelegateCredentialsInit"&gt;</text:p>
      <text:p text:style-name="P56"><text:s text:c="6"/>&lt;wsdl:documentation&gt;</text:p>
      <text:p text:style-name="P56"><text:s text:c="6"/>&lt;/wsdl:documentation&gt;</text:p>
      <text:p text:style-name="P56"><text:s text:c="6"/>&lt;wsdl:input name="DelegateCredentialsInitRequest"</text:p>
      <text:p text:style-name="P56"><text:s text:c="8"/>message="deleg:DelegateCredentialsInitRequest"/&gt;</text:p>
      <text:p text:style-name="P56"><text:s text:c="6"/>&lt;wsdl:output name="DelegateCredentialsInitResponse"</text:p>
      <text:p text:style-name="P56"><text:s text:c="8"/>message="deleg:DelegateCredentialsInitResponse"/&gt;</text:p>
      <text:p text:style-name="P56"><text:s text:c="6"/>&lt;wsdl:fault name="UnsupportedFault"</text:p>
      <text:p text:style-name="P56"><text:s text:c="8"/>message="deleg:UnsupportedFault"/&gt;</text:p>
      <text:p text:style-name="P56"><text:s text:c="6"/>&lt;wsdl:fault name="ProcessingFault"</text:p>
      <text:p text:style-name="P56"><text:s text:c="8"/>message="deleg:ProcessingFault"/&gt;</text:p>
      <text:p text:style-name="P56"><text:s text:c="4"/>&lt;/wsdl:operation&gt;</text:p>
      <text:p text:style-name="P56"/>
      <text:p text:style-name="P56"><text:s text:c="3"/>&lt;wsdl:operation name="UpdateCredentials"&gt;</text:p>
      <text:p text:style-name="P56"><text:s text:c="6"/>&lt;wsdl:documentation&gt;</text:p>
      <text:p text:style-name="P56"><text:s text:c="6"/>&lt;/wsdl:documentation&gt;</text:p>
      <text:p text:style-name="P56"><text:s text:c="6"/>&lt;wsdl:input name="UpdateCredentialsRequest"</text:p>
      <text:p text:style-name="P56"><text:s text:c="8"/>message="deleg:UpdateCredentialsRequest"/&gt;</text:p>
      <text:p text:style-name="P56"><text:s text:c="6"/>&lt;wsdl:output name="UpdateCredentialsResponse"</text:p>
      <text:p text:style-name="P56"><text:s text:c="8"/>message="deleg:UpdateCredentialsResponse"/&gt;</text:p>
      <text:p text:style-name="P56"><text:s text:c="6"/>&lt;wsdl:fault name="UnsupportedFault"</text:p>
      <text:p text:style-name="P56"><text:s text:c="8"/>message="deleg:UnsupportedFault"/&gt;</text:p>
      <text:p text:style-name="P56"><text:s text:c="6"/>&lt;wsdl:fault name="ProcessingFault"</text:p>
      <text:p text:style-name="P56"><text:s text:c="8"/>message="deleg:ProcessingFault"/&gt;</text:p>
      <text:p text:style-name="P56"><text:s text:c="4"/>&lt;/wsdl:operation&gt;</text:p>
      <text:p text:style-name="P56"/>
      <text:p text:style-name="P56"><text:s text:c="2"/>&lt;/wsdl:portType&gt;</text:p>
      <text:p text:style-name="P56"/>
      <text:p text:style-name="P56"><text:s text:c="2"/>&lt;wsdl:binding name="DelegationBinding" type="deleg:DelegationPortType"&gt;</text:p>
      <text:p text:style-name="P56"/>
      <text:p text:style-name="P56"><text:s text:c="4"/>&lt;soap:binding style="document" transport="http://schemas.xmlsoap.org/soap/http"/&gt;</text:p>
      <text:p text:style-name="P56"/>
      <text:p text:style-name="P56"><text:s text:c="4"/>&lt;wsdl:operation name="DelegateCredentialsInit"&gt;</text:p>
      <text:p text:style-name="P56"><text:s text:c="6"/>&lt;soap:operation soapAction="DelegateCredentialsInit"/&gt;</text:p>
      <text:p text:style-name="P56"><text:s text:c="6"/>&lt;wsdl:input name="DelegateCredentialsInitRequest"&gt;</text:p>
      <text:p text:style-name="P56"><text:s text:c="9"/>&lt;soap:body use="literal"/&gt;</text:p>
      <text:p text:style-name="P56"><text:s text:c="6"/>&lt;/wsdl:input&gt;</text:p>
      <text:p text:style-name="P56"><text:s text:c="6"/>&lt;wsdl:output name="DelegateCredentialsInitResponse"&gt;</text:p>
      <text:p text:style-name="P56"><text:s text:c="9"/>&lt;soap:body use="literal"/&gt;</text:p>
      <text:p text:style-name="P56"><text:s text:c="6"/>&lt;/wsdl:output&gt;</text:p>
      <text:p text:style-name="P56"><text:s text:c="4"/>&lt;/wsdl:operation&gt;</text:p>
      <text:p text:style-name="P56"/>
      <text:p text:style-name="P56"><text:s text:c="4"/>&lt;wsdl:operation name="UpdateCredentials"&gt;</text:p>
      <text:p text:style-name="P56"><text:s text:c="6"/>&lt;soap:operation soapAction="UpdateCredentials"/&gt;</text:p>
      <text:p text:style-name="P56"><text:s text:c="6"/>&lt;wsdl:input name="UpdateCredentialsRequest"&gt;</text:p>
      <text:p text:style-name="P56"><text:s text:c="8"/>&lt;soap:body use="literal"/&gt;</text:p>
      <text:p text:style-name="P56"><text:s text:c="6"/>&lt;/wsdl:input&gt;</text:p>
      <text:p text:style-name="P56"><text:s text:c="6"/>&lt;wsdl:output name="UpdateCredentialsResponse"&gt;</text:p>
      <text:p text:style-name="P56"><text:s text:c="8"/>&lt;soap:body use="literal"/&gt;</text:p>
      <text:p text:style-name="P56"><text:s text:c="6"/>&lt;/wsdl:output&gt;</text:p>
      <text:p text:style-name="P56"><text:s text:c="4"/>&lt;/wsdl:operation&gt;</text:p>
      <text:p text:style-name="P56"/>
      <text:p text:style-name="P56"><text:s text:c="2"/>&lt;/wsdl:binding&gt;</text:p>
      <text:p text:style-name="P56"/>
      <text:p text:style-name="P56">&lt;/wsdl:definitions&gt;</text:p>
      <text:list text:style-name="WW8Num41" text:continue-numbering="true">
        <text:list-item>
          <text:h text:style-name="P57" text:outline-level="1"><text:s/>Normative A-REX WSDL</text:h>
        </text:list-item>
      </text:list>
      <text:p text:style-name="P52">This WSDL also refers to OGSA BES interface and WS-Resource Properties and integrates their port-types. </text:p>
      <text:p text:style-name="P54">&lt;?xml version="1.0" encoding="UTF-8"?&gt;</text:p>
      <text:p text:style-name="P54">&lt;wsdl:definitions targetNamespace="http://www.nordugrid.org/schemas/a-rex"</text:p>
      <text:p text:style-name="P54"><text:s/>xmlns:SOAP-ENV="http://schemas.xmlsoap.org/soap/envelope/"</text:p>
      <text:p text:style-name="P54"><text:s/>xmlns:SOAP-ENC="http://schemas.xmlsoap.org/soap/encoding/"</text:p>
      <text:p text:style-name="P54"><text:s/>xmlns:xsi="http://www.w3.org/2001/XMLSchema-instance"</text:p>
      <text:p text:style-name="P54"><text:s/>xmlns:xsd="http://www.w3.org/2001/XMLSchema"</text:p>
      <text:p text:style-name="P54"><text:s/>xmlns:soap="http://schemas.xmlsoap.org/wsdl/soap/"</text:p>
      <text:p text:style-name="P54"><text:s/>xmlns:wsdl="http://schemas.xmlsoap.org/wsdl/"</text:p>
      <text:p text:style-name="P54"><text:s/>xmlns:wsa="http://www.w3.org/2005/08/addressing"</text:p>
      <text:p text:style-name="P54"><text:s/>xmlns:bes-factory="http://schemas.ggf.org/bes/2006/08/bes-factory"</text:p>
      <text:p text:style-name="P54"><text:s/>xmlns:bes-mgmt="http://schemas.ggf.org/bes/2006/08/bes-management"</text:p>
      <text:p text:style-name="P54"><text:s/>xmlns:deleg="http://www.nordugrid.org/schemas/delegation"</text:p>
      <text:p text:style-name="P54"><text:s/>xmlns:wsrf-rpw="http://docs.oasis-open.org/wsrf/rpw-2"</text:p>
      <text:p text:style-name="P54"><text:s/>xmlns:a-rex="http://www.nordugrid.org/schemas/a-rex"&gt;</text:p>
      <text:p text:style-name="P54"/>
      <text:p text:style-name="P54"/>
      <text:p text:style-name="P54"><text:s text:c="2"/>&lt;wsdl:import namespase="http://schemas.ggf.org/bes/2006/08/bes-factory" location="./bes-factory.wsdl"/&gt;</text:p>
      <text:p text:style-name="P54"><text:s text:c="2"/>&lt;wsdl:import namespase="http://schemas.ggf.org/bes/2006/08/bes-management" location="./bes-management.wsdl"/&gt;</text:p>
      <text:p text:style-name="P54"><text:s text:c="2"/>&lt;wsdl:import namespase="http://www.nordugrid.org/schemas/delegation" location="../schemas/delegation.wsdl"/&gt;</text:p>
      <text:p text:style-name="P54"><text:s text:c="2"/>&lt;wsdl:import namespase="http://docs.oasis-open.org/wsrf/rpw-2" location="http://docs.oasis-open.org/wsrf/rpw-2.wsdl"/&gt;</text:p>
      <text:p text:style-name="P54"/>
      <text:p text:style-name="P54"><text:s text:c="2"/>&lt;wsdl:types&gt;</text:p>
      <text:p text:style-name="P54"><text:s text:c="4"/>&lt;xsd:schema targetNamespace="http://www.nordugrid.org/schemas/a-rex"&gt;</text:p>
      <text:p text:style-name="P54"/>
      <text:p text:style-name="P54"><text:s text:c="6"/>&lt;xsd:import namespace="http://www.w3.org/2005/08/addressing" schemaLocation="./ws-addr.xsd"/&gt;</text:p>
      <text:p text:style-name="P54"/>
      <text:p text:style-name="P54"><text:s text:c="6"/>&lt;xsd:simpleType name="ActivitySubStateType"&gt;</text:p>
      <text:p text:style-name="P54"><text:s text:c="8"/>&lt;xsd:restriction base="xsd:string"&gt;</text:p>
      <text:p text:style-name="P54"><text:s text:c="10"/>&lt;xsd:enumeration value="Accepting"/&gt;</text:p>
      <text:p text:style-name="P54"><text:s text:c="10"/>&lt;xsd:enumeration value="Accepted"/&gt;</text:p>
      <text:p text:style-name="P54"><text:s text:c="10"/>&lt;xsd:enumeration value="Preparing"/&gt;</text:p>
      <text:p text:style-name="P54"><text:s text:c="10"/>&lt;xsd:enumeration value="Prepared"/&gt;</text:p>
      <text:p text:style-name="P54"><text:s text:c="10"/>&lt;xsd:enumeration value="Submiting"/&gt;</text:p>
      <text:p text:style-name="P54"><text:s text:c="10"/>&lt;xsd:enumeration value="Executing"/&gt;</text:p>
      <text:p text:style-name="P54"><text:s text:c="10"/>&lt;xsd:enumeration value="Killing"/&gt;</text:p>
      <text:p text:style-name="P54"><text:s text:c="10"/>&lt;xsd:enumeration value="Executed"/&gt;</text:p>
      <text:p text:style-name="P54"><text:s text:c="10"/>&lt;xsd:enumeration value="Finishing"/&gt;</text:p>
      <text:p text:style-name="P54"><text:s text:c="10"/>&lt;xsd:enumeration value="Finished"/&gt;</text:p>
      <text:p text:style-name="P54"><text:s text:c="10"/>&lt;xsd:enumeration value="Failed"/&gt;</text:p>
      <text:p text:style-name="P54"><text:s text:c="10"/>&lt;xsd:enumeration value="Deleted"/&gt;</text:p>
      <text:p text:style-name="P54"><text:s text:c="10"/>&lt;xsd:enumeration value="Pending"/&gt;</text:p>
      <text:p text:style-name="P54"><text:s text:c="10"/>&lt;xsd:enumeration value="Held"/&gt;</text:p>
      <text:p text:style-name="P54"><text:s text:c="8"/>&lt;/xsd:restriction&gt;</text:p>
      <text:p text:style-name="P54"><text:s text:c="6"/>&lt;/xsd:simpleType&gt;</text:p>
      <text:p text:style-name="P54"><text:s text:c="6"/>&lt;xsd:element name="State" type="a-rex:ActivitySubStateType"/&gt;</text:p>
      <text:p text:style-name="P54"><text:tab/><text:tab/></text:p>
      <text:p text:style-name="P54"><text:s text:c="6"/>&lt;xsd:complexType name="ChangeActivityStatusRequestType"&gt;</text:p>
      <text:p text:style-name="P54"><text:s text:c="8"/>&lt;xsd:sequence&gt;</text:p>
      <text:p text:style-name="P54"><text:tab/> <text:s/>&lt;xsd:element name="ActivityIdentifier" type="wsa:EndpointReferenceType"/&gt;</text:p>
      <text:p text:style-name="P54"><text:s text:c="10"/>&lt;xsd:element name="OldStatus" type="bes-factory:ActivityStatusType" minOccurs="0"/&gt;</text:p>
      <text:p text:style-name="P54"><text:s text:c="10"/>&lt;xsd:element name="NewStatus" type="bes-factory:ActivityStatusType"/&gt;</text:p>
      <text:p text:style-name="P54"><text:s text:c="8"/>&lt;/xsd:sequence&gt;</text:p>
      <text:p text:style-name="P54"><text:s text:c="6"/>&lt;/xsd:complexType&gt;</text:p>
      <text:p text:style-name="P54"><text:s text:c="6"/>&lt;xsd:element name="ChangeActivityStatus" type="a-rex:ChangeActivityStatusRequestType"/&gt;</text:p>
      <text:p text:style-name="P54"><text:tab/><text:tab/></text:p>
      <text:p text:style-name="P54"><text:s text:c="6"/>&lt;xsd:complexType name="ChangeActivityStatusResponseType"&gt;</text:p>
      <text:p text:style-name="P54"><text:s text:c="8"/>&lt;xsd:sequence&gt;</text:p>
      <text:p text:style-name="P54"><text:s text:c="10"/>&lt;xsd:element name="NewStatus" type="bes-factory:ActivityStatusType"/&gt;</text:p>
      <text:p text:style-name="P54"><text:s text:c="8"/>&lt;/xsd:sequence&gt;</text:p>
      <text:p text:style-name="P54"><text:s text:c="6"/>&lt;/xsd:complexType&gt;</text:p>
      <text:p text:style-name="P54"><text:s text:c="6"/>&lt;xsd:element name="ChangeActivityStatusResponse" type="a-rex:ChangeActivityStatusResponseType"/&gt;</text:p>
      <text:p text:style-name="P54"><text:tab/><text:tab/></text:p>
      <text:p text:style-name="P54"><text:s text:c="4"/>&lt;/xsd:schema&gt;</text:p>
      <text:p text:style-name="P54"><text:s text:c="2"/>&lt;/wsdl:types&gt;</text:p>
      <text:p text:style-name="P54"/>
      <text:p text:style-name="P54"><text:s text:c="2"/>&lt;wsdl:message name="ChangeActivityStatusRequest"&gt;</text:p>
      <text:p text:style-name="P54"><text:s text:c="4"/>&lt;wsdl:part name="ChangeActivityStatusRequest" element="a-rex:ChangeActivityStatus"/&gt;</text:p>
      <text:p text:style-name="P54"><text:s text:c="2"/>&lt;/wsdl:message&gt;</text:p>
      <text:p text:style-name="P54"/>
      <text:p text:style-name="P54"><text:s text:c="2"/>&lt;wsdl:message name="ChangeActivityStatusResponse"&gt;</text:p>
      <text:p text:style-name="P54"><text:s text:c="4"/>&lt;wsdl:part name="ChangeActivityStatusResponse" element="a-rex:ChangeActivityStatusResponse"/&gt;</text:p>
      <text:p text:style-name="P54"><text:s text:c="2"/>&lt;/wsdl:message&gt;</text:p>
      <text:p text:style-name="P54"/>
      <text:p text:style-name="P54"><text:s text:c="2"/>&lt;wsdl:portType name="a-rex"&gt;</text:p>
      <text:p text:style-name="P54"><text:s text:c="4"/>&lt;wsdl:operation name="ChangeActivityStatus"&gt;</text:p>
      <text:p text:style-name="P54"><text:s text:c="6"/>&lt;wsdl:documentation&gt;</text:p>
      <text:p text:style-name="P54"><text:s text:c="8"/>This operation allows any simple status change request </text:p>
      <text:p text:style-name="P54"><text:tab/>which involves no additional parameters. It should be</text:p>
      <text:p text:style-name="P54"><text:tab/>used to modify job/activity execution flow:</text:p>
      <text:p text:style-name="P54"><text:tab/> <text:s/>- To put job on hold</text:p>
      <text:p text:style-name="P54"><text:tab/> <text:s/>- To rerun job in case of failure</text:p>
      <text:p text:style-name="P54"><text:tab/> <text:s/>- To cancel job (same as TerminateActivity of BESFActory)</text:p>
      <text:p text:style-name="P54"><text:tab/> <text:s/>- To remove/release job - as long as non-existence is a state</text:p>
      <text:p text:style-name="P54"><text:tab/> <text:s/>- Any other status change no supported by BES</text:p>
      <text:p text:style-name="P54"><text:s text:c="6"/>&lt;/wsdl:documentation&gt;</text:p>
      <text:p text:style-name="P54"><text:s text:c="6"/>&lt;wsdl:input name="ChangeActivityStatusRequest"</text:p>
      <text:p text:style-name="P54"><text:s text:c="8"/>message="a-rex:ChangeActivityStatusRequest"/&gt;</text:p>
      <text:p text:style-name="P54"><text:s text:c="6"/>&lt;wsdl:output name="ChangeActivityStatusResponse"</text:p>
      <text:p text:style-name="P54"><text:s text:c="8"/>message="a-rex:ChangeActivityStatusResponse"/&gt;</text:p>
      <text:p text:style-name="P54"><text:s text:c="6"/>&lt;wsdl:fault name="NotAuthorizedFault"</text:p>
      <text:p text:style-name="P54"><text:s text:c="8"/>message="bes-factory:NotAuthorizedFault"</text:p>
      <text:p text:style-name="P54"><text:s text:c="8"/>wsa:Action="http://schemas.ggf.org/bes/2006/08/bes-factory/BESFactoryPortType/Fault"/&gt;</text:p>
      <text:p text:style-name="P54"><text:s text:c="6"/>&lt;wsdl:fault name="InvalidActivityIdentifierFault" </text:p>
      <text:p text:style-name="P54"><text:s text:c="8"/>message="bes-factory:InvalidActivityIdentifierFault"</text:p>
      <text:p text:style-name="P54"><text:s text:c="8"/>wsa:Action="http://schemas.ggf.org/bes/2006/08/bes-factory/BESFactoryPortType/Fault"/&gt;</text:p>
      <text:p text:style-name="P54"><text:s text:c="6"/>&lt;wsdl:fault name="CantApplyOperationToCurrentStateFault" </text:p>
      <text:p text:style-name="P54"><text:s text:c="9"/>message="bes-factory:CantApplyOperationToCurrentStateFault"</text:p>
      <text:p text:style-name="P54"><text:s text:c="9"/>wsa:Action="http://schemas.ggf.org/bes/2006/08/bes-factory/BESFactoryPortType/Fault"/&gt;</text:p>
      <text:p text:style-name="P54"><text:s text:c="6"/>&lt;wsdl:fault name="OperationWillBeAppliedEventuallyFault" </text:p>
      <text:p text:style-name="P54"><text:s text:c="9"/>message="bes-factory:OperationWillBeAppliedEventuallyFault"</text:p>
      <text:p text:style-name="P54"><text:s text:c="9"/>wsa:Action="http://schemas.ggf.org/bes/2006/08/bes-factory/BESFactoryPortType/Fault"/&gt;</text:p>
      <text:p text:style-name="P54"><text:s text:c="4"/>&lt;/wsdl:operation&gt;</text:p>
      <text:p text:style-name="P54"><text:s text:c="2"/>&lt;/wsdl:portType&gt;</text:p>
      <text:p text:style-name="P54"/>
      <text:p text:style-name="P54"><text:s text:c="2"/>&lt;wsdl:binding name="a-rex" type="a-rex:a-rex"&gt;</text:p>
      <text:p text:style-name="P54"><text:s text:c="4"/>&lt;soap:binding style="document" transport="http://schemas.xmlsoap.org/soap/http"/&gt;</text:p>
      <text:p text:style-name="P54"><text:s text:c="4"/>&lt;wsdl:operation name="ChangeActivityStatus"&gt;</text:p>
      <text:p text:style-name="P54"><text:s text:c="6"/>&lt;soap:operation soapAction="ChangeActivityStatus"/&gt;</text:p>
      <text:p text:style-name="P54"><text:s text:c="6"/>&lt;wsdl:input name="ChangeActivityStatusRequest"&gt;</text:p>
      <text:p text:style-name="P54"><text:s text:c="9"/>&lt;soap:body use="literal"/&gt;</text:p>
      <text:p text:style-name="P54"><text:s text:c="6"/>&lt;/wsdl:input&gt;</text:p>
      <text:p text:style-name="P54"><text:s text:c="6"/>&lt;wsdl:output name="ChangeActivityStatusResponse"&gt;</text:p>
      <text:p text:style-name="P54"><text:s text:c="9"/>&lt;soap:body use="literal"/&gt;</text:p>
      <text:p text:style-name="P54"><text:s text:c="6"/>&lt;/wsdl:output&gt;</text:p>
      <text:p text:style-name="P54"><text:s text:c="4"/>&lt;/wsdl:operation&gt;</text:p>
      <text:p text:style-name="P54"><text:s text:c="2"/>&lt;/wsdl:binding&gt;</text:p>
      <text:p text:style-name="P54"/>
      <text:p text:style-name="P54"><text:s text:c="2"/>&lt;wsdl:binding name="GetResourcePropertyDocument" type="wsrf-rpw:GetResourcePropertyDocument"&gt;</text:p>
      <text:p text:style-name="P54"><text:s text:c="4"/>&lt;soap:binding style="document" transport="http://schemas.xmlsoap.org/soap/http"/&gt;</text:p>
      <text:p text:style-name="P54"><text:s text:c="4"/>&lt;wsdl:operation name="GetResourcePropertyDocument"&gt;</text:p>
      <text:p text:style-name="P54"><text:s text:c="6"/>&lt;soap:operation soapAction="GetResourcePropertyDocument"/&gt;</text:p>
      <text:p text:style-name="P54"><text:s text:c="6"/>&lt;wsdl:input name="wsrf-rpw:GetResourcePropertyDocumentRequest"&gt;</text:p>
      <text:p text:style-name="P54"><text:s text:c="8"/>&lt;soap:body use="literal"/&gt;</text:p>
      <text:p text:style-name="P54"><text:s text:c="6"/>&lt;/wsdl:input&gt;</text:p>
      <text:p text:style-name="P54"><text:s text:c="6"/>&lt;wsdl:output name="wsrf-rpw:GetResourcePropertyDocumentResponse"&gt;</text:p>
      <text:p text:style-name="P54"><text:s text:c="8"/>&lt;soap:body use="literal"/&gt;</text:p>
      <text:p text:style-name="P54"><text:s text:c="6"/>&lt;/wsdl:output&gt;</text:p>
      <text:p text:style-name="P54"><text:s text:c="6"/>&lt;wsdl:fault name="ResourceUnknownFault"&gt;</text:p>
      <text:p text:style-name="P54"><text:s text:c="8"/>&lt;soap:fault name="ResourceUnknownFault" use="literal" /&gt;</text:p>
      <text:p text:style-name="P54"><text:s text:c="6"/>&lt;/wsdl:fault&gt;</text:p>
      <text:p text:style-name="P54"><text:s text:c="6"/>&lt;wsdl:fault name="ResourceUnavailableFault"&gt;</text:p>
      <text:p text:style-name="P54"><text:s text:c="8"/>&lt;soap:fault name="ResourceUnavailabbleFault" use="literal" /&gt;</text:p>
      <text:p text:style-name="P54"><text:s text:c="6"/>&lt;/wsdl:fault&gt;</text:p>
      <text:p text:style-name="P54"><text:s text:c="4"/>&lt;/wsdl:operation&gt;</text:p>
      <text:p text:style-name="P54"><text:s text:c="2"/>&lt;/wsdl:binding&gt;</text:p>
      <text:p text:style-name="P54"/>
      <text:p text:style-name="P54"><text:s text:c="2"/>&lt;wsdl:binding name="GetResourceProperty" type="wsrf-rpw:GetResourceProperty"&gt;</text:p>
      <text:p text:style-name="P54"><text:s text:c="4"/>&lt;soap:binding style="document" transport="http://schemas.xmlsoap.org/soap/http"/&gt;</text:p>
      <text:p text:style-name="P54"><text:s text:c="4"/>&lt;wsdl:operation name="GetResourceProperty"&gt;</text:p>
      <text:p text:style-name="P54"><text:s text:c="6"/>&lt;soap:operation soapAction="GetResourceProperty"/&gt;</text:p>
      <text:p text:style-name="P54"><text:s text:c="6"/>&lt;wsdl:input name="wsrf-rpw:GetResourcePropertyRequest"&gt;</text:p>
      <text:p text:style-name="P54"><text:s text:c="8"/>&lt;soap:body use="literal"/&gt;</text:p>
      <text:p text:style-name="P54"><text:s text:c="6"/>&lt;/wsdl:input&gt;</text:p>
      <text:p text:style-name="P54"><text:s text:c="6"/>&lt;wsdl:output name="wsrf-rpw:GetResourcePropertyResponse"&gt;</text:p>
      <text:p text:style-name="P54"><text:s text:c="8"/>&lt;soap:body use="literal"/&gt;</text:p>
      <text:p text:style-name="P54"><text:s text:c="6"/>&lt;/wsdl:output&gt;</text:p>
      <text:p text:style-name="P54"><text:s text:c="6"/>&lt;wsdl:fault name="ResourceUnknownFault"&gt;</text:p>
      <text:p text:style-name="P54"><text:s text:c="8"/>&lt;soap:fault name="ResourceUnknownFault" use="literal" /&gt;</text:p>
      <text:p text:style-name="P54"><text:s text:c="6"/>&lt;/wsdl:fault&gt;</text:p>
      <text:p text:style-name="P54"><text:s text:c="6"/>&lt;wsdl:fault name="ResourceUnavailableFault"&gt;</text:p>
      <text:p text:style-name="P54"><text:s text:c="8"/>&lt;soap:fault name="ResourceUnavailabbleFault" use="literal" /&gt;</text:p>
      <text:p text:style-name="P54"><text:s text:c="6"/>&lt;/wsdl:fault&gt;</text:p>
      <text:p text:style-name="P54"><text:s text:c="6"/>&lt;wsdl:fault name="InvalidResourcePropertyQNameFault"&gt;</text:p>
      <text:p text:style-name="P54"><text:s text:c="8"/>&lt;soap:fault name="InvalidResourcePropertyQNameFault" use="literal" /&gt;</text:p>
      <text:p text:style-name="P54"><text:s text:c="6"/>&lt;/wsdl:fault&gt;</text:p>
      <text:p text:style-name="P54"><text:s text:c="4"/>&lt;/wsdl:operation&gt;</text:p>
      <text:p text:style-name="P54"><text:s text:c="2"/>&lt;/wsdl:binding&gt;</text:p>
      <text:p text:style-name="P54"/>
      <text:p text:style-name="P54"><text:s text:c="2"/>&lt;wsdl:binding name="QueryResourceProperties" type="wsrf:QueryResourceProperties"&gt;</text:p>
      <text:p text:style-name="P54"><text:s text:c="4"/>&lt;soap:binding style="document" transport="http://schemas.xmlsoap.org/soap/http"/&gt;</text:p>
      <text:p text:style-name="P54"><text:s text:c="4"/>&lt;wsdl:operation name="QueryResourceProperties"&gt;</text:p>
      <text:p text:style-name="P54"><text:s text:c="6"/>&lt;soap:operation soapAction="QueryResourceProperties"/&gt;</text:p>
      <text:p text:style-name="P54"><text:s text:c="6"/>&lt;wsdl:input name="wsrf-rpw:QueryResourcePropertiesRequest"&gt;</text:p>
      <text:p text:style-name="P54"><text:s text:c="8"/>&lt;soap:body use="literal"/&gt;</text:p>
      <text:p text:style-name="P54"><text:s text:c="6"/>&lt;/wsdl:input&gt;</text:p>
      <text:p text:style-name="P54"><text:s text:c="6"/>&lt;wsdl:output name="wsrf-rpw:QueryResourcePropertiesResponse"&gt;</text:p>
      <text:p text:style-name="P54"><text:s text:c="8"/>&lt;soap:body use="literal"/&gt;</text:p>
      <text:p text:style-name="P54"><text:s text:c="6"/>&lt;/wsdl:output&gt;</text:p>
      <text:p text:style-name="P54"><text:s text:c="6"/>&lt;wsdl:fault name="ResourceUnknownFault"&gt;</text:p>
      <text:p text:style-name="P54"><text:s text:c="8"/>&lt;soap:fault name="ResourceUnknownFault" use="literal" /&gt;</text:p>
      <text:p text:style-name="P54"><text:s text:c="6"/>&lt;/wsdl:fault&gt;</text:p>
      <text:p text:style-name="P54"><text:s text:c="6"/>&lt;wsdl:fault name="ResourceUnavailableFault"&gt;</text:p>
      <text:p text:style-name="P54"><text:s text:c="8"/>&lt;soap:fault name="ResourceUnavailabbleFault" use="literal" /&gt;</text:p>
      <text:p text:style-name="P54"><text:s text:c="6"/>&lt;/wsdl:fault&gt;</text:p>
      <text:p text:style-name="P54"><text:s text:c="6"/>&lt;wsdl:fault name="InvalidResourcePropertyQNameFault"&gt;</text:p>
      <text:p text:style-name="P54"><text:s text:c="8"/>&lt;soap:fault name="InvalidResourcePropertyQNameFault" use="literal" /&gt;</text:p>
      <text:p text:style-name="P54"><text:s text:c="6"/>&lt;/wsdl:fault&gt;</text:p>
      <text:p text:style-name="P54"><text:s text:c="6"/>&lt;wsdl:fault name="UnknownQueryExpressionDialectFault"&gt;</text:p>
      <text:p text:style-name="P54"><text:s text:c="8"/>&lt;soap:fault name="UnknownQueryExpressionDialectFault" use="literal" /&gt;</text:p>
      <text:p text:style-name="P54"><text:s text:c="6"/>&lt;/wsdl:fault&gt;</text:p>
      <text:p text:style-name="P54"><text:s text:c="6"/>&lt;wsdl:fault name="InvalidQueryExpressionFault"&gt;</text:p>
      <text:p text:style-name="P54"><text:s text:c="8"/>&lt;soap:fault name="InvalidQueryExpressionFault" use="literal" /&gt;</text:p>
      <text:p text:style-name="P54"><text:s text:c="6"/>&lt;/wsdl:fault&gt;</text:p>
      <text:p text:style-name="P54"><text:s text:c="6"/>&lt;wsdl:fault name="QueryEvaluationErrorFault"&gt;</text:p>
      <text:p text:style-name="P54"><text:s text:c="8"/>&lt;soap:fault name="QueryEvaluationErrorFault" use="literal" /&gt;</text:p>
      <text:p text:style-name="P54"><text:s text:c="6"/>&lt;/wsdl:fault&gt;</text:p>
      <text:p text:style-name="P54"><text:s text:c="4"/>&lt;/wsdl:operation&gt;</text:p>
      <text:p text:style-name="P54"><text:s text:c="2"/>&lt;/wsdl:binding&gt;</text:p>
      <text:p text:style-name="P54"/>
      <text:p text:style-name="P54"><text:s text:c="2"/>&lt;wsdl:service name="a-rex"&gt;</text:p>
      <text:p text:style-name="P54"><text:s text:c="4"/>&lt;wsdl:port name="delegation" binding="deleg:DelegationBinding"&gt;</text:p>
      <text:p text:style-name="P54"><text:s text:c="4"/>&lt;/wsdl:port&gt;</text:p>
      <text:p text:style-name="P54"><text:s text:c="4"/>&lt;wsdl:port name="bes-factory" binding="bes-factory:BESFactoryBinding"&gt;</text:p>
      <text:p text:style-name="P54"><text:s text:c="4"/>&lt;/wsdl:port&gt;</text:p>
      <text:p text:style-name="P54"><text:s text:c="4"/>&lt;wsdl:port name="bes-mgmt" binding="bes-mgmt:BESManagementBinding"&gt;</text:p>
      <text:p text:style-name="P54"><text:s text:c="4"/>&lt;/wsdl:port&gt;</text:p>
      <text:p text:style-name="P54"><text:s text:c="4"/>&lt;wsdl:port name="GetResourcePropertyDocument" binding="a-rex:GetResourcePropertyDocument"&gt;</text:p>
      <text:p text:style-name="P54"><text:s text:c="4"/>&lt;/wsdl:port&gt;</text:p>
      <text:p text:style-name="P54"><text:s text:c="4"/>&lt;wsdl:port name="GetResourceProperty" binding="a-rex:GetResourceProperty"&gt;</text:p>
      <text:p text:style-name="P54"><text:s text:c="4"/>&lt;/wsdl:port&gt;</text:p>
      <text:p text:style-name="P54"><text:s text:c="4"/>&lt;wsdl:port name="QueryResourceProperties" binding="a-rex:QueryResourceProperties"&gt;</text:p>
      <text:p text:style-name="P54"><text:s text:c="4"/>&lt;/wsdl:port&gt;</text:p>
      <text:p text:style-name="P54"><text:s text:c="4"/>&lt;wsdl:port name="a-rex" binding="a-rex:a-rex"&gt;</text:p>
      <text:p text:style-name="P54"><text:s text:c="4"/>&lt;/wsdl:port&gt;</text:p>
      <text:p text:style-name="P54"><text:s text:c="2"/>&lt;/wsdl:service&gt;</text:p>
      <text:p text:style-name="P54">&lt;/wsdl:definitions&gt;</text:p>
      <text:p text:style-name="Preformatted_20_Text"/>
      <text:list text:style-name="WW8Num41" text:continue-numbering="true">
        <text:list-item>
          <text:h text:style-name="P57" text:outline-level="1"><text:s/>Normative Storage Manager WSDL</text:h>
        </text:list-item>
      </text:list>
      <text:p text:style-name="P55"/>
      <text:p text:style-name="P54">&lt;?xml version="1.0" encoding="UTF-8"?&gt;</text:p>
      <text:p text:style-name="P54">&lt;wsdl:definitions targetNamespace="<text:a xlink:type="simple" xlink:href="http://www.nordugrid.org/schemas/a-rex">http://www.nordugrid.org/schemas/a-rex</text:a>"</text:p>
      <text:p text:style-name="P54"/>
      <text:p text:style-name="P54">&lt;?xml version="1.0" encoding="UTF-8"?&gt;</text:p>
      <text:p text:style-name="P54">&lt;wsdl:definitions targetNamespace="http://www.nordugrid.org/schemas/storage-manager"</text:p>
      <text:p text:style-name="P54"><text:s/>xmlns:SOAP-ENV="http://schemas.xmlsoap.org/soap/envelope/"</text:p>
      <text:p text:style-name="P54"><text:s/>xmlns:SOAP-ENC="http://schemas.xmlsoap.org/soap/encoding/"</text:p>
      <text:p text:style-name="P54"><text:s/>xmlns:xsi="http://www.w3.org/2001/XMLSchema-instance"</text:p>
      <text:p text:style-name="P54"><text:s/>xmlns:xsd="http://www.w3.org/2001/XMLSchema"</text:p>
      <text:p text:style-name="P54"><text:s/>xmlns:soap="http://schemas.xmlsoap.org/wsdl/soap/"</text:p>
      <text:p text:style-name="P54"><text:s/>xmlns:wsdl="http://schemas.xmlsoap.org/wsdl/"</text:p>
      <text:p text:style-name="P54"><text:s/>xmlns:wsrf-rpw="http://docs.oasis-open.org/wsrf/rpw-2"</text:p>
      <text:p text:style-name="P54"><text:s/>xmlns:sm="http://www.nordugrid.org/schemas/storage-manager"&gt;</text:p>
      <text:p text:style-name="P54"/>
      <text:p text:style-name="P54"><text:s text:c="2"/>&lt;wsdl:import namespase="http://docs.oasis-open.org/wsrf/rpw-2" location="http://docs.oasis-open.org/wsrf/rpw-2.wsdl"/&gt;</text:p>
      <text:p text:style-name="P54"/>
      <text:p text:style-name="P54"><text:s text:c="2"/>&lt;wsdl:types&gt;</text:p>
      <text:p text:style-name="P54"><text:s text:c="4"/>&lt;xsd:schema targetNamespace="http://www.nordugrid.org/schemas/storage-manager"&gt;</text:p>
      <text:p text:style-name="P54"/>
      <text:p text:style-name="P54"><text:s text:c="6"/>&lt;!-- Either collection or file --&gt;</text:p>
      <text:p text:style-name="P54"><text:s text:c="6"/>&lt;xsd:simpleType name="ItemType"&gt;</text:p>
      <text:p text:style-name="P54"><text:s text:c="8"/>&lt;xsd:restriction base="xsd:string"&gt;</text:p>
      <text:p text:style-name="P54"><text:s text:c="10"/>&lt;xsd:enumeration value="Collection"/&gt;</text:p>
      <text:p text:style-name="P54"><text:s text:c="10"/>&lt;xsd:enumeration value="File"/&gt;</text:p>
      <text:p text:style-name="P54"><text:s text:c="8"/>&lt;/xsd:restriction&gt;</text:p>
      <text:p text:style-name="P54"><text:s text:c="6"/>&lt;/xsd:simpleType&gt;</text:p>
      <text:p text:style-name="P54"/>
      <text:p text:style-name="P54"><text:s text:c="6"/>&lt;!-- type of patern for name matching --&gt;</text:p>
      <text:p text:style-name="P54"><text:s text:c="6"/>&lt;xsd:simpleType name="PatternTypeType"&gt;</text:p>
      <text:p text:style-name="P54"><text:s text:c="8"/>&lt;xsd:restriction base="xsd:string"&gt;</text:p>
      <text:p text:style-name="P54"><text:s text:c="10"/>&lt;xsd:enumeration value="regex"/&gt;</text:p>
      <text:p text:style-name="P54"><text:s text:c="10"/>&lt;xsd:enumeration value="file"/&gt;</text:p>
      <text:p text:style-name="P54"><text:s text:c="10"/>&lt;xsd:enumeration value="xpath"/&gt;</text:p>
      <text:p text:style-name="P54"><text:s text:c="8"/>&lt;/xsd:restriction&gt;</text:p>
      <text:p text:style-name="P54"><text:s text:c="6"/>&lt;/xsd:simpleType&gt;</text:p>
      <text:p text:style-name="P54"/>
      <text:p text:style-name="P54"><text:s text:c="6"/>&lt;!-- pattern for name matching --&gt;</text:p>
      <text:p text:style-name="P54"><text:s text:c="6"/>&lt;xsd:simpleType name="PatternType"&gt;</text:p>
      <text:p text:style-name="P54"><text:s text:c="8"/>&lt;xsd:restriction base="xsd:string"/&gt;</text:p>
      <text:p text:style-name="P54"><text:s text:c="8"/>&lt;!-- xsd:attribute name="type" type="PatternTypeType" use="required"/ --&gt;</text:p>
      <text:p text:style-name="P54"><text:s text:c="6"/>&lt;/xsd:simpleType&gt;</text:p>
      <text:p text:style-name="P54"><text:s text:c="6"/>&lt;xsd:element name="Type" type="ItemType"/&gt;</text:p>
      <text:p text:style-name="P54"/>
      <text:p text:style-name="P54"><text:s text:c="6"/>&lt;!-- common purpose metadata --&gt;</text:p>
      <text:p text:style-name="P54"><text:s text:c="6"/>&lt;xsd:complexType name="MetaDataType"&gt;</text:p>
      <text:p text:style-name="P54"><text:s text:c="8"/>&lt;xsd:sequence&gt;</text:p>
      <text:p text:style-name="P54"><text:s text:c="10"/>&lt;xsd:element name="Key" <text:s text:c="7"/>type="xsd:string"/&gt;</text:p>
      <text:p text:style-name="P54"><text:s text:c="10"/>&lt;xsd:element name="Value" <text:s text:c="5"/>type="xsd:string"/&gt;</text:p>
      <text:p text:style-name="P54"><text:s text:c="8"/>&lt;/xsd:sequence&gt;</text:p>
      <text:p text:style-name="P54"><text:s text:c="8"/>&lt;xsd:attribute name="type" type="PatternTypeType" use="required"/&gt;</text:p>
      <text:p text:style-name="P54"><text:s text:c="6"/>&lt;/xsd:complexType&gt;</text:p>
      <text:p text:style-name="P54"/>
      <text:p text:style-name="P54"><text:s text:c="6"/>&lt;!-- type of fault <text:s/>--&gt;</text:p>
      <text:p text:style-name="P54"><text:s text:c="6"/>&lt;xsd:simpleType name="FaultTypeType"&gt;</text:p>
      <text:p text:style-name="P54"><text:s text:c="8"/>&lt;xsd:restriction base="xsd:string"&gt;</text:p>
      <text:p text:style-name="P54"><text:s text:c="10"/>&lt;xsd:enumeration value="Undefined"/&gt;</text:p>
      <text:p text:style-name="P54"><text:s text:c="10"/>&lt;xsd:enumeration value="SizeLimitReached"/&gt;</text:p>
      <text:p text:style-name="P54"><text:s text:c="8"/>&lt;/xsd:restriction&gt;</text:p>
      <text:p text:style-name="P54"><text:s text:c="6"/>&lt;/xsd:simpleType&gt;</text:p>
      <text:p text:style-name="P54"/>
      <text:p text:style-name="P54"><text:s text:c="6"/>&lt;!-- description of fault --&gt;</text:p>
      <text:p text:style-name="P54"><text:s text:c="6"/>&lt;xsd:complexType name="FaultType"&gt;</text:p>
      <text:p text:style-name="P54"><text:s text:c="8"/>&lt;xsd:sequence&gt;</text:p>
      <text:p text:style-name="P54"><text:s text:c="10"/>&lt;xsd:element name="Name" <text:s text:c="7"/>type="xsd:string"/&gt;</text:p>
      <text:p text:style-name="P54"><text:s text:c="10"/>&lt;xsd:element name="Type" <text:s text:c="7"/>type="sm:FaultTypeType"/&gt;</text:p>
      <text:p text:style-name="P54"><text:s text:c="10"/>&lt;xsd:element name="Description" type="xsd:string"/&gt;</text:p>
      <text:p text:style-name="P54"><text:s text:c="8"/>&lt;/xsd:sequence&gt;</text:p>
      <text:p text:style-name="P54"><text:s text:c="6"/>&lt;/xsd:complexType&gt;</text:p>
      <text:p text:style-name="P54"/>
      <text:p text:style-name="P54"><text:s text:c="6"/>&lt;!-- description of fault --&gt;</text:p>
      <text:p text:style-name="P54"><text:s text:c="6"/>&lt;xsd:complexType name="LocationType"&gt;</text:p>
      <text:p text:style-name="P54"><text:s text:c="8"/>&lt;xsd:sequence&gt;</text:p>
      <text:p text:style-name="P54"><text:s text:c="10"/>&lt;xsd:element name="Endpoint" <text:s text:c="3"/>type="xsd:string"/&gt;</text:p>
      <text:p text:style-name="P54"><text:s text:c="10"/>&lt;xsd:element name="Ticket" <text:s text:c="5"/>type="sm:FaultTypeType" minOccurs="0"/&gt;</text:p>
      <text:p text:style-name="P54"><text:s text:c="8"/>&lt;/xsd:sequence&gt;</text:p>
      <text:p text:style-name="P54"><text:s text:c="6"/>&lt;/xsd:complexType&gt;</text:p>
      <text:p text:style-name="P54"/>
      <text:p text:style-name="P54"><text:s text:c="6"/>&lt;!-- desription of file element. Depending on request diffrent elements are mandatory --&gt;</text:p>
      <text:p text:style-name="P54"><text:s text:c="6"/>&lt;xsd:complexType name="FileDescriptionType"&gt;</text:p>
      <text:p text:style-name="P54"><text:s text:c="8"/>&lt;xsd:sequence&gt;</text:p>
      <text:p text:style-name="P54"><text:s text:c="10"/>&lt;xsd:element name="Name" <text:s text:c="4"/>type="xsd:string"/&gt;</text:p>
      <text:p text:style-name="P54"><text:s text:c="10"/>&lt;xsd:element name="GUID" <text:s text:c="4"/>type="xsd:string" minOccurs="0"/&gt;</text:p>
      <text:p text:style-name="P54"><text:s text:c="10"/>&lt;xsd:element name="Size" <text:s text:c="4"/>type="xsd:string" minOccurs="0"/&gt;</text:p>
      <text:p text:style-name="P54"><text:s text:c="10"/>&lt;xsd:element name="Checksum" type="xsd:string" minOccurs="0"/&gt;</text:p>
      <text:p text:style-name="P54"><text:s text:c="10"/>&lt;xsd:element name="Created" <text:s/>type="xsd:dateTime" minOccurs="0"/&gt;</text:p>
      <text:p text:style-name="P54"><text:s text:c="10"/>&lt;xsd:element name="Owner" <text:s text:c="3"/>type="xsd:string" minOccurs="0"/&gt;</text:p>
      <text:p text:style-name="P54"><text:s text:c="10"/>&lt;xsd:element name="ACL" <text:s text:c="5"/>type="xsd:string" minOccurs="0"/&gt;</text:p>
      <text:p text:style-name="P54"><text:s text:c="10"/>&lt;xsd:element name="Replicas" type="xsd:int" minOccurs="0"/&gt;</text:p>
      <text:p text:style-name="P54"><text:s text:c="10"/>&lt;xsd:element name="NeededReplicas" type="xsd:int" minOccurs="0"/&gt;</text:p>
      <text:p text:style-name="P54"><text:s text:c="10"/>&lt;xsd:element name="PreferedLocation" type="xsd:string" minOccurs="0" maxOccurs="unbounded"/&gt;</text:p>
      <text:p text:style-name="P54"><text:s text:c="10"/>&lt;xsd:element name="Location" type="sm:LocationType" minOccurs="0" maxOccurs="unbounded"/&gt;</text:p>
      <text:p text:style-name="P54"><text:s text:c="10"/>&lt;xsd:element name="Metadata" type="sm:MetaDataType" minOccurs="0" maxOccurs="unbounded"/&gt;</text:p>
      <text:p text:style-name="P54"><text:s text:c="8"/>&lt;/xsd:sequence&gt;</text:p>
      <text:p text:style-name="P54"><text:s text:c="6"/>&lt;/xsd:complexType&gt;</text:p>
      <text:p text:style-name="P54"/>
      <text:p text:style-name="P54"><text:s text:c="6"/>&lt;xsd:complexType name="CollectionDescriptionType"&gt;</text:p>
      <text:p text:style-name="P54"><text:s text:c="8"/>&lt;xsd:sequence&gt;</text:p>
      <text:p text:style-name="P54"><text:s text:c="10"/>&lt;xsd:element name="Name" <text:s text:c="4"/>type="xsd:string"/&gt;</text:p>
      <text:p text:style-name="P54"><text:s text:c="10"/>&lt;xsd:element name="GUID" <text:s text:c="4"/>type="xsd:string" minOccurs="0"/&gt;</text:p>
      <text:p text:style-name="P54"><text:s text:c="10"/>&lt;xsd:element name="Created" <text:s/>type="xsd:dateTime" minOccurs="0"/&gt;</text:p>
      <text:p text:style-name="P54"><text:s text:c="10"/>&lt;xsd:element name="Owner" <text:s text:c="3"/>type="xsd:string" minOccurs="0"/&gt;</text:p>
      <text:p text:style-name="P54"><text:s text:c="10"/>&lt;xsd:element name="ACL" <text:s text:c="5"/>type="xsd:string" minOccurs="0"/&gt;</text:p>
      <text:p text:style-name="P54"><text:s text:c="10"/>&lt;xsd:element name="Replicas" type="xsd:int" minOccurs="0"/&gt;</text:p>
      <text:p text:style-name="P54"><text:s text:c="10"/>&lt;xsd:element name="NeededReplicas" type="xsd:int" minOccurs="0"/&gt;</text:p>
      <text:p text:style-name="P54"><text:s text:c="10"/>&lt;xsd:element name="Metadata" type="sm:MetaDataType" minOccurs="0" maxOccurs="unbounded"/&gt;</text:p>
      <text:p text:style-name="P54"><text:s text:c="8"/>&lt;/xsd:sequence&gt;</text:p>
      <text:p text:style-name="P54"><text:s text:c="6"/>&lt;/xsd:complexType&gt;</text:p>
      <text:p text:style-name="P54"/>
      <text:p text:style-name="P54"><text:s text:c="6"/>&lt;xsd:complexType name="ItemReferenceType"&gt;</text:p>
      <text:p text:style-name="P54"><text:s text:c="8"/>&lt;xsd:sequence&gt;</text:p>
      <text:p text:style-name="P54"><text:s text:c="10"/>&lt;xsd:element name="Name" <text:s text:c="4"/>type="xsd:string"/&gt;</text:p>
      <text:p text:style-name="P54"><text:s text:c="8"/>&lt;/xsd:sequence&gt;</text:p>
      <text:p text:style-name="P54"><text:s text:c="6"/>&lt;/xsd:complexType&gt;</text:p>
      <text:p text:style-name="P54"/>
      <text:p text:style-name="P54"/>
      <text:p text:style-name="P54"><text:s text:c="6"/>&lt;!--</text:p>
      <text:p text:style-name="P54"><text:s text:c="8"/>PUT logical name, metadata</text:p>
      <text:p text:style-name="P54"/>
      <text:p text:style-name="P54"><text:s text:c="10"/>works on files only</text:p>
      <text:p text:style-name="P54"><text:s text:c="10"/>logical name is the proposed name of the file</text:p>
      <text:p text:style-name="P54"><text:s text:c="10"/>metadata:</text:p>
      <text:p text:style-name="P54"><text:s text:c="12"/>size</text:p>
      <text:p text:style-name="P54"><text:s text:c="12"/>CRC</text:p>
      <text:p text:style-name="P54"><text:s text:c="12"/>timestamp of creation</text:p>
      <text:p text:style-name="P54"><text:s text:c="12"/>replication factor</text:p>
      <text:p text:style-name="P54"><text:s text:c="12"/>owner</text:p>
      <text:p text:style-name="P54"><text:s text:c="12"/>access control list</text:p>
      <text:p text:style-name="P54"><text:s text:c="12"/>list of preferred storage elements</text:p>
      <text:p text:style-name="P54"/>
      <text:p text:style-name="P54"><text:s text:c="10"/>the size is in bytes, manditory</text:p>
      <text:p text:style-name="P54"><text:s text:c="10"/>if timestamp is not given, the actual time will be used</text:p>
      <text:p text:style-name="P54"><text:s text:c="10"/>replication factor is the required number of replicas</text:p>
      <text:p text:style-name="P54"><text:s text:c="10"/>if list of preferred storage elements is not given, all storage elements accessible by the VO </text:p>
      <text:p text:style-name="P54"><text:s text:c="10"/>of the user will be considered</text:p>
      <text:p text:style-name="P54"/>
      <text:p text:style-name="P54"><text:s text:c="10"/>the Storage Manager has to know which storage elements the user's VO can use but I don't know </text:p>
      <text:p text:style-name="P54"><text:s text:c="10"/>from where it could get this information.</text:p>
      <text:p text:style-name="P54"/>
      <text:p text:style-name="P54"><text:s text:c="10"/>the Storage Manager first creates an entry in the Catalog if the logical name is available</text:p>
      <text:p text:style-name="P54"><text:s text:c="10"/>then the data scheduler modul in the Storage Manager chooses a Storage Element,</text:p>
      <text:p text:style-name="P54"><text:s text:c="10"/>and try to initiate file transfer on behalf of the user</text:p>
      <text:p text:style-name="P54"><text:s text:c="10"/>the Storage Element gives back an SURL, which can be later used to access this file</text:p>
      <text:p text:style-name="P54"><text:s text:c="10"/>and a TURL which refers to the initiated file transfer</text:p>
      <text:p text:style-name="P54"><text:s text:c="10"/>then it creates an assertion which allows the user to use the initiated file transfer</text:p>
      <text:p text:style-name="P54"><text:s text:c="10"/>then returns the assertion, and the URL of this initiated file transfer (TURL)</text:p>
      <text:p text:style-name="P54"/>
      <text:p text:style-name="P54"><text:s text:c="10"/>after this method there is an entry of this LN in the catalog with one replica (SURL),</text:p>
      <text:p text:style-name="P54"><text:s text:c="10"/>which points to a not-yet-existent replica</text:p>
      <text:p text:style-name="P54"/>
      <text:p text:style-name="P54"><text:s text:c="10"/>Questions:</text:p>
      <text:p text:style-name="P54"><text:s text:c="12"/>How prefered SE are named?</text:p>
      <text:p text:style-name="P54"><text:s text:c="12"/>How to make sure file is transferred? size is not a perfect way. Should it be mandatory?</text:p>
      <text:p text:style-name="P54"><text:s text:c="12"/>How to deal with SE full during transfer?</text:p>
      <text:p text:style-name="P54"><text:s text:c="12"/>How about file state?</text:p>
      <text:p text:style-name="P54"><text:s text:c="6"/>--&gt;</text:p>
      <text:p text:style-name="P54"><text:s text:c="6"/>&lt;xsd:complexType name="PutRequestType"&gt;</text:p>
      <text:p text:style-name="P54"><text:s text:c="8"/>&lt;xsd:sequence&gt;</text:p>
      <text:p text:style-name="P54"><text:s text:c="10"/>&lt;xsd:element name="File" type="sm:FileDescriptionType" minOccurs="1" maxOccurs="unbounded"/&gt;</text:p>
      <text:p text:style-name="P54"><text:s text:c="8"/>&lt;/xsd:sequence&gt;</text:p>
      <text:p text:style-name="P54"><text:s text:c="6"/>&lt;/xsd:complexType&gt;</text:p>
      <text:p text:style-name="P54"><text:s text:c="6"/>&lt;xsd:element name="Put" type="sm:PutRequestType"/&gt;</text:p>
      <text:p text:style-name="P54"/>
      <text:p text:style-name="P54"><text:s text:c="6"/>&lt;xsd:complexType name="PutResponseType"&gt;</text:p>
      <text:p text:style-name="P54"><text:s text:c="8"/>&lt;xsd:sequence&gt;</text:p>
      <text:p text:style-name="P54"><text:s text:c="10"/>&lt;xsd:element name="File" <text:s/>type="sm:FileDescriptionType" minOccurs="0" maxOccurs="unbounded"/&gt;</text:p>
      <text:p text:style-name="P54"><text:s text:c="10"/>&lt;xsd:element name="Fault" type="sm:FaultType" minOccurs="0" maxOccurs="unbounded"/&gt;</text:p>
      <text:p text:style-name="P54"><text:s text:c="8"/>&lt;/xsd:sequence&gt;</text:p>
      <text:p text:style-name="P54"><text:s text:c="6"/>&lt;/xsd:complexType&gt;</text:p>
      <text:p text:style-name="P54"><text:s text:c="6"/>&lt;xsd:element name="PutResponse" type="sm:PutResponseType"/&gt;</text:p>
      <text:p text:style-name="P54"/>
      <text:p text:style-name="P54"/>
      <text:p text:style-name="P54"><text:s text:c="6"/>&lt;!--</text:p>
      <text:p text:style-name="P54"><text:s text:c="8"/>GET logical name [, list of preferred storage elements]</text:p>
      <text:p text:style-name="P54"/>
      <text:p text:style-name="P54"><text:s text:c="8"/>works on files only</text:p>
      <text:p text:style-name="P54"><text:s text:c="8"/>the Storage Manager gets the metadata of the file from the Catalog,</text:p>
      <text:p text:style-name="P54"><text:s text:c="8"/>which consists of the SURLs of the replicas</text:p>
      <text:p text:style-name="P54"><text:s text:c="8"/>the Storage Manager chooses one of these SURLs according to the list of preferred</text:p>
      <text:p text:style-name="P54"><text:s text:c="8"/>storage elements, then initiates file transfer at the Storage Element (gets the TURL),</text:p>
      <text:p text:style-name="P54"><text:s text:c="8"/>creates assertion, and returns them</text:p>
      <text:p text:style-name="P54"><text:s text:c="6"/>--&gt;</text:p>
      <text:p text:style-name="P54"><text:s text:c="6"/>&lt;xsd:complexType name="GetRequestType"&gt;</text:p>
      <text:p text:style-name="P54"><text:s text:c="8"/>&lt;xsd:sequence&gt;</text:p>
      <text:p text:style-name="P54"><text:s text:c="10"/>&lt;xsd:element name="File" type="sm:FileDescriptionType" minOccurs="1" maxOccurs="unbounded"/&gt;</text:p>
      <text:p text:style-name="P54"><text:s text:c="8"/>&lt;/xsd:sequence&gt;</text:p>
      <text:p text:style-name="P54"><text:s text:c="6"/>&lt;/xsd:complexType&gt;</text:p>
      <text:p text:style-name="P54"><text:s text:c="6"/>&lt;xsd:element name="Get" type="sm:GetRequestType"/&gt;</text:p>
      <text:p text:style-name="P54"/>
      <text:p text:style-name="P54"><text:s text:c="6"/>&lt;xsd:complexType name="GetResponseType"&gt;</text:p>
      <text:p text:style-name="P54"><text:s text:c="8"/>&lt;xsd:sequence&gt;</text:p>
      <text:p text:style-name="P54"><text:s text:c="10"/>&lt;xsd:element name="File" <text:s/>type="sm:FileDescriptionType" minOccurs="0" maxOccurs="unbounded"/&gt;</text:p>
      <text:p text:style-name="P54"><text:s text:c="10"/>&lt;xsd:element name="Fault" type="sm:FaultType" minOccurs="0" maxOccurs="unbounded"/&gt;</text:p>
      <text:p text:style-name="P54"><text:s text:c="8"/>&lt;/xsd:sequence&gt;</text:p>
      <text:p text:style-name="P54"><text:s text:c="6"/>&lt;/xsd:complexType&gt;</text:p>
      <text:p text:style-name="P54"><text:s text:c="6"/>&lt;xsd:element name="GetResponse" type="sm:GetResponseType"/&gt;</text:p>
      <text:p text:style-name="P54"/>
      <text:p text:style-name="P54"><text:s text:c="6"/>&lt;!--</text:p>
      <text:p text:style-name="P54"><text:s text:c="8"/>DEL logical name</text:p>
      <text:p text:style-name="P54"/>
      <text:p text:style-name="P54"><text:s text:c="8"/>works on files only</text:p>
      <text:p text:style-name="P54"><text:s text:c="8"/>the Storage Manager gets the metadata of the file from the Catalog,</text:p>
      <text:p text:style-name="P54"><text:s text:c="8"/>and for each SURL initiates removal of the replica at its Storage Element,</text:p>
      <text:p text:style-name="P54"><text:s text:c="8"/>then removes the Catalog entry.</text:p>
      <text:p text:style-name="P54"/>
      <text:p text:style-name="P54"><text:s text:c="8"/>This command is probably asynchronous. Because delete is multi-stage opeartion.</text:p>
      <text:p text:style-name="P54"><text:s text:c="6"/>--&gt;</text:p>
      <text:p text:style-name="P54"><text:s text:c="6"/>&lt;xsd:complexType name="DelRequestType"&gt;</text:p>
      <text:p text:style-name="P54"><text:s text:c="8"/>&lt;xsd:sequence&gt;</text:p>
      <text:p text:style-name="P54"><text:s text:c="10"/>&lt;xsd:element name="File" type="sm:FileDescriptionType" minOccurs="1" maxOccurs="unbounded"/&gt;</text:p>
      <text:p text:style-name="P54"><text:s text:c="8"/>&lt;/xsd:sequence&gt;</text:p>
      <text:p text:style-name="P54"><text:s text:c="6"/>&lt;/xsd:complexType&gt;</text:p>
      <text:p text:style-name="P54"><text:s text:c="6"/>&lt;xsd:element name="Del" type="sm:DelRequestType"/&gt;</text:p>
      <text:p text:style-name="P54"/>
      <text:p text:style-name="P54"><text:s text:c="6"/>&lt;xsd:complexType name="DelResponseType"&gt;</text:p>
      <text:p text:style-name="P54"><text:s text:c="8"/>&lt;xsd:sequence&gt;</text:p>
      <text:p text:style-name="P54"><text:s text:c="10"/>&lt;xsd:element name="File" <text:s/>type="sm:FileDescriptionType" minOccurs="0" maxOccurs="unbounded"/&gt;</text:p>
      <text:p text:style-name="P54"><text:s text:c="10"/>&lt;xsd:element name="Fault" type="sm:FaultType" minOccurs="0" maxOccurs="unbounded"/&gt;</text:p>
      <text:p text:style-name="P54"><text:s text:c="8"/>&lt;/xsd:sequence&gt;</text:p>
      <text:p text:style-name="P54"><text:s text:c="6"/>&lt;/xsd:complexType&gt;</text:p>
      <text:p text:style-name="P54"><text:s text:c="6"/>&lt;xsd:element name="DelResponse" type="sm:DelResponseType"/&gt;</text:p>
      <text:p text:style-name="P54"/>
      <text:p text:style-name="P54"><text:s text:c="5"/>&lt;!--</text:p>
      <text:p text:style-name="P54"><text:s text:c="8"/>STAT logical name</text:p>
      <text:p text:style-name="P54"/>
      <text:p text:style-name="P54"><text:s text:c="8"/>gets all the metadata of the file or collection from the Catalog, and returns it</text:p>
      <text:p text:style-name="P54"/>
      <text:p text:style-name="P54"><text:s text:c="8"/>No locations are returned</text:p>
      <text:p text:style-name="P54"><text:s text:c="6"/>--&gt;</text:p>
      <text:p text:style-name="P54"><text:s text:c="6"/>&lt;xsd:complexType name="StatRequestType"&gt;</text:p>
      <text:p text:style-name="P54"><text:s text:c="8"/>&lt;xsd:sequence&gt;</text:p>
      <text:p text:style-name="P54"><text:s text:c="10"/>&lt;xsd:element name="Item" type="sm:ItemReferenceType" minOccurs="1" maxOccurs="unbounded"/&gt;</text:p>
      <text:p text:style-name="P54"><text:s text:c="8"/>&lt;/xsd:sequence&gt;</text:p>
      <text:p text:style-name="P54"><text:s text:c="6"/>&lt;/xsd:complexType&gt;</text:p>
      <text:p text:style-name="P54"><text:s text:c="6"/>&lt;xsd:element name="Stat" type="sm:StatRequestType"/&gt;</text:p>
      <text:p text:style-name="P54"/>
      <text:p text:style-name="P54"><text:s text:c="6"/>&lt;xsd:complexType name="StatResponseType"&gt;</text:p>
      <text:p text:style-name="P54"><text:s text:c="8"/>&lt;xsd:sequence&gt;</text:p>
      <text:p text:style-name="P54"><text:s text:c="10"/>&lt;xsd:element name="Collection" <text:s/>type="sm:CollectionDescriptionType" minOccurs="0" maxOccurs="unbounded"/&gt;#</text:p>
      <text:p text:style-name="P54"><text:s text:c="10"/>&lt;xsd:element name="File" <text:s/>type="sm:FileDescriptionType" minOccurs="0" maxOccurs="unbounded"/&gt;</text:p>
      <text:p text:style-name="P54"><text:s text:c="10"/>&lt;xsd:element name="Fault" type="sm:FaultType" minOccurs="0" maxOccurs="unbounded"/&gt;</text:p>
      <text:p text:style-name="P54"><text:s text:c="8"/>&lt;/xsd:sequence&gt;</text:p>
      <text:p text:style-name="P54"><text:s text:c="6"/>&lt;/xsd:complexType&gt;</text:p>
      <text:p text:style-name="P54"><text:s text:c="6"/>&lt;xsd:element name="StatResponse" type="sm:StatResponseType"/&gt;</text:p>
      <text:p text:style-name="P54"/>
      <text:p text:style-name="P54"><text:s text:c="5"/>&lt;!--</text:p>
      <text:p text:style-name="P54"><text:s text:c="8"/>MOD logical name, modification of metadata</text:p>
      <text:p text:style-name="P54"/>
      <text:p text:style-name="P54"><text:s text:c="8"/>modify metadata of file or collection in the Catalog</text:p>
      <text:p text:style-name="P54"><text:s text:c="5"/>--&gt;</text:p>
      <text:p text:style-name="P54"><text:s text:c="6"/>&lt;xsd:complexType name="ModifyRequestType"&gt;</text:p>
      <text:p text:style-name="P54"><text:s text:c="8"/>&lt;xsd:sequence&gt;</text:p>
      <text:p text:style-name="P54"><text:s text:c="10"/>&lt;xsd:element name="Collection" <text:s/>type="sm:CollectionDescriptionType" minOccurs="0" maxOccurs="unbounded"/&gt;</text:p>
      <text:p text:style-name="P54"><text:s text:c="10"/>&lt;xsd:element name="File" <text:s/>type="sm:FileDescriptionType" minOccurs="0" maxOccurs="unbounded"/&gt;</text:p>
      <text:p text:style-name="P54"><text:s text:c="8"/>&lt;/xsd:sequence&gt;</text:p>
      <text:p text:style-name="P54"><text:s text:c="6"/>&lt;/xsd:complexType&gt;</text:p>
      <text:p text:style-name="P54"><text:s text:c="6"/>&lt;xsd:element name="Modify" type="sm:ModifyRequestType"/&gt;</text:p>
      <text:p text:style-name="P54"/>
      <text:p text:style-name="P54"><text:s text:c="6"/>&lt;xsd:complexType name="ModifyResponseType"&gt;</text:p>
      <text:p text:style-name="P54"><text:s text:c="8"/>&lt;xsd:sequence&gt;</text:p>
      <text:p text:style-name="P54"><text:s text:c="10"/>&lt;xsd:element name="Collection" <text:s/>type="sm:CollectionDescriptionType" minOccurs="0" maxOccurs="unbounded"/&gt;#</text:p>
      <text:p text:style-name="P54"><text:s text:c="10"/>&lt;xsd:element name="File" <text:s/>type="sm:FileDescriptionType" minOccurs="0" maxOccurs="unbounded"/&gt;</text:p>
      <text:p text:style-name="P54"><text:s text:c="10"/>&lt;xsd:element name="Fault" type="sm:FaultType" minOccurs="0" maxOccurs="unbounded"/&gt;</text:p>
      <text:p text:style-name="P54"><text:s text:c="8"/>&lt;/xsd:sequence&gt;</text:p>
      <text:p text:style-name="P54"><text:s text:c="6"/>&lt;/xsd:complexType&gt;</text:p>
      <text:p text:style-name="P54"><text:s text:c="6"/>&lt;xsd:element name="ModifyResponse" type="sm:ModifyResponseType"/&gt;</text:p>
      <text:p text:style-name="P54"/>
      <text:p text:style-name="P54"><text:s text:c="7"/>&lt;!-- </text:p>
      <text:p text:style-name="P54"><text:s text:c="7"/>MKCOL logical name, metadata</text:p>
      <text:p text:style-name="P54"/>
      <text:p text:style-name="P54"><text:s text:c="8"/>works on collections only</text:p>
      <text:p text:style-name="P54"><text:s text:c="8"/>metadata:</text:p>
      <text:p text:style-name="P54"><text:s text:c="12"/>timestamp of creation</text:p>
      <text:p text:style-name="P54"><text:s text:c="12"/>owner</text:p>
      <text:p text:style-name="P54"><text:s text:c="12"/>access control list</text:p>
      <text:p text:style-name="P54"><text:s text:c="12"/>closed</text:p>
      <text:p text:style-name="P54"><text:s text:c="8"/>creates an empty collection</text:p>
      <text:p text:style-name="P54"><text:s text:c="8"/>creates an entry of this collection ni the Catalog if this LN is available</text:p>
      <text:p text:style-name="P54"><text:s text:c="8"/>after this collection is created, you can put files in it, or move files to it,</text:p>
      <text:p text:style-name="P54"><text:s text:c="8"/>then you can close it with MOD</text:p>
      <text:p text:style-name="P54"><text:s text:c="6"/>--&gt;</text:p>
      <text:p text:style-name="P54"><text:s text:c="6"/>&lt;xsd:complexType name="MakeRequestType"&gt;</text:p>
      <text:p text:style-name="P54"><text:s text:c="8"/>&lt;xsd:sequence&gt;</text:p>
      <text:p text:style-name="P54"><text:s text:c="10"/>&lt;xsd:element name="Collection" type="sm:CollectionDescriptionType" minOccurs="1" maxOccurs="unbounded"/&gt;</text:p>
      <text:p text:style-name="P54"><text:s text:c="8"/>&lt;/xsd:sequence&gt;</text:p>
      <text:p text:style-name="P54"><text:s text:c="6"/>&lt;/xsd:complexType&gt;</text:p>
      <text:p text:style-name="P54"><text:s text:c="6"/>&lt;xsd:element name="Make" type="sm:MakeRequestType"/&gt;</text:p>
      <text:p text:style-name="P54"/>
      <text:p text:style-name="P54"><text:s text:c="6"/>&lt;xsd:complexType name="MakeResponseType"&gt;</text:p>
      <text:p text:style-name="P54"><text:s text:c="8"/>&lt;xsd:sequence&gt;</text:p>
      <text:p text:style-name="P54"><text:s text:c="10"/>&lt;xsd:element name="Collection" <text:s/>type="sm:CollectionDescriptionType" minOccurs="0" maxOccurs="unbounded"/&gt;</text:p>
      <text:p text:style-name="P54"><text:s text:c="10"/>&lt;xsd:element name="Fault" type="sm:FaultType" minOccurs="0" maxOccurs="unbounded"/&gt;</text:p>
      <text:p text:style-name="P54"><text:s text:c="8"/>&lt;/xsd:sequence&gt;</text:p>
      <text:p text:style-name="P54"><text:s text:c="6"/>&lt;/xsd:complexType&gt;</text:p>
      <text:p text:style-name="P54"><text:s text:c="6"/>&lt;xsd:element name="MakeResponse" type="sm:MakeResponseType"/&gt;</text:p>
      <text:p text:style-name="P54"/>
      <text:p text:style-name="P54"><text:s text:c="6"/>&lt;!--</text:p>
      <text:p text:style-name="P54"><text:s text:c="8"/>LSCOL logical name</text:p>
      <text:p text:style-name="P54"/>
      <text:p text:style-name="P54"><text:s text:c="8"/>works on collections only</text:p>
      <text:p text:style-name="P54"><text:s text:c="8"/>lists the contents of the collection: the names of the files and sub-collections in it</text:p>
      <text:p text:style-name="P54"/>
      <text:p text:style-name="P54"><text:s text:c="8"/>Operation is not recursive.</text:p>
      <text:p text:style-name="P54"><text:s text:c="8"/>Returned information contains minimal metadata.</text:p>
      <text:p text:style-name="P54"><text:s text:c="6"/>--&gt;</text:p>
      <text:p text:style-name="P54"><text:s text:c="6"/>&lt;xsd:complexType name="ListRequestType"&gt;</text:p>
      <text:p text:style-name="P54"><text:s text:c="8"/>&lt;xsd:sequence&gt;</text:p>
      <text:p text:style-name="P54"><text:s text:c="10"/>&lt;xsd:element name="Collection" type="sm:ItemReferenceType" minOccurs="1" maxOccurs="unbounded"/&gt;</text:p>
      <text:p text:style-name="P54"><text:s text:c="8"/>&lt;/xsd:sequence&gt;</text:p>
      <text:p text:style-name="P54"><text:s text:c="6"/>&lt;/xsd:complexType&gt;</text:p>
      <text:p text:style-name="P54"><text:s text:c="6"/>&lt;xsd:element name="List" type="sm:ListRequestType"/&gt;</text:p>
      <text:p text:style-name="P54"/>
      <text:p text:style-name="P54"><text:s text:c="6"/>&lt;xsd:complexType name="ListResponseType"&gt;</text:p>
      <text:p text:style-name="P54"><text:s text:c="8"/>&lt;xsd:sequence&gt;</text:p>
      <text:p text:style-name="P54"><text:s text:c="10"/>&lt;xsd:element name="File" <text:s/>type="sm:FileDescriptionType" minOccurs="0" maxOccurs="unbounded"/&gt;</text:p>
      <text:p text:style-name="P54"><text:s text:c="10"/>&lt;xsd:element name="Collection" <text:s/>type="sm:CollectionDescriptionType" minOccurs="0" maxOccurs="unbounded"/&gt;</text:p>
      <text:p text:style-name="P54"><text:s text:c="10"/>&lt;xsd:element name="Fault" type="sm:FaultType" minOccurs="0" maxOccurs="unbounded"/&gt;</text:p>
      <text:p text:style-name="P54"><text:s text:c="8"/>&lt;/xsd:sequence&gt;</text:p>
      <text:p text:style-name="P54"><text:s text:c="6"/>&lt;/xsd:complexType&gt;</text:p>
      <text:p text:style-name="P54"><text:s text:c="6"/>&lt;xsd:element name="ListResponse" type="sm:ListResponseType"/&gt;</text:p>
      <text:p text:style-name="P54"/>
      <text:p text:style-name="P54"><text:s text:c="6"/>&lt;!--</text:p>
      <text:p text:style-name="P54"><text:s text:c="8"/>MV old logical name, new logical name</text:p>
      <text:p text:style-name="P54"/>
      <text:p text:style-name="P54"><text:s text:c="8"/>if the new logical name is available then create the entry in the parent collection</text:p>
      <text:p text:style-name="P54"><text:s text:c="8"/>of the new logical name similar to the entry at the old logical name,</text:p>
      <text:p text:style-name="P54"><text:s text:c="8"/>then remove the entry of the parent collection of the old logical name</text:p>
      <text:p text:style-name="P54"><text:s text:c="8"/>this is a rename (nothing happens with replicas)</text:p>
      <text:p text:style-name="P54"/>
      <text:p text:style-name="P54"><text:s text:c="8"/>Retturns minimal description with new name or fault with old name.</text:p>
      <text:p text:style-name="P54"><text:s text:c="6"/>--&gt;</text:p>
      <text:p text:style-name="P54"><text:s text:c="6"/>&lt;xsd:complexType name="PairType"&gt; </text:p>
      <text:p text:style-name="P54"><text:s text:c="8"/>&lt;xsd:sequence&gt;</text:p>
      <text:p text:style-name="P54"><text:s text:c="10"/>&lt;xsd:element name="Source" type="sm:ItemReferenceType"/&gt;</text:p>
      <text:p text:style-name="P54"><text:s text:c="10"/>&lt;xsd:element name="Destination" type="sm:ItemReferenceType"/&gt;</text:p>
      <text:p text:style-name="P54"><text:s text:c="8"/>&lt;/xsd:sequence&gt;</text:p>
      <text:p text:style-name="P54"><text:s text:c="6"/>&lt;/xsd:complexType&gt;</text:p>
      <text:p text:style-name="P54"><text:s text:c="6"/>&lt;xsd:complexType name="NewPairType"&gt; </text:p>
      <text:p text:style-name="P54"><text:s text:c="8"/>&lt;xsd:sequence&gt;</text:p>
      <text:p text:style-name="P54"><text:s text:c="10"/>&lt;xsd:element name="Source" type="sm:ItemReferenceType"/&gt;</text:p>
      <text:p text:style-name="P54"><text:s text:c="10"/>&lt;xsd:element name="DestinationFile" type="sm:FileDescriptionType"/&gt;</text:p>
      <text:p text:style-name="P54"><text:s text:c="10"/>&lt;xsd:element name="DestinationCollection" type="sm:CollectionDescriptionType"/&gt;</text:p>
      <text:p text:style-name="P54"><text:s text:c="8"/>&lt;/xsd:sequence&gt;</text:p>
      <text:p text:style-name="P54"><text:s text:c="6"/>&lt;/xsd:complexType&gt;</text:p>
      <text:p text:style-name="P54"/>
      <text:p text:style-name="P54"><text:s text:c="6"/>&lt;xsd:complexType name="MoveRequestType"&gt;</text:p>
      <text:p text:style-name="P54"><text:s text:c="8"/>&lt;xsd:sequence&gt;</text:p>
      <text:p text:style-name="P54"><text:s text:c="10"/>&lt;xsd:element name="Pair" type="sm:PairType" minOccurs="1" maxOccurs="unbounded"/&gt;</text:p>
      <text:p text:style-name="P54"><text:s text:c="8"/>&lt;/xsd:sequence&gt;</text:p>
      <text:p text:style-name="P54"><text:s text:c="6"/>&lt;/xsd:complexType&gt;</text:p>
      <text:p text:style-name="P54"><text:s text:c="6"/>&lt;xsd:element name="Move" type="sm:MoveRequestType"/&gt;</text:p>
      <text:p text:style-name="P54"/>
      <text:p text:style-name="P54"><text:s text:c="6"/>&lt;xsd:complexType name="MoveResponseType"&gt;</text:p>
      <text:p text:style-name="P54"><text:s text:c="8"/>&lt;xsd:sequence&gt;</text:p>
      <text:p text:style-name="P54"><text:s text:c="10"/>&lt;xsd:element name="File" <text:s/>type="sm:FileDescriptionType" minOccurs="0" maxOccurs="unbounded"/&gt;</text:p>
      <text:p text:style-name="P54"><text:s text:c="10"/>&lt;xsd:element name="Collection" <text:s/>type="sm:CollectionDescriptionType" minOccurs="0" maxOccurs="unbounded"/&gt;</text:p>
      <text:p text:style-name="P54"><text:s text:c="10"/>&lt;xsd:element name="Fault" type="sm:FaultType" minOccurs="0" maxOccurs="unbounded"/&gt;</text:p>
      <text:p text:style-name="P54"><text:s text:c="8"/>&lt;/xsd:sequence&gt;</text:p>
      <text:p text:style-name="P54"><text:s text:c="6"/>&lt;/xsd:complexType&gt;</text:p>
      <text:p text:style-name="P54"><text:s text:c="6"/>&lt;xsd:element name="MoveResponse" type="sm:MoveResponseType"/&gt;</text:p>
      <text:p text:style-name="P54"/>
      <text:p text:style-name="P54"><text:s text:c="6"/>&lt;!--</text:p>
      <text:p text:style-name="P54"><text:s text:c="8"/>LN target logical name, link logical name</text:p>
      <text:p text:style-name="P54"/>
      <text:p text:style-name="P54"><text:s text:c="8"/>same as MV, only it does not remove the entry of the parent collection</text:p>
      <text:p text:style-name="P54"><text:s text:c="12"/>of the target logical name</text:p>
      <text:p text:style-name="P54"><text:s text:c="6"/>--&gt;</text:p>
      <text:p text:style-name="P54"><text:s text:c="6"/>&lt;xsd:complexType name="LinkRequestType"&gt;</text:p>
      <text:p text:style-name="P54"><text:s text:c="8"/>&lt;xsd:sequence&gt;</text:p>
      <text:p text:style-name="P54"><text:s text:c="10"/>&lt;xsd:element name="Pair" type="sm:PairType" minOccurs="1" maxOccurs="unbounded"/&gt;</text:p>
      <text:p text:style-name="P54"><text:s text:c="8"/>&lt;/xsd:sequence&gt;</text:p>
      <text:p text:style-name="P54"><text:s text:c="6"/>&lt;/xsd:complexType&gt;</text:p>
      <text:p text:style-name="P54"><text:s text:c="6"/>&lt;xsd:element name="Link" type="sm:LinkRequestType"/&gt;</text:p>
      <text:p text:style-name="P54"/>
      <text:p text:style-name="P54"><text:s text:c="6"/>&lt;xsd:complexType name="LinkResponseType"&gt;</text:p>
      <text:p text:style-name="P54"><text:s text:c="8"/>&lt;xsd:sequence&gt;</text:p>
      <text:p text:style-name="P54"><text:s text:c="10"/>&lt;xsd:element name="File" <text:s/>type="sm:FileDescriptionType" minOccurs="0" maxOccurs="unbounded"/&gt;</text:p>
      <text:p text:style-name="P54"><text:s text:c="10"/>&lt;xsd:element name="Collection" <text:s/>type="sm:CollectionDescriptionType" minOccurs="0" maxOccurs="unbounded"/&gt;</text:p>
      <text:p text:style-name="P54"><text:s text:c="10"/>&lt;xsd:element name="Fault" type="sm:FaultType" minOccurs="0" maxOccurs="unbounded"/&gt;</text:p>
      <text:p text:style-name="P54"><text:s text:c="8"/>&lt;/xsd:sequence&gt;</text:p>
      <text:p text:style-name="P54"><text:s text:c="6"/>&lt;/xsd:complexType&gt;</text:p>
      <text:p text:style-name="P54"><text:s text:c="6"/>&lt;xsd:element name="LinkResponse" type="sm:LinkResponseType"/&gt;</text:p>
      <text:p text:style-name="P54"/>
      <text:p text:style-name="P54"/>
      <text:p text:style-name="P54"><text:s text:c="6"/>&lt;!--</text:p>
      <text:p text:style-name="P54"><text:s text:c="8"/>CP source logical name, target logical name</text:p>
      <text:p text:style-name="P54"/>
      <text:p text:style-name="P54"><text:s text:c="8"/>works on files only ???</text:p>
      <text:p text:style-name="P54"><text:s text:c="8"/>it is actually a PUT to the new logical name done by the Storage Manager itself</text:p>
      <text:p text:style-name="P54"><text:s text:c="8"/>using a replica of the source logical name, or done by the a Storage Element</text:p>
      <text:p text:style-name="P54"><text:s text:c="8"/>if it is capable</text:p>
      <text:p text:style-name="P54"><text:s text:c="6"/>--&gt;</text:p>
      <text:p text:style-name="P54"><text:s text:c="6"/>&lt;xsd:complexType name="CopyRequestType"&gt;</text:p>
      <text:p text:style-name="P54"><text:s text:c="8"/>&lt;xsd:sequence&gt;</text:p>
      <text:p text:style-name="P54"><text:s text:c="10"/>&lt;xsd:element name="Pair" type="sm:NewPairType" minOccurs="1" maxOccurs="unbounded"/&gt;</text:p>
      <text:p text:style-name="P54"><text:s text:c="8"/>&lt;/xsd:sequence&gt;</text:p>
      <text:p text:style-name="P54"><text:s text:c="6"/>&lt;/xsd:complexType&gt;</text:p>
      <text:p text:style-name="P54"><text:s text:c="6"/>&lt;xsd:element name="Copy" type="sm:CopyRequestType"/&gt;</text:p>
      <text:p text:style-name="P54"/>
      <text:p text:style-name="P54"><text:s text:c="6"/>&lt;xsd:complexType name="CopyResponseType"&gt;</text:p>
      <text:p text:style-name="P54"><text:s text:c="8"/>&lt;xsd:sequence&gt;</text:p>
      <text:p text:style-name="P54"><text:s text:c="10"/>&lt;xsd:element name="File" <text:s/>type="sm:FileDescriptionType" minOccurs="0" maxOccurs="unbounded"/&gt;</text:p>
      <text:p text:style-name="P54"><text:s text:c="10"/>&lt;xsd:element name="Collection" <text:s/>type="sm:CollectionDescriptionType" minOccurs="0" maxOccurs="unbounded"/&gt;</text:p>
      <text:p text:style-name="P54"><text:s text:c="10"/>&lt;xsd:element name="Fault" type="sm:FaultType" minOccurs="0" maxOccurs="unbounded"/&gt;</text:p>
      <text:p text:style-name="P54"><text:s text:c="8"/>&lt;/xsd:sequence&gt;</text:p>
      <text:p text:style-name="P54"><text:s text:c="6"/>&lt;/xsd:complexType&gt;</text:p>
      <text:p text:style-name="P54"><text:s text:c="6"/>&lt;xsd:element name="CopyResponse" type="sm:CopyResponseType"/&gt;</text:p>
      <text:p text:style-name="P54"/>
      <text:p text:style-name="P54"><text:s text:c="6"/>&lt;!--</text:p>
      <text:p text:style-name="P54"><text:s text:c="8"/>GLOB pattern</text:p>
      <text:p text:style-name="P54"><text:s text:c="8"/>using the Catalog, returns all the logical names matching the given pattern</text:p>
      <text:p text:style-name="P54"><text:s text:c="6"/>--&gt;</text:p>
      <text:p text:style-name="P54"><text:s text:c="6"/>&lt;xsd:complexType name="GlobRequestType"&gt;</text:p>
      <text:p text:style-name="P54"><text:s text:c="8"/>&lt;xsd:sequence&gt;</text:p>
      <text:p text:style-name="P54"><text:s text:c="10"/>&lt;xsd:element name="Pattern" type="sm:PatternType" minOccurs="1" maxOccurs="unbounded"/&gt;</text:p>
      <text:p text:style-name="P54"><text:s text:c="8"/>&lt;/xsd:sequence&gt;</text:p>
      <text:p text:style-name="P54"><text:s text:c="6"/>&lt;/xsd:complexType&gt;</text:p>
      <text:p text:style-name="P54"><text:s text:c="6"/>&lt;xsd:element name="Glob" type="sm:GlobRequestType"/&gt;</text:p>
      <text:p text:style-name="P54"/>
      <text:p text:style-name="P54"><text:s text:c="6"/>&lt;xsd:complexType name="GlobResponseType"&gt;</text:p>
      <text:p text:style-name="P54"><text:s text:c="8"/>&lt;xsd:sequence&gt;</text:p>
      <text:p text:style-name="P54"><text:s text:c="10"/>&lt;xsd:element name="File" <text:s/>type="sm:FileDescriptionType" minOccurs="0" maxOccurs="unbounded"/&gt;</text:p>
      <text:p text:style-name="P54"><text:s text:c="10"/>&lt;xsd:element name="Collection" type="sm:CollectionDescriptionType" minOccurs="0" maxOccurs="unbounded"/&gt;</text:p>
      <text:p text:style-name="P54"><text:s text:c="10"/>&lt;xsd:element name="Fault" type="sm:FaultType" minOccurs="0" maxOccurs="1"/&gt;</text:p>
      <text:p text:style-name="P54"><text:s text:c="8"/>&lt;/xsd:sequence&gt;</text:p>
      <text:p text:style-name="P54"><text:s text:c="6"/>&lt;/xsd:complexType&gt;</text:p>
      <text:p text:style-name="P54"><text:s text:c="6"/>&lt;xsd:element name="GlobResponse" type="sm:GlobResponseType"/&gt;</text:p>
      <text:p text:style-name="P54"/>
      <text:p text:style-name="P54"><text:s text:c="4"/>&lt;/xsd:schema&gt;</text:p>
      <text:p text:style-name="P54"><text:s text:c="2"/>&lt;/wsdl:types&gt;</text:p>
      <text:p text:style-name="P54"/>
      <text:p text:style-name="P54"><text:s text:c="2"/>&lt;!-- Messages --&gt;</text:p>
      <text:p text:style-name="P54"><text:s text:c="2"/>&lt;wsdl:message name="PutRequest"&gt;</text:p>
      <text:p text:style-name="P54"><text:s text:c="4"/>&lt;wsdl:part name="parameters" element="sm:Put"/&gt;</text:p>
      <text:p text:style-name="P54"><text:s text:c="2"/>&lt;/wsdl:message&gt;</text:p>
      <text:p text:style-name="P54"/>
      <text:p text:style-name="P54"><text:s text:c="2"/>&lt;wsdl:message name="PutResponse"&gt;</text:p>
      <text:p text:style-name="P54"><text:s text:c="4"/>&lt;wsdl:part name="parameters" element="sm:PutResponse"/&gt;</text:p>
      <text:p text:style-name="P54"><text:s text:c="2"/>&lt;/wsdl:message&gt;</text:p>
      <text:p text:style-name="P54"/>
      <text:p text:style-name="P54"><text:s text:c="2"/>&lt;wsdl:message name="GetRequest"&gt;</text:p>
      <text:p text:style-name="P54"><text:s text:c="4"/>&lt;wsdl:part name="parameters" element="sm:Get"/&gt;</text:p>
      <text:p text:style-name="P54"><text:s text:c="2"/>&lt;/wsdl:message&gt;</text:p>
      <text:p text:style-name="P54"/>
      <text:p text:style-name="P54"><text:s text:c="2"/>&lt;wsdl:message name="GetResponse"&gt;</text:p>
      <text:p text:style-name="P54"><text:s text:c="4"/>&lt;wsdl:part name="parameters" element="sm:GetResponse"/&gt;</text:p>
      <text:p text:style-name="P54"><text:s text:c="2"/>&lt;/wsdl:message&gt;</text:p>
      <text:p text:style-name="P54"/>
      <text:p text:style-name="P54"><text:s text:c="2"/>&lt;wsdl:message name="DelRequest"&gt;</text:p>
      <text:p text:style-name="P54"><text:s text:c="4"/>&lt;wsdl:part name="parameters" element="sm:Del"/&gt;</text:p>
      <text:p text:style-name="P54"><text:s text:c="2"/>&lt;/wsdl:message&gt;</text:p>
      <text:p text:style-name="P54"/>
      <text:p text:style-name="P54"><text:s text:c="2"/>&lt;wsdl:message name="DelResponse"&gt;</text:p>
      <text:p text:style-name="P54"><text:s text:c="4"/>&lt;wsdl:part name="parameters" element="sm:DelResponse"/&gt;</text:p>
      <text:p text:style-name="P54"><text:s text:c="2"/>&lt;/wsdl:message&gt;</text:p>
      <text:p text:style-name="P54"/>
      <text:p text:style-name="P54"><text:s text:c="2"/>&lt;wsdl:message name="StatRequest"&gt;</text:p>
      <text:p text:style-name="P54"><text:s text:c="4"/>&lt;wsdl:part name="parameters" element="sm:Stat"/&gt;</text:p>
      <text:p text:style-name="P54"><text:s text:c="2"/>&lt;/wsdl:message&gt;</text:p>
      <text:p text:style-name="P54"/>
      <text:p text:style-name="P54"><text:s text:c="2"/>&lt;wsdl:message name="StatResponse"&gt;</text:p>
      <text:p text:style-name="P54"><text:s text:c="4"/>&lt;wsdl:part name="parameters" element="sm:StatResponse"/&gt;</text:p>
      <text:p text:style-name="P54"><text:s text:c="2"/>&lt;/wsdl:message&gt;</text:p>
      <text:p text:style-name="P54"/>
      <text:p text:style-name="P54"><text:s text:c="2"/>&lt;wsdl:message name="ModifyRequest"&gt;</text:p>
      <text:p text:style-name="P54"><text:s text:c="4"/>&lt;wsdl:part name="parameters" element="sm:Modify"/&gt;</text:p>
      <text:p text:style-name="P54"><text:s text:c="2"/>&lt;/wsdl:message&gt;</text:p>
      <text:p text:style-name="P54"/>
      <text:p text:style-name="P54"><text:s text:c="2"/>&lt;wsdl:message name="ModifyResponse"&gt;</text:p>
      <text:p text:style-name="P54"><text:s text:c="4"/>&lt;wsdl:part name="parameters" element="sm:ModifyResponse"/&gt;</text:p>
      <text:p text:style-name="P54"><text:s text:c="2"/>&lt;/wsdl:message&gt;</text:p>
      <text:p text:style-name="P54"/>
      <text:p text:style-name="P54"><text:s text:c="2"/>&lt;wsdl:message name="MakeRequest"&gt;</text:p>
      <text:p text:style-name="P54"><text:s text:c="4"/>&lt;wsdl:part name="parameters" element="sm:Make"/&gt;</text:p>
      <text:p text:style-name="P54"><text:s text:c="2"/>&lt;/wsdl:message&gt;</text:p>
      <text:p text:style-name="P54"/>
      <text:p text:style-name="P54"><text:s text:c="2"/>&lt;wsdl:message name="MakeResponse"&gt;</text:p>
      <text:p text:style-name="P54"><text:s text:c="4"/>&lt;wsdl:part name="parameters" element="sm:MakeResponse"/&gt;</text:p>
      <text:p text:style-name="P54"><text:s text:c="2"/>&lt;/wsdl:message&gt;</text:p>
      <text:p text:style-name="P54"/>
      <text:p text:style-name="P54"><text:s text:c="2"/>&lt;wsdl:message name="ListRequest"&gt;</text:p>
      <text:p text:style-name="P54"><text:s text:c="4"/>&lt;wsdl:part name="parameters" element="sm:List"/&gt;</text:p>
      <text:p text:style-name="P54"><text:s text:c="2"/>&lt;/wsdl:message&gt;</text:p>
      <text:p text:style-name="P54"/>
      <text:p text:style-name="P54"><text:s text:c="2"/>&lt;wsdl:message name="ListResponse"&gt;</text:p>
      <text:p text:style-name="P54"><text:s text:c="4"/>&lt;wsdl:part name="parameters" element="sm:ListResponse"/&gt;</text:p>
      <text:p text:style-name="P54"><text:s text:c="2"/>&lt;/wsdl:message&gt;</text:p>
      <text:p text:style-name="P54"/>
      <text:p text:style-name="P54"><text:s text:c="2"/>&lt;wsdl:message name="MoveRequest"&gt;</text:p>
      <text:p text:style-name="P54"><text:s text:c="4"/>&lt;wsdl:part name="parameters" element="sm:Move"/&gt;</text:p>
      <text:p text:style-name="P54"><text:s text:c="2"/>&lt;/wsdl:message&gt;</text:p>
      <text:p text:style-name="P54"/>
      <text:p text:style-name="P54"><text:s text:c="2"/>&lt;wsdl:message name="MoveResponse"&gt;</text:p>
      <text:p text:style-name="P54"><text:s text:c="4"/>&lt;wsdl:part name="parameters" element="sm:MoveResponse"/&gt;</text:p>
      <text:p text:style-name="P54"><text:s text:c="2"/>&lt;/wsdl:message&gt;</text:p>
      <text:p text:style-name="P54"/>
      <text:p text:style-name="P54"><text:s text:c="2"/>&lt;wsdl:message name="LinkRequest"&gt;</text:p>
      <text:p text:style-name="P54"><text:s text:c="4"/>&lt;wsdl:part name="parameters" element="sm:Link"/&gt;</text:p>
      <text:p text:style-name="P54"><text:s text:c="2"/>&lt;/wsdl:message&gt;</text:p>
      <text:p text:style-name="P54"/>
      <text:p text:style-name="P54"><text:s text:c="2"/>&lt;wsdl:message name="LinkResponse"&gt;</text:p>
      <text:p text:style-name="P54"><text:s text:c="4"/>&lt;wsdl:part name="parameters" element="sm:LinkResponse"/&gt;</text:p>
      <text:p text:style-name="P54"><text:s text:c="2"/>&lt;/wsdl:message&gt;</text:p>
      <text:p text:style-name="P54"/>
      <text:p text:style-name="P54"><text:s text:c="2"/>&lt;wsdl:message name="CopyRequest"&gt;</text:p>
      <text:p text:style-name="P54"><text:s text:c="4"/>&lt;wsdl:part name="parameters" element="sm:Copy"/&gt;</text:p>
      <text:p text:style-name="P54"><text:s text:c="2"/>&lt;/wsdl:message&gt;</text:p>
      <text:p text:style-name="P54"/>
      <text:p text:style-name="P54"><text:s text:c="2"/>&lt;wsdl:message name="CopyResponse"&gt;</text:p>
      <text:p text:style-name="P54"><text:s text:c="4"/>&lt;wsdl:part name="parameters" element="sm:CopyResponse"/&gt;</text:p>
      <text:p text:style-name="P54"><text:s text:c="2"/>&lt;/wsdl:message&gt;</text:p>
      <text:p text:style-name="P54"/>
      <text:p text:style-name="P54"><text:s text:c="2"/>&lt;wsdl:message name="GlobRequest"&gt;</text:p>
      <text:p text:style-name="P54"><text:s text:c="4"/>&lt;wsdl:part name="parameters" element="sm:Glob"/&gt;</text:p>
      <text:p text:style-name="P54"><text:s text:c="2"/>&lt;/wsdl:message&gt;</text:p>
      <text:p text:style-name="P54"/>
      <text:p text:style-name="P54"><text:s text:c="2"/>&lt;wsdl:message name="GlobResponse"&gt;</text:p>
      <text:p text:style-name="P54"><text:s text:c="4"/>&lt;wsdl:part name="parameters" element="sm:GlobResponse"/&gt;</text:p>
      <text:p text:style-name="P54"><text:s text:c="2"/>&lt;/wsdl:message&gt;</text:p>
      <text:p text:style-name="P54"/>
      <text:p text:style-name="P54"><text:s text:c="2"/>&lt;!-- Port Type --&gt;</text:p>
      <text:p text:style-name="P54"><text:s text:c="2"/>&lt;wsdl:portType name="StorageManagerPortType"&gt;</text:p>
      <text:p text:style-name="P54"/>
      <text:p text:style-name="P54"><text:s text:c="4"/>&lt;wsdl:operation name="Put"&gt;</text:p>
      <text:p text:style-name="P54"><text:s text:c="6"/>&lt;wsdl:input <text:s/>name="PutRequest" message="sm:PutRequest"/&gt;</text:p>
      <text:p text:style-name="P54"><text:s text:c="6"/>&lt;wsdl:output name="PutResponse" message="sm:PutResponse"/&gt;</text:p>
      <text:p text:style-name="P54"><text:s text:c="4"/>&lt;/wsdl:operation&gt;</text:p>
      <text:p text:style-name="P54"/>
      <text:p text:style-name="P54"><text:s text:c="4"/>&lt;wsdl:operation name="Get"&gt;</text:p>
      <text:p text:style-name="P54"><text:s text:c="6"/>&lt;wsdl:input <text:s/>name="GetRequest" message="sm:GetRequest"/&gt;</text:p>
      <text:p text:style-name="P54"><text:s text:c="6"/>&lt;wsdl:output name="GetResponse" message="sm:GetResponse"/&gt;</text:p>
      <text:p text:style-name="P54"><text:s text:c="4"/>&lt;/wsdl:operation&gt;</text:p>
      <text:p text:style-name="P54"/>
      <text:p text:style-name="P54"><text:s text:c="4"/>&lt;wsdl:operation name="Del"&gt;</text:p>
      <text:p text:style-name="P54"><text:s text:c="6"/>&lt;wsdl:input <text:s/>name="DelRequest" message="sm:DelRequest"/&gt;</text:p>
      <text:p text:style-name="P54"><text:s text:c="6"/>&lt;wsdl:output name="DelResponse" message="sm:DelResponse"/&gt;</text:p>
      <text:p text:style-name="P54"><text:s text:c="4"/>&lt;/wsdl:operation&gt;</text:p>
      <text:p text:style-name="P54"/>
      <text:p text:style-name="P54"><text:s text:c="4"/>&lt;wsdl:operation name="Stat"&gt;</text:p>
      <text:p text:style-name="P54"><text:s text:c="6"/>&lt;wsdl:input <text:s/>name="StatRequest" message="sm:StatRequest"/&gt;</text:p>
      <text:p text:style-name="P54"><text:s text:c="6"/>&lt;wsdl:output name="StatResponse" message="sm:StatResponse"/&gt;</text:p>
      <text:p text:style-name="P54"><text:s text:c="4"/>&lt;/wsdl:operation&gt;</text:p>
      <text:p text:style-name="P54"/>
      <text:p text:style-name="P54"><text:s text:c="4"/>&lt;wsdl:operation name="Modify"&gt;</text:p>
      <text:p text:style-name="P54"><text:s text:c="6"/>&lt;wsdl:input <text:s/>name="ModifyRequest" message="sm:ModifyRequest"/&gt;</text:p>
      <text:p text:style-name="P54"><text:s text:c="6"/>&lt;wsdl:output name="ModifyResponse" message="sm:ModifyResponse"/&gt;</text:p>
      <text:p text:style-name="P54"><text:s text:c="4"/>&lt;/wsdl:operation&gt;</text:p>
      <text:p text:style-name="P54"/>
      <text:p text:style-name="P54"><text:s text:c="4"/>&lt;wsdl:operation name="Make"&gt;</text:p>
      <text:p text:style-name="P54"><text:s text:c="6"/>&lt;wsdl:input <text:s/>name="MakeRequest" message="sm:ModifyRequest"/&gt;</text:p>
      <text:p text:style-name="P54"><text:s text:c="6"/>&lt;wsdl:output name="MakeResponse" message="sm:ModifyResponse"/&gt;</text:p>
      <text:p text:style-name="P54"><text:s text:c="4"/>&lt;/wsdl:operation&gt;</text:p>
      <text:p text:style-name="P54"/>
      <text:p text:style-name="P54"><text:s text:c="4"/>&lt;wsdl:operation name="List"&gt;</text:p>
      <text:p text:style-name="P54"><text:s text:c="6"/>&lt;wsdl:input <text:s/>name="ListRequest" message="sm:ListRequest"/&gt;</text:p>
      <text:p text:style-name="P54"><text:s text:c="6"/>&lt;wsdl:output name="ListResponse" message="sm:ListResponse"/&gt;</text:p>
      <text:p text:style-name="P54"><text:s text:c="4"/>&lt;/wsdl:operation&gt;</text:p>
      <text:p text:style-name="P54"/>
      <text:p text:style-name="P54"><text:s text:c="4"/>&lt;wsdl:operation name="Move"&gt;</text:p>
      <text:p text:style-name="P54"><text:s text:c="6"/>&lt;wsdl:input <text:s/>name="MoveRequest" message="sm:MoveRequest"/&gt;</text:p>
      <text:p text:style-name="P54"><text:s text:c="6"/>&lt;wsdl:output name="MoveResponse" message="sm:MoveResponse"/&gt;</text:p>
      <text:p text:style-name="P54"><text:s text:c="4"/>&lt;/wsdl:operation&gt;</text:p>
      <text:p text:style-name="P54"/>
      <text:p text:style-name="P54"><text:s text:c="4"/>&lt;wsdl:operation name="Link"&gt;</text:p>
      <text:p text:style-name="P54"><text:s text:c="6"/>&lt;wsdl:input <text:s/>name="LinkRequest" message="sm:LinkRequest"/&gt;</text:p>
      <text:p text:style-name="P54"><text:s text:c="6"/>&lt;wsdl:output name="LinkResponse" message="sm:LinkResponse"/&gt;</text:p>
      <text:p text:style-name="P54"><text:s text:c="4"/>&lt;/wsdl:operation&gt;</text:p>
      <text:p text:style-name="P54"/>
      <text:p text:style-name="P54"><text:s text:c="4"/>&lt;wsdl:operation name="Copy"&gt;</text:p>
      <text:p text:style-name="P54"><text:s text:c="6"/>&lt;wsdl:input <text:s/>name="CopyRequest" message="sm:CopyRequest"/&gt;</text:p>
      <text:p text:style-name="P54"><text:s text:c="6"/>&lt;wsdl:output name="CopyResponse" message="sm:CopyResponse"/&gt;</text:p>
      <text:p text:style-name="P54"><text:s text:c="4"/>&lt;/wsdl:operation&gt;</text:p>
      <text:p text:style-name="P54"/>
      <text:p text:style-name="P54"><text:s text:c="4"/>&lt;wsdl:operation name="Glob"&gt;</text:p>
      <text:p text:style-name="P54"><text:s text:c="6"/>&lt;wsdl:input <text:s/>name="GlobRequest" message="sm:GlobRequest"/&gt;</text:p>
      <text:p text:style-name="P54"><text:s text:c="6"/>&lt;wsdl:output name="GlobResponse" message="sm:GlobResponse"/&gt;</text:p>
      <text:p text:style-name="P54"><text:s text:c="4"/>&lt;/wsdl:operation&gt;</text:p>
      <text:p text:style-name="P54"/>
      <text:p text:style-name="P54"><text:s text:c="2"/>&lt;/wsdl:portType&gt;</text:p>
      <text:p text:style-name="P54"/>
      <text:p text:style-name="P54"><text:s text:c="2"/>&lt;!-- Bindings --&gt;</text:p>
      <text:p text:style-name="P54"><text:s text:c="2"/>&lt;wsdl:binding name="StorageManagerBinding" type="sm:StorageManagerPortType"&gt;</text:p>
      <text:p text:style-name="P54"><text:s text:c="4"/>&lt;soap:binding style="document" transport="http://schemas.xmlsoap.org/soap/http" /&gt;</text:p>
      <text:p text:style-name="P54"/>
      <text:p text:style-name="P54"><text:s text:c="4"/>&lt;wsdl:operation name="Put"&gt;</text:p>
      <text:p text:style-name="P54"><text:s text:c="6"/>&lt;soap:operation/&gt;</text:p>
      <text:p text:style-name="P54"><text:s text:c="6"/>&lt;wsdl:input name="PutRequest"&gt;</text:p>
      <text:p text:style-name="P54"><text:s text:c="8"/>&lt;soap:body use="literal" /&gt;</text:p>
      <text:p text:style-name="P54"><text:s text:c="6"/>&lt;/wsdl:input&gt;</text:p>
      <text:p text:style-name="P54"><text:s text:c="6"/>&lt;wsdl:output name="PutResponse"&gt;</text:p>
      <text:p text:style-name="P54"><text:s text:c="8"/>&lt;soap:body use="literal" /&gt;</text:p>
      <text:p text:style-name="P54"><text:s text:c="6"/>&lt;/wsdl:output&gt;</text:p>
      <text:p text:style-name="P54"><text:s text:c="4"/>&lt;/wsdl:operation&gt;</text:p>
      <text:p text:style-name="P54"/>
      <text:p text:style-name="P54"><text:s text:c="4"/>&lt;wsdl:operation name="Get"&gt;</text:p>
      <text:p text:style-name="P54"><text:s text:c="6"/>&lt;soap:operation/&gt;</text:p>
      <text:p text:style-name="P54"><text:s text:c="6"/>&lt;wsdl:input name="GetRequest"&gt;</text:p>
      <text:p text:style-name="P54"><text:s text:c="8"/>&lt;soap:body use="literal" /&gt;</text:p>
      <text:p text:style-name="P54"><text:s text:c="6"/>&lt;/wsdl:input&gt;</text:p>
      <text:p text:style-name="P54"><text:s text:c="6"/>&lt;wsdl:output name="GetResponse"&gt;</text:p>
      <text:p text:style-name="P54"><text:s text:c="8"/>&lt;soap:body use="literal" /&gt;</text:p>
      <text:p text:style-name="P54"><text:s text:c="6"/>&lt;/wsdl:output&gt;</text:p>
      <text:p text:style-name="P54"><text:s text:c="4"/>&lt;/wsdl:operation&gt;</text:p>
      <text:p text:style-name="P54"/>
      <text:p text:style-name="P54"><text:s text:c="4"/>&lt;wsdl:operation name="Del"&gt;</text:p>
      <text:p text:style-name="P54"><text:s text:c="6"/>&lt;soap:operation/&gt;</text:p>
      <text:p text:style-name="P54"><text:s text:c="6"/>&lt;wsdl:input name="DelRequest"&gt;</text:p>
      <text:p text:style-name="P54"><text:s text:c="8"/>&lt;soap:body use="literal" /&gt;</text:p>
      <text:p text:style-name="P54"><text:s text:c="6"/>&lt;/wsdl:input&gt;</text:p>
      <text:p text:style-name="P54"><text:s text:c="6"/>&lt;wsdl:output name="DelResponse"&gt;</text:p>
      <text:p text:style-name="P54"><text:s text:c="8"/>&lt;soap:body use="literal" /&gt;</text:p>
      <text:p text:style-name="P54"><text:s text:c="6"/>&lt;/wsdl:output&gt;</text:p>
      <text:p text:style-name="P54"><text:s text:c="4"/>&lt;/wsdl:operation&gt;</text:p>
      <text:p text:style-name="P54"/>
      <text:p text:style-name="P54"><text:s text:c="4"/>&lt;wsdl:operation name="Stat"&gt;</text:p>
      <text:p text:style-name="P54"><text:s text:c="6"/>&lt;soap:operation/&gt;</text:p>
      <text:p text:style-name="P54"><text:s text:c="6"/>&lt;wsdl:input name="StatRequest"&gt;</text:p>
      <text:p text:style-name="P54"><text:s text:c="8"/>&lt;soap:body use="literal" /&gt;</text:p>
      <text:p text:style-name="P54"><text:s text:c="6"/>&lt;/wsdl:input&gt;</text:p>
      <text:p text:style-name="P54"><text:s text:c="6"/>&lt;wsdl:output name="StatResponse"&gt;</text:p>
      <text:p text:style-name="P54"><text:s text:c="8"/>&lt;soap:body use="literal" /&gt;</text:p>
      <text:p text:style-name="P54"><text:s text:c="6"/>&lt;/wsdl:output&gt;</text:p>
      <text:p text:style-name="P54"><text:s text:c="4"/>&lt;/wsdl:operation&gt;</text:p>
      <text:p text:style-name="P54"/>
      <text:p text:style-name="P54"><text:s text:c="4"/>&lt;wsdl:operation name="Modify"&gt;</text:p>
      <text:p text:style-name="P54"><text:s text:c="6"/>&lt;soap:operation/&gt;</text:p>
      <text:p text:style-name="P54"><text:s text:c="6"/>&lt;wsdl:input name="ModifyRequest"&gt;</text:p>
      <text:p text:style-name="P54"><text:s text:c="8"/>&lt;soap:body use="literal" /&gt;</text:p>
      <text:p text:style-name="P54"><text:s text:c="6"/>&lt;/wsdl:input&gt;</text:p>
      <text:p text:style-name="P54"><text:s text:c="6"/>&lt;wsdl:output name="ModifyResponse"&gt;</text:p>
      <text:p text:style-name="P54"><text:s text:c="8"/>&lt;soap:body use="literal" /&gt;</text:p>
      <text:p text:style-name="P54"><text:s text:c="6"/>&lt;/wsdl:output&gt;</text:p>
      <text:p text:style-name="P54"><text:s text:c="4"/>&lt;/wsdl:operation&gt;</text:p>
      <text:p text:style-name="P54"/>
      <text:p text:style-name="P54"><text:s text:c="4"/>&lt;wsdl:operation name="Make"&gt;</text:p>
      <text:p text:style-name="P54"><text:s text:c="6"/>&lt;soap:operation/&gt;</text:p>
      <text:p text:style-name="P54"><text:s text:c="6"/>&lt;wsdl:input name="MakeRequest"&gt;</text:p>
      <text:p text:style-name="P54"><text:s text:c="8"/>&lt;soap:body use="literal" /&gt;</text:p>
      <text:p text:style-name="P54"><text:s text:c="6"/>&lt;/wsdl:input&gt;</text:p>
      <text:p text:style-name="P54"><text:s text:c="6"/>&lt;wsdl:output name="MakeResponse"&gt;</text:p>
      <text:p text:style-name="P54"><text:s text:c="8"/>&lt;soap:body use="literal" /&gt;</text:p>
      <text:p text:style-name="P54"><text:s text:c="6"/>&lt;/wsdl:output&gt;</text:p>
      <text:p text:style-name="P54"><text:s text:c="4"/>&lt;/wsdl:operation&gt;</text:p>
      <text:p text:style-name="P54"/>
      <text:p text:style-name="P54"><text:s text:c="4"/>&lt;wsdl:operation name="List"&gt;</text:p>
      <text:p text:style-name="P54"><text:s text:c="6"/>&lt;soap:operation/&gt;</text:p>
      <text:p text:style-name="P54"><text:s text:c="6"/>&lt;wsdl:input name="ListRequest"&gt;</text:p>
      <text:p text:style-name="P54"><text:s text:c="8"/>&lt;soap:body use="literal" /&gt;</text:p>
      <text:p text:style-name="P54"><text:s text:c="6"/>&lt;/wsdl:input&gt;</text:p>
      <text:p text:style-name="P54"><text:s text:c="6"/>&lt;wsdl:output name="ListResponse"&gt;</text:p>
      <text:p text:style-name="P54"><text:s text:c="8"/>&lt;soap:body use="literal" /&gt;</text:p>
      <text:p text:style-name="P54"><text:s text:c="6"/>&lt;/wsdl:output&gt;</text:p>
      <text:p text:style-name="P54"><text:s text:c="4"/>&lt;/wsdl:operation&gt;</text:p>
      <text:p text:style-name="P54"/>
      <text:p text:style-name="P54"><text:s text:c="4"/>&lt;wsdl:operation name="Move"&gt;</text:p>
      <text:p text:style-name="P54"><text:s text:c="6"/>&lt;soap:operation/&gt;</text:p>
      <text:p text:style-name="P54"><text:s text:c="6"/>&lt;wsdl:input name="MoveRequest"&gt;</text:p>
      <text:p text:style-name="P54"><text:s text:c="8"/>&lt;soap:body use="literal" /&gt;</text:p>
      <text:p text:style-name="P54"><text:s text:c="6"/>&lt;/wsdl:input&gt;</text:p>
      <text:p text:style-name="P54"><text:s text:c="6"/>&lt;wsdl:output name="MoveResponse"&gt;</text:p>
      <text:p text:style-name="P54"><text:s text:c="8"/>&lt;soap:body use="literal" /&gt;</text:p>
      <text:p text:style-name="P54"><text:s text:c="6"/>&lt;/wsdl:output&gt;</text:p>
      <text:p text:style-name="P54"><text:s text:c="4"/>&lt;/wsdl:operation&gt;</text:p>
      <text:p text:style-name="P54"/>
      <text:p text:style-name="P54"><text:s text:c="4"/>&lt;wsdl:operation name="Link"&gt;</text:p>
      <text:p text:style-name="P54"><text:s text:c="6"/>&lt;soap:operation/&gt;</text:p>
      <text:p text:style-name="P54"><text:s text:c="6"/>&lt;wsdl:input name="LinkRequest"&gt;</text:p>
      <text:p text:style-name="P54"><text:s text:c="8"/>&lt;soap:body use="literal" /&gt;</text:p>
      <text:p text:style-name="P54"><text:s text:c="6"/>&lt;/wsdl:input&gt;</text:p>
      <text:p text:style-name="P54"><text:s text:c="6"/>&lt;wsdl:output name="LinkResponse"&gt;</text:p>
      <text:p text:style-name="P54"><text:s text:c="8"/>&lt;soap:body use="literal" /&gt;</text:p>
      <text:p text:style-name="P54"><text:s text:c="6"/>&lt;/wsdl:output&gt;</text:p>
      <text:p text:style-name="P54"><text:s text:c="4"/>&lt;/wsdl:operation&gt;</text:p>
      <text:p text:style-name="P54"/>
      <text:p text:style-name="P54"><text:s text:c="4"/>&lt;wsdl:operation name="Copy"&gt;</text:p>
      <text:p text:style-name="P54"><text:s text:c="6"/>&lt;soap:operation/&gt;</text:p>
      <text:p text:style-name="P54"><text:s text:c="6"/>&lt;wsdl:input name="CopyRequest"&gt;</text:p>
      <text:p text:style-name="P54"><text:s text:c="8"/>&lt;soap:body use="literal" /&gt;</text:p>
      <text:p text:style-name="P54"><text:s text:c="6"/>&lt;/wsdl:input&gt;</text:p>
      <text:p text:style-name="P54"><text:s text:c="6"/>&lt;wsdl:output name="CopyResponse"&gt;</text:p>
      <text:p text:style-name="P54"><text:s text:c="8"/>&lt;soap:body use="literal" /&gt;</text:p>
      <text:p text:style-name="P54"><text:s text:c="6"/>&lt;/wsdl:output&gt;</text:p>
      <text:p text:style-name="P54"><text:s text:c="4"/>&lt;/wsdl:operation&gt;</text:p>
      <text:p text:style-name="P54"/>
      <text:p text:style-name="P54"><text:s text:c="4"/>&lt;wsdl:operation name="Glob"&gt;</text:p>
      <text:p text:style-name="P54"><text:s text:c="6"/>&lt;soap:operation/&gt;</text:p>
      <text:p text:style-name="P54"><text:s text:c="6"/>&lt;wsdl:input name="GlobRequest"&gt;</text:p>
      <text:p text:style-name="P54"><text:s text:c="8"/>&lt;soap:body use="literal" /&gt;</text:p>
      <text:p text:style-name="P54"><text:s text:c="6"/>&lt;/wsdl:input&gt;</text:p>
      <text:p text:style-name="P54"><text:s text:c="6"/>&lt;wsdl:output name="GlobResponse"&gt;</text:p>
      <text:p text:style-name="P54"><text:s text:c="8"/>&lt;soap:body use="literal" /&gt;</text:p>
      <text:p text:style-name="P54"><text:s text:c="6"/>&lt;/wsdl:output&gt;</text:p>
      <text:p text:style-name="P54"><text:s text:c="4"/>&lt;/wsdl:operation&gt;</text:p>
      <text:p text:style-name="P54"/>
      <text:p text:style-name="P54"><text:s text:c="2"/>&lt;/wsdl:binding&gt;</text:p>
      <text:p text:style-name="P54"><text:s text:c="2"/></text:p>
      <text:p text:style-name="P54"><text:s text:c="2"/>&lt;wsdl:binding name="GetResourcePropertyDocument" type="wsrf-rpw:GetResourcePropertyDocument"&gt;</text:p>
      <text:p text:style-name="P54"><text:s text:c="4"/>&lt;soap:binding style="document" transport="http://schemas.xmlsoap.org/soap/http"/&gt;</text:p>
      <text:p text:style-name="P54"><text:s text:c="4"/>&lt;wsdl:operation name="GetResourcePropertyDocument"&gt;</text:p>
      <text:p text:style-name="P54"><text:s text:c="6"/>&lt;soap:operation soapAction="GetResourcePropertyDocument"/&gt;</text:p>
      <text:p text:style-name="P54"><text:s text:c="6"/>&lt;wsdl:input name="wsrf-rpw:GetResourcePropertyDocumentRequest"&gt;</text:p>
      <text:p text:style-name="P54"><text:s text:c="8"/>&lt;soap:body use="literal"/&gt;</text:p>
      <text:p text:style-name="P54"><text:s text:c="6"/>&lt;/wsdl:input&gt;</text:p>
      <text:p text:style-name="P54"><text:s text:c="6"/>&lt;wsdl:output name="wsrf-rpw:GetResourcePropertyDocumentResponse"&gt;</text:p>
      <text:p text:style-name="P54"><text:s text:c="8"/>&lt;soap:body use="literal"/&gt;</text:p>
      <text:p text:style-name="P54"><text:s text:c="6"/>&lt;/wsdl:output&gt;</text:p>
      <text:p text:style-name="P54"><text:s text:c="6"/>&lt;wsdl:fault name="ResourceUnknownFault"&gt;</text:p>
      <text:p text:style-name="P54"><text:s text:c="8"/>&lt;soap:fault name="ResourceUnknownFault" use="literal" /&gt;</text:p>
      <text:p text:style-name="P54"><text:s text:c="6"/>&lt;/wsdl:fault&gt;</text:p>
      <text:p text:style-name="P54"><text:s text:c="6"/>&lt;wsdl:fault name="ResourceUnavailableFault"&gt;</text:p>
      <text:p text:style-name="P54"><text:s text:c="8"/>&lt;soap:fault name="ResourceUnavailabbleFault" use="literal" /&gt;</text:p>
      <text:p text:style-name="P54"><text:s text:c="6"/>&lt;/wsdl:fault&gt;</text:p>
      <text:p text:style-name="P54"><text:s text:c="4"/>&lt;/wsdl:operation&gt;</text:p>
      <text:p text:style-name="P54"><text:s text:c="2"/>&lt;/wsdl:binding&gt;</text:p>
      <text:p text:style-name="P54"/>
      <text:p text:style-name="P54"><text:s text:c="2"/>&lt;wsdl:binding name="GetResourceProperty" type="wsrf-rpw:GetResourceProperty"&gt;</text:p>
      <text:p text:style-name="P54"><text:s text:c="4"/>&lt;soap:binding style="document" transport="http://schemas.xmlsoap.org/soap/http"/&gt;</text:p>
      <text:p text:style-name="P54"><text:s text:c="4"/>&lt;wsdl:operation name="GetResourceProperty"&gt;</text:p>
      <text:p text:style-name="P54"><text:s text:c="6"/>&lt;soap:operation soapAction="GetResourceProperty"/&gt;</text:p>
      <text:p text:style-name="P54"><text:s text:c="6"/>&lt;wsdl:input name="wsrf-rpw:GetResourcePropertyRequest"&gt;</text:p>
      <text:p text:style-name="P54"><text:s text:c="8"/>&lt;soap:body use="literal"/&gt;</text:p>
      <text:p text:style-name="P54"><text:s text:c="6"/>&lt;/wsdl:input&gt;</text:p>
      <text:p text:style-name="P54"><text:s text:c="6"/>&lt;wsdl:output name="wsrf-rpw:GetResourcePropertyResponse"&gt;</text:p>
      <text:p text:style-name="P54"><text:s text:c="8"/>&lt;soap:body use="literal"/&gt;</text:p>
      <text:p text:style-name="P54"><text:s text:c="6"/>&lt;/wsdl:output&gt;</text:p>
      <text:p text:style-name="P54"><text:s text:c="6"/>&lt;wsdl:fault name="ResourceUnknownFault"&gt;</text:p>
      <text:p text:style-name="P54"><text:s text:c="8"/>&lt;soap:fault name="ResourceUnknownFault" use="literal" /&gt;</text:p>
      <text:p text:style-name="P54"><text:s text:c="6"/>&lt;/wsdl:fault&gt;</text:p>
      <text:p text:style-name="P54"><text:s text:c="6"/>&lt;wsdl:fault name="ResourceUnavailableFault"&gt;</text:p>
      <text:p text:style-name="P54"><text:s text:c="8"/>&lt;soap:fault name="ResourceUnavailabbleFault" use="literal" /&gt;</text:p>
      <text:p text:style-name="P54"><text:s text:c="6"/>&lt;/wsdl:fault&gt;</text:p>
      <text:p text:style-name="P54"><text:s text:c="6"/>&lt;wsdl:fault name="InvalidResourcePropertyQNameFault"&gt;</text:p>
      <text:p text:style-name="P54"><text:s text:c="8"/>&lt;soap:fault name="InvalidResourcePropertyQNameFault" use="literal" /&gt;</text:p>
      <text:p text:style-name="P54"><text:s text:c="6"/>&lt;/wsdl:fault&gt;</text:p>
      <text:p text:style-name="P54"><text:s text:c="4"/>&lt;/wsdl:operation&gt;</text:p>
      <text:p text:style-name="P54"><text:s text:c="2"/>&lt;/wsdl:binding&gt;</text:p>
      <text:p text:style-name="P54"/>
      <text:p text:style-name="P54"><text:s text:c="2"/>&lt;wsdl:binding name="QueryResourceProperties" type="wsrf:QueryResourceProperties"&gt;</text:p>
      <text:p text:style-name="P54"><text:s text:c="4"/>&lt;soap:binding style="document" transport="http://schemas.xmlsoap.org/soap/http"/&gt;</text:p>
      <text:p text:style-name="P54"><text:s text:c="4"/>&lt;wsdl:operation name="QueryResourceProperties"&gt;</text:p>
      <text:p text:style-name="P54"><text:s text:c="6"/>&lt;soap:operation soapAction="QueryResourceProperties"/&gt;</text:p>
      <text:p text:style-name="P54"><text:s text:c="6"/>&lt;wsdl:input name="wsrf-rpw:QueryResourcePropertiesRequest"&gt;</text:p>
      <text:p text:style-name="P54"><text:s text:c="8"/>&lt;soap:body use="literal"/&gt;</text:p>
      <text:p text:style-name="P54"><text:s text:c="6"/>&lt;/wsdl:input&gt;</text:p>
      <text:p text:style-name="P54"><text:s text:c="6"/>&lt;wsdl:output name="wsrf-rpw:QueryResourcePropertiesResponse"&gt;</text:p>
      <text:p text:style-name="P54"><text:s text:c="8"/>&lt;soap:body use="literal"/&gt;</text:p>
      <text:p text:style-name="P54"><text:s text:c="6"/>&lt;/wsdl:output&gt;</text:p>
      <text:p text:style-name="P54"><text:s text:c="6"/>&lt;wsdl:fault name="ResourceUnknownFault"&gt;</text:p>
      <text:p text:style-name="P54"><text:s text:c="8"/>&lt;soap:fault name="ResourceUnknownFault" use="literal" /&gt;</text:p>
      <text:p text:style-name="P54"><text:s text:c="6"/>&lt;/wsdl:fault&gt;</text:p>
      <text:p text:style-name="P54"><text:s text:c="6"/>&lt;wsdl:fault name="ResourceUnavailableFault"&gt;</text:p>
      <text:p text:style-name="P54"><text:s text:c="8"/>&lt;soap:fault name="ResourceUnavailabbleFault" use="literal" /&gt;</text:p>
      <text:p text:style-name="P54"><text:s text:c="6"/>&lt;/wsdl:fault&gt;</text:p>
      <text:p text:style-name="P54"><text:s text:c="6"/>&lt;wsdl:fault name="InvalidResourcePropertyQNameFault"&gt;</text:p>
      <text:p text:style-name="P54"><text:s text:c="8"/>&lt;soap:fault name="InvalidResourcePropertyQNameFault" use="literal" /&gt;</text:p>
      <text:p text:style-name="P54"><text:s text:c="6"/>&lt;/wsdl:fault&gt;</text:p>
      <text:p text:style-name="P54"><text:s text:c="6"/>&lt;wsdl:fault name="UnknownQueryExpressionDialectFault"&gt;</text:p>
      <text:p text:style-name="P54"><text:s text:c="8"/>&lt;soap:fault name="UnknownQueryExpressionDialectFault" use="literal" /&gt;</text:p>
      <text:p text:style-name="P54"><text:s text:c="6"/>&lt;/wsdl:fault&gt;</text:p>
      <text:p text:style-name="P54"><text:s text:c="6"/>&lt;wsdl:fault name="InvalidQueryExpressionFault"&gt;</text:p>
      <text:p text:style-name="P54"><text:s text:c="8"/>&lt;soap:fault name="InvalidQueryExpressionFault" use="literal" /&gt;</text:p>
      <text:p text:style-name="P54"><text:s text:c="6"/>&lt;/wsdl:fault&gt;</text:p>
      <text:p text:style-name="P54"><text:s text:c="6"/>&lt;wsdl:fault name="QueryEvaluationErrorFault"&gt;</text:p>
      <text:p text:style-name="P54"><text:s text:c="8"/>&lt;soap:fault name="QueryEvaluationErrorFault" use="literal" /&gt;</text:p>
      <text:p text:style-name="P54"><text:s text:c="6"/>&lt;/wsdl:fault&gt;</text:p>
      <text:p text:style-name="P54"><text:s text:c="4"/>&lt;/wsdl:operation&gt;</text:p>
      <text:p text:style-name="P54"><text:s text:c="2"/>&lt;/wsdl:binding&gt;</text:p>
      <text:p text:style-name="P54"/>
      <text:p text:style-name="P54"><text:s text:c="2"/>&lt;wsdl:service name="a-rex"&gt;</text:p>
      <text:p text:style-name="P54"><text:s text:c="4"/>&lt;wsdl:port name="GetResourcePropertyDocument" binding="sm:GetResourcePropertyDocument"&gt;</text:p>
      <text:p text:style-name="P54"><text:s text:c="4"/>&lt;/wsdl:port&gt;</text:p>
      <text:p text:style-name="P54"><text:s text:c="4"/>&lt;wsdl:port name="GetResourceProperty" binding="sm:GetResourceProperty"&gt;</text:p>
      <text:p text:style-name="P54"><text:s text:c="4"/>&lt;/wsdl:port&gt;</text:p>
      <text:p text:style-name="P54"><text:s text:c="4"/>&lt;wsdl:port name="QueryResourceProperties" binding="sm:QueryResourceProperties"&gt;</text:p>
      <text:p text:style-name="P54"><text:s text:c="4"/>&lt;/wsdl:port&gt;</text:p>
      <text:p text:style-name="P54"><text:s text:c="4"/>&lt;wsdl:port name="StorageManager" binding="sm:StorageManagerBinding"&gt;</text:p>
      <text:p text:style-name="P54"><text:s text:c="4"/>&lt;/wsdl:port&gt;</text:p>
      <text:p text:style-name="P54"><text:s text:c="2"/>&lt;/wsdl:service&gt;</text:p>
      <text:p text:style-name="P58"><text:span text:style-name="T10">&lt;/wsdl:definitions&gt;</text:span></text:p>
      <text:h text:style-name="P59"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DejaVu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1.25in" fo:margin-right="0in" fo:margin-top="0.1665in" fo:margin-bottom="0.0417in" fo:text-indent="0in" style:auto-text-indent="false" fo:keep-with-next="always">
        <style:tab-stops>
          <style:tab-stop style:position="1.6043in"/>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5in" fo:margin-right="0in" fo:margin-top="0.1665in" fo:margin-bottom="0.0417in" fo:text-indent="0in" style:auto-text-indent="false" fo:keep-with-next="always">
        <style:tab-stops>
          <style:tab-stop style:position="0.972in"/>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margin-top="0in" fo:margin-bottom="0in" fo:text-align="start" style:justify-single-word="false" fo:text-indent="0.1972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margin-top="0in" fo:margin-bottom="0in" fo:text-align="start" style:justify-single-word="false"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margin-top="0in" fo:margin-bottom="0in" fo:text-align="start" style:justify-single-word="false"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margin-top="0in" fo:margin-bottom="0in" fo:text-align="start" style:justify-single-word="false"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margin-top="0in" fo:margin-bottom="0in" fo:text-align="start" style:justify-single-word="false"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margin-top="0in" fo:margin-bottom="0in" fo:text-align="start" style:justify-single-word="false"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margin-top="0in" fo:margin-bottom="0in" fo:text-align="start" style:justify-single-word="false"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margin-top="0in" fo:margin-bottom="0in" fo:text-align="start" style:justify-single-word="false"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0835in" fo:margin-bottom="0.0417in" fo:text-align="center" style:justify-single-word="false"/>
      <style:text-properties style:font-name="Arial" style:font-name-complex="Arial"/>
    </style:style>
    <style:style style:name="Preformatted_20_Text" style:display-name="Preformatted Text" style:family="paragraph" style:parent-style-name="Standard" style:class="html">
      <style:paragraph-properties fo:margin-top="0.0835in" fo:margin-bottom="0in"/>
      <style:text-properties style:font-name="DejaVu Sans Mono" fo:font-size="10pt" style:font-name-asian="DejaVu Sans Mono" style:font-size-asian="10pt" style:font-name-complex="DejaVu Sans Mono" style:font-size-complex="10pt"/>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name-complex="Arial"/>
    </style:style>
    <style:style style:name="Style_20_Message_20_Header_20__2b__20_10_20_pt" style:display-name="Style Message Header + 10 pt" style:family="paragraph" style:parent-style-name="Message_20_Header">
      <style:paragraph-properties fo:margin-top="0in" fo:margin-bottom="0in"/>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Body_20_Text_20_3_20_Char" style:display-name="Body Text 3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39z1" style:family="text">
      <style:text-properties fo:font-variant="normal" fo:text-transform="none" style:text-outline="false" style:text-line-through-style="none" style:text-position="0% 100%" style:font-name="Symbol" fo:font-size="12pt" fo:letter-spacing="normal" fo:language="en" fo:country="US" fo:font-style="italic" fo:text-shadow="none" style:text-underline-style="none" fo:font-weight="bold" style:letter-kerning="true" style:font-size-asian="12pt" style:font-style-asian="italic" style:font-weight-asian="bold" style:font-name-complex="Symbol" style:font-size-complex="14pt" style:language-complex="en" style:country-complex="US" style:font-style-complex="italic" style:font-weight-complex="bold" style:text-emphasize="none" text:display="none"/>
    </style:style>
    <style:style style:name="WW8Num39z3" style:family="text">
      <style:text-properties fo:font-variant="normal" fo:text-transform="none" style:text-outline="false" style:text-line-through-style="none" style:text-position="0% 100%" style:font-name="Symbol" fo:font-size="11pt" fo:letter-spacing="normal" fo:language="en" fo:country="US" fo:text-shadow="none" style:text-underline-style="none" style:letter-kerning="true" style:font-size-asian="11pt" style:font-size-complex="14pt" style:language-complex="en" style:country-complex="US" style:font-weight-complex="bold" style:text-emphasize="none" text:display="none"/>
    </style:style>
    <style:style style:name="Comment_20_Reference" style:display-name="Comment Reference" style:family="text" style:parent-style-name="Default_20_Paragraph_20_Font">
      <style:text-properties fo:font-size="8pt" style:font-size-asian="8pt" style:font-size-complex="8pt"/>
    </style:style>
    <style:style style:name="RTF_5f_Num_20_2_20_1" style:display-name="RTF_Num 2 1" style:family="text">
      <style:text-properties fo:font-size="12pt" fo:language="en" fo:country="US" style:font-name-asian="Bitstream Vera Sans" style:language-asian="en" style:country-asian="US" style:font-name-complex="Bitstream Vera Sans" style:font-size-complex="12pt"/>
    </style:style>
    <style:style style:name="RTF_5f_Num_20_2_20_2" style:display-name="RTF_Num 2 2" style:family="text">
      <style:text-properties fo:font-size="12pt" fo:language="en" fo:country="US" style:font-name-asian="Bitstream Vera Sans" style:language-asian="en" style:country-asian="US" style:font-name-complex="Bitstream Vera Sans" style:font-size-complex="12pt"/>
    </style:style>
    <style:style style:name="RTF_5f_Num_20_2_20_3" style:display-name="RTF_Num 2 3" style:family="text">
      <style:text-properties fo:font-size="12pt" fo:language="en" fo:country="US" style:font-name-asian="Bitstream Vera Sans" style:language-asian="en" style:country-asian="US" style:font-name-complex="Bitstream Vera Sans" style:font-size-complex="12pt"/>
    </style:style>
    <style:style style:name="RTF_5f_Num_20_2_20_4" style:display-name="RTF_Num 2 4" style:family="text">
      <style:text-properties fo:font-size="12pt" fo:language="en" fo:country="US" style:font-name-asian="Bitstream Vera Sans" style:language-asian="en" style:country-asian="US" style:font-name-complex="Bitstream Vera Sans" style:font-size-complex="12pt"/>
    </style:style>
    <style:style style:name="RTF_5f_Num_20_2_20_5" style:display-name="RTF_Num 2 5" style:family="text">
      <style:text-properties fo:font-size="12pt" fo:language="en" fo:country="US" style:font-name-asian="Bitstream Vera Sans" style:language-asian="en" style:country-asian="US" style:font-name-complex="Bitstream Vera Sans" style:font-size-complex="12pt"/>
    </style:style>
    <style:style style:name="RTF_5f_Num_20_2_20_6" style:display-name="RTF_Num 2 6" style:family="text">
      <style:text-properties fo:font-size="12pt" fo:language="en" fo:country="US" style:font-name-asian="Bitstream Vera Sans" style:language-asian="en" style:country-asian="US" style:font-name-complex="Bitstream Vera Sans" style:font-size-complex="12pt"/>
    </style:style>
    <style:style style:name="RTF_5f_Num_20_2_20_7" style:display-name="RTF_Num 2 7" style:family="text">
      <style:text-properties fo:font-size="12pt" fo:language="en" fo:country="US" style:font-name-asian="Bitstream Vera Sans" style:language-asian="en" style:country-asian="US" style:font-name-complex="Bitstream Vera Sans" style:font-size-complex="12pt"/>
    </style:style>
    <style:style style:name="RTF_5f_Num_20_2_20_8" style:display-name="RTF_Num 2 8" style:family="text">
      <style:text-properties fo:font-size="12pt" fo:language="en" fo:country="US" style:font-name-asian="Bitstream Vera Sans" style:language-asian="en" style:country-asian="US" style:font-name-complex="Bitstream Vera Sans" style:font-size-complex="12pt"/>
    </style:style>
    <style:style style:name="RTF_5f_Num_20_2_20_9" style:display-name="RTF_Num 2 9" style:family="text">
      <style:text-properties fo:font-size="12pt" fo:language="en" fo:country="US" style:font-name-asian="Bitstream Vera Sans" style:language-asian="en" style:country-asian="US" style:font-name-complex="Bitstream Vera Sans" style:font-size-complex="12pt"/>
    </style:style>
    <style:style style:name="RTF_5f_Num_20_2_20_10" style:display-name="RTF_Num 2 10" style:family="text">
      <style:text-properties style:use-window-font-color="true" style:font-name="StarSymbol2" fo:font-size="9pt" fo:language="hu" fo:country="HU" style:font-name-asian="StarSymbol2" style:language-asian="en" style:country-asian="US" style:font-name-complex="StarSymbol2"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Symbol"/>
      </text:list-level-style-bullet>
      <text:list-level-style-bullet text:level="2" text:style-name="WW8Num43z1" style:num-suffix="." text:bullet-char="o">
        <style:list-level-properties text:space-before="0.5in" text:min-label-width="0.25in"/>
        <style:text-properties fo:font-family="'Courier New'" style:font-family-generic="modern" style:font-pitch="fixed"/>
      </text:list-level-style-bullet>
      <text:list-level-style-bullet text:level="3" text:style-name="WW8Num43z2" style:num-suffix="." text:bullet-char="">
        <style:list-level-properties text:space-before="1in" text:min-label-width="0.25in"/>
        <style:text-properties style:font-name="Wingdings"/>
      </text:list-level-style-bullet>
      <text:list-level-style-bullet text:level="4" text:style-name="WW8Num43z0" style:num-suffix="." text:bullet-char="">
        <style:list-level-properties text:space-before="1.5in" text:min-label-width="0.25in"/>
        <style:text-properties style:font-name="Symbol"/>
      </text:list-level-style-bullet>
      <text:list-level-style-bullet text:level="5" text:style-name="WW8Num43z1" style:num-suffix="." text:bullet-char="o">
        <style:list-level-properties text:space-before="2in" text:min-label-width="0.25in"/>
        <style:text-properties fo:font-family="'Courier New'" style:font-family-generic="modern" style:font-pitch="fixed"/>
      </text:list-level-style-bullet>
      <text:list-level-style-bullet text:level="6" text:style-name="WW8Num43z2" style:num-suffix="." text:bullet-char="">
        <style:list-level-properties text:space-before="2.5in" text:min-label-width="0.25in"/>
        <style:text-properties style:font-name="Wingdings"/>
      </text:list-level-style-bullet>
      <text:list-level-style-bullet text:level="7" text:style-name="WW8Num43z0" style:num-suffix="." text:bullet-char="">
        <style:list-level-properties text:space-before="3in" text:min-label-width="0.25in"/>
        <style:text-properties style:font-name="Symbol"/>
      </text:list-level-style-bullet>
      <text:list-level-style-bullet text:level="8" text:style-name="WW8Num43z1" style:num-suffix="." text:bullet-char="o">
        <style:list-level-properties text:space-before="3.5in" text:min-label-width="0.25in"/>
        <style:text-properties fo:font-family="'Courier New'" style:font-family-generic="modern" style:font-pitch="fixed"/>
      </text:list-level-style-bullet>
      <text:list-level-style-bullet text:level="9" text:style-name="WW8Num4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text:style-name="WW8Num39z1" style:num-format="1" text:display-levels="2">
        <style:list-level-properties text:min-label-width="0.3in"/>
      </text:list-level-style-number>
      <text:list-level-style-number text:level="3" style:num-format="1" text:display-levels="3"/>
      <text:list-level-style-number text:level="4" text:style-name="WW8Num39z3"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prefix="Appendix " style:num-suffix="." style:num-format="A" style:num-letter-sync="true">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2_20_1" style:num-suffix="." text:bullet-char="•">
        <style:list-level-properties text:space-before="0.25in" text:min-label-width="0.25in"/>
        <style:text-properties style:font-name="StarSymbol3"/>
      </text:list-level-style-bullet>
      <text:list-level-style-bullet text:level="2" text:style-name="RTF_5f_Num_20_2_20_2" style:num-suffix="." text:bullet-char="•">
        <style:list-level-properties text:space-before="0.5in" text:min-label-width="0.25in"/>
        <style:text-properties style:font-name="StarSymbol3"/>
      </text:list-level-style-bullet>
      <text:list-level-style-bullet text:level="3" text:style-name="RTF_5f_Num_20_2_20_3" style:num-suffix="." text:bullet-char="•">
        <style:list-level-properties text:space-before="0.75in" text:min-label-width="0.25in"/>
        <style:text-properties style:font-name="StarSymbol3"/>
      </text:list-level-style-bullet>
      <text:list-level-style-bullet text:level="4" text:style-name="RTF_5f_Num_20_2_20_4" style:num-suffix="." text:bullet-char="•">
        <style:list-level-properties text:space-before="1in" text:min-label-width="0.25in"/>
        <style:text-properties style:font-name="StarSymbol3"/>
      </text:list-level-style-bullet>
      <text:list-level-style-bullet text:level="5" text:style-name="RTF_5f_Num_20_2_20_5" style:num-suffix="." text:bullet-char="•">
        <style:list-level-properties text:space-before="1.25in" text:min-label-width="0.25in"/>
        <style:text-properties style:font-name="StarSymbol3"/>
      </text:list-level-style-bullet>
      <text:list-level-style-bullet text:level="6" text:style-name="RTF_5f_Num_20_2_20_6" style:num-suffix="." text:bullet-char="•">
        <style:list-level-properties text:space-before="1.5in" text:min-label-width="0.25in"/>
        <style:text-properties style:font-name="StarSymbol3"/>
      </text:list-level-style-bullet>
      <text:list-level-style-bullet text:level="7" text:style-name="RTF_5f_Num_20_2_20_7" style:num-suffix="." text:bullet-char="•">
        <style:list-level-properties text:space-before="1.75in" text:min-label-width="0.25in"/>
        <style:text-properties style:font-name="StarSymbol3"/>
      </text:list-level-style-bullet>
      <text:list-level-style-bullet text:level="8" text:style-name="RTF_5f_Num_20_2_20_8" style:num-suffix="." text:bullet-char="•">
        <style:list-level-properties text:space-before="2in" text:min-label-width="0.25in"/>
        <style:text-properties style:font-name="StarSymbol3"/>
      </text:list-level-style-bullet>
      <text:list-level-style-bullet text:level="9" text:style-name="RTF_5f_Num_20_2_20_9" style:num-suffix="." text:bullet-char="•">
        <style:list-level-properties text:space-before="2.25in" text:min-label-width="0.25in"/>
        <style:text-properties style:font-name="StarSymbol3"/>
      </text:list-level-style-bullet>
      <text:list-level-style-bullet text:level="10" text:style-name="RTF_5f_Num_20_2_20_10" style:num-suffix="." text:bullet-char="•">
        <style:list-level-properties text:space-before="2.5in" text:min-label-width="0.25in"/>
        <style:text-properties style:font-name="StarSymbol3"/>
      </text:list-level-style-bullet>
    </text:list-style>
    <text:list-style style:name="RTF_5f_Num_20_3" style:display-name="RTF_Num 3">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4" style:display-name="RTF_Num 4">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5" style:display-name="RTF_Num 5">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2" style:display-name="RTF_Num 2">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 style:family="table">
      <style:table-properties style:width="7.0792in" table:align="center" style:writing-mode="lr-tb"/>
    </style:style>
    <style:style style:name="Table3.A" style:family="table-column">
      <style:table-column-properties style:column-width="3.6167in"/>
    </style:style>
    <style:style style:name="Table3.B" style:family="table-column">
      <style:table-column-properties style:column-width="3.4625in"/>
    </style:style>
    <style:style style:name="Table3.1" style:family="table-row">
      <style:table-row-properties style:keep-together="true"/>
    </style:style>
    <style:style style:name="Table3.A1" style:family="table-cell">
      <style:table-cell-properties style:vertical-align="middle" fo:padding-left="0.075in" fo:padding-right="0.075in" fo:padding-top="0.0785in" fo:padding-bottom="0.0785in" fo:border="none" style:writing-mode="lr-tb"/>
    </style:style>
    <style:style style:name="Table3.B1" style:family="table-cell">
      <style:table-cell-properties style:vertical-align="middle" fo:padding-left="0.075in" fo:padding-right="0.075in" fo:padding-top="0in" fo:padding-bottom="0in" fo:border="none" style:writing-mode="lr-tb"/>
    </style:style>
    <style:style style:name="Table3.A2" style:family="table-cell">
      <style:table-cell-properties style:vertical-align="top" fo:padding-left="0.075in" fo:padding-right="0.075in" fo:padding-top="0.1181in" fo:padding-bottom="0.1181in" fo:border="none" style:writing-mode="lr-tb"/>
    </style:style>
    <style:style style:name="Table3.A6" style:family="table-cell">
      <style:table-cell-properties style:vertical-align="top" fo:padding-left="0.075in" fo:padding-right="0.075in" fo:padding-top="0.0396in" fo:padding-bottom="0.0396in" fo:border="none" style:writing-mode="lr-tb"/>
    </style:style>
    <style:style style:name="Table3.B6"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style>
    <style:style style:name="P3" style:family="paragraph" style:parent-style-name="TableData">
      <style:paragraph-properties fo:text-align="center" style:justify-single-word="false" style:snap-to-layout-grid="false"/>
    </style:style>
    <style:style style:name="P4" style:family="paragraph" style:parent-style-name="TableHead">
      <style:paragraph-properties style:snap-to-layout-grid="false"/>
    </style:style>
    <style:style style:name="P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6" style:family="paragraph" style:parent-style-name="TableData">
      <style:paragraph-properties style:snap-to-layout-grid="false"/>
    </style:style>
    <style:style style:name="P7" style:family="paragraph" style:parent-style-name="Condenced">
      <style:paragraph-properties style:snap-to-layout-grid="false"/>
      <style:text-properties fo:font-style="italic" style:font-style-asian="italic"/>
    </style:style>
    <style:style style:name="P8"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9" style:family="paragraph" style:parent-style-name="Footer">
      <style:paragraph-properties fo:text-align="start" style:justify-single-word="false">
        <style:tab-stops>
          <style:tab-stop style:position="3in" style:type="center"/>
          <style:tab-stop style:position="5.75in" style:type="right"/>
        </style:tab-stops>
      </style:paragraph-properties>
    </style:style>
    <style:style style:name="P10" style:family="paragraph" style:parent-style-name="Header">
      <style:paragraph-properties fo:margin-left="0in" fo:margin-right="0in" fo:text-indent="0in" style:auto-text-indent="false">
        <style:tab-stops>
          <style:tab-stop style:position="3in" style:type="center"/>
          <style:tab-stop style:position="5.75in" style:type="right"/>
        </style:tab-stops>
      </style:paragraph-properties>
      <style:text-properties style:font-name="Arial" fo:font-size="10pt" fo:language="en" fo:country="US" style:font-size-asian="10pt" style:font-name-complex="Arial" style:font-size-complex="10pt"/>
    </style:style>
    <style:style style:name="P11" style:family="paragraph" style:parent-style-name="Footer">
      <style:paragraph-properties fo:margin-left="0in" fo:margin-right="0in" fo:text-align="start" style:justify-single-word="false" fo:text-indent="0in" style:auto-text-indent="false">
        <style:tab-stops>
          <style:tab-stop style:position="3in" style:type="center"/>
          <style:tab-stop style:position="5.75in" style:type="right"/>
        </style:tab-stops>
      </style:paragraph-properties>
    </style:style>
    <style:style style:name="T1" style:family="text">
      <style:text-properties style:font-name="Arial" fo:font-size="10pt" fo:language="en" fo:country="US" style:font-size-asian="10pt" style:font-name-complex="Arial"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5in" fo:margin-bottom="0.5in" fo:margin-left="0.6693in" fo:margin-right="0.6693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1299in" fo:margin-left="0in" fo:margin-right="0in" fo:margin-bottom="0.0909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2673in" fo:page-height="11.6925in" style:num-format="1"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header>
        <table:table table:name="Table3" table:style-name="Table3">
          <table:table-column table:style-name="Table3.A"/>
          <table:table-column table:style-name="Table3.B"/>
          <table:table-row table:style-name="Table3.1">
            <table:table-cell table:style-name="Table3.A1" office:value-type="string">
              <text:p text:style-name="P1"><draw:frame draw:style-name="fr1" draw:name="graphics2" text:anchor-type="as-char" svg:width="0.8335in" svg:height="0.7866in" draw:z-index="0"><draw:image xlink:href="Pictures/10000000000001F4000001D8116FFE95.png" xlink:type="simple" xlink:show="embed" xlink:actuate="onLoad"/></draw:frame></text:p>
            </table:table-cell>
            <table:table-cell table:style-name="Table3.B1" office:value-type="string">
              <text:p text:style-name="P2"/>
            </table:table-cell>
          </table:table-row>
          <table:table-row table:style-name="Table3.1">
            <table:table-cell table:style-name="Table3.A2" table:number-columns-spanned="2" office:value-type="string">
              <text:p text:style-name="P3">Project no. 032691</text:p>
            </table:table-cell>
            <table:covered-table-cell/>
          </table:table-row>
          <table:table-row table:style-name="Table3.1">
            <table:table-cell table:style-name="Table3.A2" table:number-columns-spanned="2" office:value-type="string">
              <text:p text:style-name="P4">KnowARC</text:p>
            </table:table-cell>
            <table:covered-table-cell/>
          </table:table-row>
          <table:table-row table:style-name="Table3.1">
            <table:table-cell table:style-name="Table3.A2" table:number-columns-spanned="2" office:value-type="string">
              <text:p text:style-name="P5">Grid-enabled Know-how Sharing Technology Based on ARC Services and Open Standards</text:p>
            </table:table-cell>
            <table:covered-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6" office:value-type="string">
              <text:p text:style-name="P7">Specific Targeted Research Project</text:p>
            </table:table-cell>
            <table:table-cell table:style-name="Table3.B6" office:value-type="string">
              <text:p text:style-name="P6"/>
            </table:table-cell>
          </table:table-row>
          <table:table-row table:style-name="Table3.1">
            <table:table-cell table:style-name="Table3.A6" office:value-type="string">
              <text:p text:style-name="P7">Information Society Technologies</text:p>
            </table:table-cell>
            <table:table-cell table:style-name="Table3.B6" office:value-type="string">
              <text:p text:style-name="P6"/>
            </table:table-cell>
          </table:table-row>
        </table:table>
        <text:p text:style-name="P8"/>
      </style:header>
      <style:footer>
        <text:p text:style-name="P9"/>
      </style:footer>
    </style:master-page>
    <style:master-page style:name="Endnote" style:page-layout-name="pm2"/>
    <style:master-page style:name="Convert_20_1" style:display-name="Convert 1" style:page-layout-name="pm3">
      <style:header>
        <text:p text:style-name="P10">Deliverable reference nr<text:tab/><text:tab/>Title of Deliverable</text:p>
      </style:header>
      <style:footer>
        <text:p text:style-name="P11"><text:span text:style-name="Page_20_Number">KnowARC 032691<text:tab/><text:tab/></text:span><text:span text:style-name="Page_20_Number"><text:page-number text:select-page="current">44</text:page-number></text:span></text:p>
      </style:footer>
    </style:master-page>
    <style:master-page style:name="Convert_20_2" style:display-name="Convert 2" style:page-layout-name="pm4">
      <style:header>
        <text:p text:style-name="P10">Deliverable reference nr<text:tab/><text:tab/>Title of Deliverable</text:p>
      </style:header>
      <style:footer>
        <text:p text:style-name="P11"><text:span text:style-name="T1">KnowARC 032691<text:tab/><text:tab/></text:span><text:span text:style-name="Page_20_Number"><text:page-number text:select-page="current">44</text:page-number></text:span><text:span text:style-name="Page_20_Number">/</text:span><text:span text:style-name="Page_20_Number"><text:page-count style:num-format="1">4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LOGO</dc:title>
    <meta:initial-creator>Zoe Ketselidou</meta:initial-creator>
    <meta:creation-date>2006-10-07T14:43:00</meta:creation-date>
    <dc:creator>Balazs Konya</dc:creator>
    <dc:date>2007-07-09T18:40:17</dc:date>
    <meta:print-date>2006-08-17T20:05:00</meta:print-date>
    <dc:language>en-US</dc:language>
    <meta:editing-cycles>168</meta:editing-cycles>
    <meta:editing-duration>P1DT3H51M43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4" meta:image-count="1" meta:object-count="0" meta:page-count="44" meta:paragraph-count="1566" meta:word-count="11957" meta:character-count="92022"/>
  </office:meta>
</office:document-meta>
</file>